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earma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ariable</text:p>
          </table:table-cell>
          <table:table-cell office:value-type="string" table:style-name="ce2">
            <text:p>by Variable</text:p>
          </table:table-cell>
          <table:table-cell office:value-type="string" table:style-name="ce2">
            <text:p>Spearman ρ</text:p>
          </table:table-cell>
          <table:table-cell office:value-type="string" table:style-name="ce2">
            <text:p>Prob&gt;|ρ|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-degree Centrality</text:p>
          </table:table-cell>
          <table:table-cell office:value-type="string" table:style-name="ce3">
            <text:p>Degree Centrality</text:p>
          </table:table-cell>
          <table:table-cell office:value-type="float" office:value="0.76071661687296122" table:style-name="ce4">
            <text:p>0,760716617</text:p>
          </table:table-cell>
          <table:table-cell office:value-type="float" office:value="3.8580984466607553E-11" table:style-name="ce4">
            <text:p>3,8581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ut-degree Centrality</text:p>
          </table:table-cell>
          <table:table-cell office:value-type="string" table:style-name="ce3">
            <text:p>Degree Centrality</text:p>
          </table:table-cell>
          <table:table-cell office:value-type="float" office:value="0.84257021870108795" table:style-name="ce4">
            <text:p>0,842570219</text:p>
          </table:table-cell>
          <table:table-cell office:value-type="float" office:value="2.5772737592626086E-15" table:style-name="ce4">
            <text:p>2,57727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ut-degree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38247737464339576" table:style-name="ce4">
            <text:p>0,382477375</text:p>
          </table:table-cell>
          <table:table-cell office:value-type="float" office:value="4.7071800335676027E-3" table:style-name="ce4">
            <text:p>0,004707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Degree Centrality</text:p>
          </table:table-cell>
          <table:table-cell office:value-type="float" office:value="0.72508963192138765" table:style-name="ce4">
            <text:p>0,725089632</text:p>
          </table:table-cell>
          <table:table-cell office:value-type="float" office:value="8.2526572171006858E-10" table:style-name="ce4">
            <text:p>8,25266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89763735519921184" table:style-name="ce4">
            <text:p>0,897637355</text:p>
          </table:table-cell>
          <table:table-cell office:value-type="float" office:value="8.7905543668173248E-20" table:style-name="ce4">
            <text:p>8,79055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3686223246713769" table:style-name="ce4">
            <text:p>0,368622325</text:p>
          </table:table-cell>
          <table:table-cell office:value-type="float" office:value="6.6078182104915995E-3" table:style-name="ce4">
            <text:p>0,0066078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Degree Centrality</text:p>
          </table:table-cell>
          <table:table-cell office:value-type="float" office:value="0.74523834842901548" table:style-name="ce4">
            <text:p>0,745238348</text:p>
          </table:table-cell>
          <table:table-cell office:value-type="float" office:value="1.5527712493490843E-10" table:style-name="ce4">
            <text:p>1,55277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98411502500714187" table:style-name="ce4">
            <text:p>0,984115025</text:p>
          </table:table-cell>
          <table:table-cell office:value-type="float" office:value="5.8321045411079015E-40" table:style-name="ce4">
            <text:p>5,8321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38184786812494431" table:style-name="ce4">
            <text:p>0,381847868</text:p>
          </table:table-cell>
          <table:table-cell office:value-type="float" office:value="4.7817761013821628E-3" table:style-name="ce4">
            <text:p>0,004781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93085793180583754" table:style-name="ce4">
            <text:p>0,930857932</text:p>
          </table:table-cell>
          <table:table-cell office:value-type="float" office:value="5.9696995491881258E-24" table:style-name="ce4">
            <text:p>5,9697E-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Degree Centrality</text:p>
          </table:table-cell>
          <table:table-cell office:value-type="float" office:value="0.58732253110792143" table:style-name="ce4">
            <text:p>0,587322531</text:p>
          </table:table-cell>
          <table:table-cell office:value-type="float" office:value="3.7825082180477364E-6" table:style-name="ce4">
            <text:p>3,7825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6620299879641365" table:style-name="ce4">
            <text:p>0,666202999</text:p>
          </table:table-cell>
          <table:table-cell office:value-type="float" office:value="5.194465685897272E-8" table:style-name="ce4">
            <text:p>5,1944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42413713436081629" table:style-name="ce4">
            <text:p>0,424137134</text:p>
          </table:table-cell>
          <table:table-cell office:value-type="float" office:value="1.5507924595602465E-3" table:style-name="ce4">
            <text:p>0,001550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2595419612234127" table:style-name="ce4">
            <text:p>0,625954196</text:p>
          </table:table-cell>
          <table:table-cell office:value-type="float" office:value="5.3752475526810282E-7" table:style-name="ce4">
            <text:p>5,37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666991789690773" table:style-name="ce4">
            <text:p>0,66699179</text:p>
          </table:table-cell>
          <table:table-cell office:value-type="float" office:value="4.9443234850727629E-8" table:style-name="ce4">
            <text:p>4,9443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Degree Centrality</text:p>
          </table:table-cell>
          <table:table-cell office:value-type="float" office:value="0.58732253110792143" table:style-name="ce4">
            <text:p>0,587322531</text:p>
          </table:table-cell>
          <table:table-cell office:value-type="float" office:value="3.7825082180477364E-6" table:style-name="ce4">
            <text:p>3,7825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6620299879641365" table:style-name="ce4">
            <text:p>0,666202999</text:p>
          </table:table-cell>
          <table:table-cell office:value-type="float" office:value="5.194465685897272E-8" table:style-name="ce4">
            <text:p>5,1944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42413713436081629" table:style-name="ce4">
            <text:p>0,424137134</text:p>
          </table:table-cell>
          <table:table-cell office:value-type="float" office:value="1.5507924595602465E-3" table:style-name="ce4">
            <text:p>0,001550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2595419612234127" table:style-name="ce4">
            <text:p>0,625954196</text:p>
          </table:table-cell>
          <table:table-cell office:value-type="float" office:value="5.3752475526810282E-7" table:style-name="ce4">
            <text:p>5,37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666991789690773" table:style-name="ce4">
            <text:p>0,66699179</text:p>
          </table:table-cell>
          <table:table-cell office:value-type="float" office:value="4.9443234850727629E-8" table:style-name="ce4">
            <text:p>4,9443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Degree Centrality</text:p>
          </table:table-cell>
          <table:table-cell office:value-type="float" office:value="0.31097694619074695" table:style-name="ce4">
            <text:p>0,310976946</text:p>
          </table:table-cell>
          <table:table-cell office:value-type="float" office:value="2.3421991713587408E-2" table:style-name="ce4">
            <text:p>0,0234219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68328167006705898" table:style-name="ce4">
            <text:p>0,68328167</text:p>
          </table:table-cell>
          <table:table-cell office:value-type="float" office:value="1.7245449896194413E-8" table:style-name="ce4">
            <text:p>1,7245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Out-degree Centrality</text:p>
          </table:table-cell>
          <table:table-cell office:value-type="float" office:value="-9.6254734769468775E-2" table:style-name="ce4">
            <text:p>-0,096254735</text:p>
          </table:table-cell>
          <table:table-cell office:value-type="float" office:value="0.4929463355979391" table:style-name="ce4">
            <text:p>0,4929463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8842773081215469" table:style-name="ce4">
            <text:p>0,688427731</text:p>
          </table:table-cell>
          <table:table-cell office:value-type="float" office:value="1.2191067475212194E-8" table:style-name="ce4">
            <text:p>1,21911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7319490019433228" table:style-name="ce4">
            <text:p>0,731949002</text:p>
          </table:table-cell>
          <table:table-cell office:value-type="float" office:value="4.7521815910764377E-10" table:style-name="ce4">
            <text:p>4,75218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53715573057214061" table:style-name="ce4">
            <text:p>0,537155731</text:p>
          </table:table-cell>
          <table:table-cell office:value-type="float" office:value="3.3689322241466674E-5" table:style-name="ce4">
            <text:p>3,3689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Load Centrality</text:p>
          </table:table-cell>
          <table:table-cell office:value-type="float" office:value="0.53715573057214061" table:style-name="ce4">
            <text:p>0,537155731</text:p>
          </table:table-cell>
          <table:table-cell office:value-type="float" office:value="3.3689322241466674E-5" table:style-name="ce4">
            <text:p>3,3689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Degree Centrality</text:p>
          </table:table-cell>
          <table:table-cell office:value-type="float" office:value="0.96088250510429685" table:style-name="ce4">
            <text:p>0,960882505</text:p>
          </table:table-cell>
          <table:table-cell office:value-type="float" office:value="4.2233217579253057E-30" table:style-name="ce4">
            <text:p>4,22332E-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74299813357536604" table:style-name="ce4">
            <text:p>0,742998134</text:p>
          </table:table-cell>
          <table:table-cell office:value-type="float" office:value="1.8839260016395085E-10" table:style-name="ce4">
            <text:p>1,8839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80535880411160232" table:style-name="ce4">
            <text:p>0,805358804</text:p>
          </table:table-cell>
          <table:table-cell office:value-type="float" office:value="3.5773182949508082E-13" table:style-name="ce4">
            <text:p>3,57732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69073419015008031" table:style-name="ce4">
            <text:p>0,69073419</text:p>
          </table:table-cell>
          <table:table-cell office:value-type="float" office:value="1.041181893280991E-8" table:style-name="ce4">
            <text:p>1,0411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71858861051835965" table:style-name="ce4">
            <text:p>0,718588611</text:p>
          </table:table-cell>
          <table:table-cell office:value-type="float" office:value="1.3717303656452584E-9" table:style-name="ce4">
            <text:p>1,3717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44628324756973181" table:style-name="ce4">
            <text:p>0,446283248</text:p>
          </table:table-cell>
          <table:table-cell office:value-type="float" office:value="8.0968190694310084E-4" table:style-name="ce4">
            <text:p>0,0008096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Load Centrality</text:p>
          </table:table-cell>
          <table:table-cell office:value-type="float" office:value="0.44628324756973181" table:style-name="ce4">
            <text:p>0,446283248</text:p>
          </table:table-cell>
          <table:table-cell office:value-type="float" office:value="8.0968190694310084E-4" table:style-name="ce4">
            <text:p>0,0008096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Harmonic Centrality</text:p>
          </table:table-cell>
          <table:table-cell office:value-type="float" office:value="0.19840058430406393" table:style-name="ce4">
            <text:p>0,198400584</text:p>
          </table:table-cell>
          <table:table-cell office:value-type="float" office:value="0.15440657319881523" table:style-name="ce4">
            <text:p>0,1544065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Degree Centrality</text:p>
          </table:table-cell>
          <table:table-cell office:value-type="float" office:value="0.81947080507523051" table:style-name="ce4">
            <text:p>0,819470805</text:p>
          </table:table-cell>
          <table:table-cell office:value-type="float" office:value="6.2969361223449904E-14" table:style-name="ce4">
            <text:p>6,29694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In-degree Centrality</text:p>
          </table:table-cell>
          <table:table-cell office:value-type="float" office:value="0.54801911647705592" table:style-name="ce4">
            <text:p>0,548019116</text:p>
          </table:table-cell>
          <table:table-cell office:value-type="float" office:value="2.1611621026183878E-5" table:style-name="ce4">
            <text:p>2,1611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72485599955758462" table:style-name="ce4">
            <text:p>0,724856</text:p>
          </table:table-cell>
          <table:table-cell office:value-type="float" office:value="8.4068281894138034E-10" table:style-name="ce4">
            <text:p>8,4068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0.55261050863941652" table:style-name="ce4">
            <text:p>0,552610509</text:p>
          </table:table-cell>
          <table:table-cell office:value-type="float" office:value="1.7830601452531134E-5" table:style-name="ce4">
            <text:p>1,7830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Closeness Centrality</text:p>
          </table:table-cell>
          <table:table-cell office:value-type="float" office:value="0.52812784035100369" table:style-name="ce4">
            <text:p>0,52812784</text:p>
          </table:table-cell>
          <table:table-cell office:value-type="float" office:value="4.8166233620035243E-5" table:style-name="ce4">
            <text:p>4,8166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68408195270852701" table:style-name="ce4">
            <text:p>0,684081953</text:p>
          </table:table-cell>
          <table:table-cell office:value-type="float" office:value="1.6347410799543009E-8" table:style-name="ce4">
            <text:p>1,634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Load Centrality</text:p>
          </table:table-cell>
          <table:table-cell office:value-type="float" office:value="0.68408195270852701" table:style-name="ce4">
            <text:p>0,684081953</text:p>
          </table:table-cell>
          <table:table-cell office:value-type="float" office:value="1.6347410799543009E-8" table:style-name="ce4">
            <text:p>1,634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Harmonic Centrality</text:p>
          </table:table-cell>
          <table:table-cell office:value-type="float" office:value="0.30121465117354057" table:style-name="ce4">
            <text:p>0,301214651</text:p>
          </table:table-cell>
          <table:table-cell office:value-type="float" office:value="2.8396319592987926E-2" table:style-name="ce4">
            <text:p>0,028396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Information Centrality</text:p>
          </table:table-cell>
          <table:table-cell office:value-type="float" office:value="0.67066013313304496" table:style-name="ce4">
            <text:p>0,670660133</text:p>
          </table:table-cell>
          <table:table-cell office:value-type="float" office:value="3.9226425337787948E-8" table:style-name="ce4">
            <text:p>3,9226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Degree Centrality</text:p>
          </table:table-cell>
          <table:table-cell office:value-type="float" office:value="9.8497300225141776E-2" table:style-name="ce4">
            <text:p>0,0984973</text:p>
          </table:table-cell>
          <table:table-cell office:value-type="float" office:value="0.48287780242583844" table:style-name="ce4">
            <text:p>0,4828778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In-degree Centrality</text:p>
          </table:table-cell>
          <table:table-cell office:value-type="float" office:value="-3.6005392496271764E-2" table:style-name="ce4">
            <text:p>-0,036005392</text:p>
          </table:table-cell>
          <table:table-cell office:value-type="float" office:value="0.79798498247137439" table:style-name="ce4">
            <text:p>0,7979849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Out-degree Centrality</text:p>
          </table:table-cell>
          <table:table-cell office:value-type="float" office:value="0.16289652961731352" table:style-name="ce4">
            <text:p>0,16289653</text:p>
          </table:table-cell>
          <table:table-cell office:value-type="float" office:value="0.24384477603933688" table:style-name="ce4">
            <text:p>0,2438447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Eigenvector Centrality</text:p>
          </table:table-cell>
          <table:table-cell office:value-type="float" office:value="-0.17498887028633189" table:style-name="ce4">
            <text:p>-0,17498887</text:p>
          </table:table-cell>
          <table:table-cell office:value-type="float" office:value="0.21011214186840188" table:style-name="ce4">
            <text:p>0,2101121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Closeness Centrality</text:p>
          </table:table-cell>
          <table:table-cell office:value-type="float" office:value="-3.5834354250039564E-2" table:style-name="ce4">
            <text:p>-0,035834354</text:p>
          </table:table-cell>
          <table:table-cell office:value-type="float" office:value="0.79892460265175425" table:style-name="ce4">
            <text:p>0,7989246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Betweenness Centrality</text:p>
          </table:table-cell>
          <table:table-cell office:value-type="float" office:value="0.17135373972797227" table:style-name="ce4">
            <text:p>0,17135374</text:p>
          </table:table-cell>
          <table:table-cell office:value-type="float" office:value="0.21988806316267551" table:style-name="ce4">
            <text:p>0,219888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Load Centrality</text:p>
          </table:table-cell>
          <table:table-cell office:value-type="float" office:value="0.17135373972797227" table:style-name="ce4">
            <text:p>0,17135374</text:p>
          </table:table-cell>
          <table:table-cell office:value-type="float" office:value="0.21988806316267551" table:style-name="ce4">
            <text:p>0,2198880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Harmonic Centrality</text:p>
          </table:table-cell>
          <table:table-cell office:value-type="float" office:value="0.26483809324657931" table:style-name="ce4">
            <text:p>0,264838093</text:p>
          </table:table-cell>
          <table:table-cell office:value-type="float" office:value="5.5307850021724551E-2" table:style-name="ce4">
            <text:p>0,055307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Information Centrality</text:p>
          </table:table-cell>
          <table:table-cell office:value-type="float" office:value="-4.2063237681929037E-2" table:style-name="ce4">
            <text:p>-0,042063238</text:p>
          </table:table-cell>
          <table:table-cell office:value-type="float" office:value="0.76489780745029523" table:style-name="ce4">
            <text:p>0,7648978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Currrent Flow Centrality</text:p>
          </table:table-cell>
          <table:table-cell office:value-type="float" office:value="0.27309205228631556" table:style-name="ce4">
            <text:p>0,273092052</text:p>
          </table:table-cell>
          <table:table-cell office:value-type="float" office:value="4.7870243465437307E-2" table:style-name="ce4">
            <text:p>0,0478702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Degree Centrality</text:p>
          </table:table-cell>
          <table:table-cell office:value-type="float" office:value="-0.534529044748979" table:style-name="ce4">
            <text:p>-0,534529045</text:p>
          </table:table-cell>
          <table:table-cell office:value-type="float" office:value="3.7421441278107655E-5" table:style-name="ce4">
            <text:p>3,7421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In-degree Centrality</text:p>
          </table:table-cell>
          <table:table-cell office:value-type="float" office:value="-0.48857009570491838" table:style-name="ce4">
            <text:p>-0,488570096</text:p>
          </table:table-cell>
          <table:table-cell office:value-type="float" office:value="2.0588771660288559E-4" table:style-name="ce4">
            <text:p>0,0002058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Out-degree Centrality</text:p>
          </table:table-cell>
          <table:table-cell office:value-type="float" office:value="-0.37596001163378834" table:style-name="ce4">
            <text:p>-0,375960012</text:p>
          </table:table-cell>
          <table:table-cell office:value-type="float" office:value="5.531279690721376E-3" table:style-name="ce4">
            <text:p>0,005531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Eigenvector Centrality</text:p>
          </table:table-cell>
          <table:table-cell office:value-type="float" office:value="-0.47380064956535822" table:style-name="ce4">
            <text:p>-0,47380065</text:p>
          </table:table-cell>
          <table:table-cell office:value-type="float" office:value="3.38931492563425E-4" table:style-name="ce4">
            <text:p>0,0003389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Closeness Centrality</text:p>
          </table:table-cell>
          <table:table-cell office:value-type="float" office:value="-0.42921707931830039" table:style-name="ce4">
            <text:p>-0,429217079</text:p>
          </table:table-cell>
          <table:table-cell office:value-type="float" office:value="1.3411487096005603E-3" table:style-name="ce4">
            <text:p>0,0013411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Betweenness Centrality</text:p>
          </table:table-cell>
          <table:table-cell office:value-type="float" office:value="-0.12209675761439728" table:style-name="ce4">
            <text:p>-0,122096758</text:p>
          </table:table-cell>
          <table:table-cell office:value-type="float" office:value="0.38378293647152906" table:style-name="ce4">
            <text:p>0,3837829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Load Centrality</text:p>
          </table:table-cell>
          <table:table-cell office:value-type="float" office:value="-0.12209675761439728" table:style-name="ce4">
            <text:p>-0,122096758</text:p>
          </table:table-cell>
          <table:table-cell office:value-type="float" office:value="0.38378293647152906" table:style-name="ce4">
            <text:p>0,3837829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Harmonic Centrality</text:p>
          </table:table-cell>
          <table:table-cell office:value-type="float" office:value="-7.0445069125086746E-2" table:style-name="ce4">
            <text:p>-0,070445069</text:p>
          </table:table-cell>
          <table:table-cell office:value-type="float" office:value="0.61620059045234488" table:style-name="ce4">
            <text:p>0,616200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Information Centrality</text:p>
          </table:table-cell>
          <table:table-cell office:value-type="float" office:value="-0.62184068024879147" table:style-name="ce4">
            <text:p>-0,62184068</text:p>
          </table:table-cell>
          <table:table-cell office:value-type="float" office:value="6.7002304793237194E-7" table:style-name="ce4">
            <text:p>6,7002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Currrent Flow Centrality</text:p>
          </table:table-cell>
          <table:table-cell office:value-type="float" office:value="-0.27324176319715199" table:style-name="ce4">
            <text:p>-0,273241763</text:p>
          </table:table-cell>
          <table:table-cell office:value-type="float" office:value="4.7743276500008681E-2" table:style-name="ce4">
            <text:p>0,0477432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Subgraph Centrality</text:p>
          </table:table-cell>
          <table:table-cell office:value-type="float" office:value="0.28611468523427319" table:style-name="ce4">
            <text:p>0,286114685</text:p>
          </table:table-cell>
          <table:table-cell office:value-type="float" office:value="3.7809395695360473E-2" table:style-name="ce4">
            <text:p>0,0378093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Degree Centrality</text:p>
          </table:table-cell>
          <table:table-cell office:value-type="float" office:value="-0.53246077828393867" table:style-name="ce4">
            <text:p>-0,532460778</text:p>
          </table:table-cell>
          <table:table-cell office:value-type="float" office:value="4.0623987940803811E-5" table:style-name="ce4">
            <text:p>4,062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In-degree Centrality</text:p>
          </table:table-cell>
          <table:table-cell office:value-type="float" office:value="-0.44795101385879121" table:style-name="ce4">
            <text:p>-0,447951014</text:p>
          </table:table-cell>
          <table:table-cell office:value-type="float" office:value="7.696305945626864E-4" table:style-name="ce4">
            <text:p>0,0007696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Out-degree Centrality</text:p>
          </table:table-cell>
          <table:table-cell office:value-type="float" office:value="-0.39999837633198043" table:style-name="ce4">
            <text:p>-0,399998376</text:p>
          </table:table-cell>
          <table:table-cell office:value-type="float" office:value="3.0016498864220793E-3" table:style-name="ce4">
            <text:p>0,00300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Eigenvector Centrality</text:p>
          </table:table-cell>
          <table:table-cell office:value-type="float" office:value="-0.47257511656916046" table:style-name="ce4">
            <text:p>-0,472575117</text:p>
          </table:table-cell>
          <table:table-cell office:value-type="float" office:value="3.5288981874830548E-4" table:style-name="ce4">
            <text:p>0,000352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Closeness Centrality</text:p>
          </table:table-cell>
          <table:table-cell office:value-type="float" office:value="-0.44126245684279602" table:style-name="ce4">
            <text:p>-0,441262457</text:p>
          </table:table-cell>
          <table:table-cell office:value-type="float" office:value="9.4183039626790721E-4" table:style-name="ce4">
            <text:p>0,000941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Betweenness Centrality</text:p>
          </table:table-cell>
          <table:table-cell office:value-type="float" office:value="-0.12061397070329943" table:style-name="ce4">
            <text:p>-0,120613971</text:p>
          </table:table-cell>
          <table:table-cell office:value-type="float" office:value="0.38962827213789186" table:style-name="ce4">
            <text:p>0,3896282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Load Centrality</text:p>
          </table:table-cell>
          <table:table-cell office:value-type="float" office:value="-0.12061397070329943" table:style-name="ce4">
            <text:p>-0,120613971</text:p>
          </table:table-cell>
          <table:table-cell office:value-type="float" office:value="0.38962827213789186" table:style-name="ce4">
            <text:p>0,3896282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Harmonic Centrality</text:p>
          </table:table-cell>
          <table:table-cell office:value-type="float" office:value="-7.8099930867029127E-2" table:style-name="ce4">
            <text:p>-0,078099931</text:p>
          </table:table-cell>
          <table:table-cell office:value-type="float" office:value="0.57830079200100526" table:style-name="ce4">
            <text:p>0,578300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Information Centrality</text:p>
          </table:table-cell>
          <table:table-cell office:value-type="float" office:value="-0.59664274835983488" table:style-name="ce4">
            <text:p>-0,596642748</text:p>
          </table:table-cell>
          <table:table-cell office:value-type="float" office:value="2.4178599785039101E-6" table:style-name="ce4">
            <text:p>2,41786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Currrent Flow Centrality</text:p>
          </table:table-cell>
          <table:table-cell office:value-type="float" office:value="-0.22845846361516028" table:style-name="ce4">
            <text:p>-0,228458464</text:p>
          </table:table-cell>
          <table:table-cell office:value-type="float" office:value="9.9890672109060788E-2" table:style-name="ce4">
            <text:p>0,0998906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Subgraph Centrality</text:p>
          </table:table-cell>
          <table:table-cell office:value-type="float" office:value="0.23708100114035024" table:style-name="ce4">
            <text:p>0,237081001</text:p>
          </table:table-cell>
          <table:table-cell office:value-type="float" office:value="8.7398503818768347E-2" table:style-name="ce4">
            <text:p>0,0873985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CountDeclMethodProtected</text:p>
          </table:table-cell>
          <table:table-cell office:value-type="float" office:value="0.66077119476480572" table:style-name="ce4">
            <text:p>0,660771195</text:p>
          </table:table-cell>
          <table:table-cell office:value-type="float" office:value="7.2681261135185513E-8" table:style-name="ce4">
            <text:p>7,26813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Degree Centrality</text:p>
          </table:table-cell>
          <table:table-cell office:value-type="float" office:value="-0.26516154464344055" table:style-name="ce4">
            <text:p>-0,265161545</text:p>
          </table:table-cell>
          <table:table-cell office:value-type="float" office:value="5.4999769346443024E-2" table:style-name="ce4">
            <text:p>0,0549997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In-degree Centrality</text:p>
          </table:table-cell>
          <table:table-cell office:value-type="float" office:value="-0.35239319268813102" table:style-name="ce4">
            <text:p>-0,352393193</text:p>
          </table:table-cell>
          <table:table-cell office:value-type="float" office:value="9.6567276663609928E-3" table:style-name="ce4">
            <text:p>0,0096567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Out-degree Centrality</text:p>
          </table:table-cell>
          <table:table-cell office:value-type="float" office:value="-7.1897589808209081E-2" table:style-name="ce4">
            <text:p>-0,07189759</text:p>
          </table:table-cell>
          <table:table-cell office:value-type="float" office:value="0.60892808890471972" table:style-name="ce4">
            <text:p>0,6089280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Eigenvector Centrality</text:p>
          </table:table-cell>
          <table:table-cell office:value-type="float" office:value="-0.384223156391231" table:style-name="ce4">
            <text:p>-0,384223156</text:p>
          </table:table-cell>
          <table:table-cell office:value-type="float" office:value="4.5056261668522217E-3" table:style-name="ce4">
            <text:p>0,0045056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Closeness Centrality</text:p>
          </table:table-cell>
          <table:table-cell office:value-type="float" office:value="-0.32225928814862936" table:style-name="ce4">
            <text:p>-0,322259288</text:p>
          </table:table-cell>
          <table:table-cell office:value-type="float" office:value="1.8607534955794019E-2" table:style-name="ce4">
            <text:p>0,018607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Betweenness Centrality</text:p>
          </table:table-cell>
          <table:table-cell office:value-type="float" office:value="8.0068743490257471E-2" table:style-name="ce4">
            <text:p>0,080068743</text:p>
          </table:table-cell>
          <table:table-cell office:value-type="float" office:value="0.56872792722363674" table:style-name="ce4">
            <text:p>0,5687279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Load Centrality</text:p>
          </table:table-cell>
          <table:table-cell office:value-type="float" office:value="8.0068743490257471E-2" table:style-name="ce4">
            <text:p>0,080068743</text:p>
          </table:table-cell>
          <table:table-cell office:value-type="float" office:value="0.56872792722363674" table:style-name="ce4">
            <text:p>0,5687279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Harmonic Centrality</text:p>
          </table:table-cell>
          <table:table-cell office:value-type="float" office:value="9.2705184283956507E-3" table:style-name="ce4">
            <text:p>0,009270518</text:p>
          </table:table-cell>
          <table:table-cell office:value-type="float" office:value="0.9474714182684566" table:style-name="ce4">
            <text:p>0,9474714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Information Centrality</text:p>
          </table:table-cell>
          <table:table-cell office:value-type="float" office:value="-0.40693689435035241" table:style-name="ce4">
            <text:p>-0,406936894</text:p>
          </table:table-cell>
          <table:table-cell office:value-type="float" office:value="2.4949275532420673E-3" table:style-name="ce4">
            <text:p>0,0024949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Currrent Flow Centrality</text:p>
          </table:table-cell>
          <table:table-cell office:value-type="float" office:value="5.7387132193355089E-2" table:style-name="ce4">
            <text:p>0,057387132</text:p>
          </table:table-cell>
          <table:table-cell office:value-type="float" office:value="0.68315686312424995" table:style-name="ce4">
            <text:p>0,6831568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Subgraph Centrality</text:p>
          </table:table-cell>
          <table:table-cell office:value-type="float" office:value="0.5156640597691966" table:style-name="ce4">
            <text:p>0,51566406</text:p>
          </table:table-cell>
          <table:table-cell office:value-type="float" office:value="7.7617985970987661E-5" table:style-name="ce4">
            <text:p>7,761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CountDeclMethodProtected</text:p>
          </table:table-cell>
          <table:table-cell office:value-type="float" office:value="0.6722997276938969" table:style-name="ce4">
            <text:p>0,672299728</text:p>
          </table:table-cell>
          <table:table-cell office:value-type="float" office:value="3.5333811666082192E-8" table:style-name="ce4">
            <text:p>3,5333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CountLineComment</text:p>
          </table:table-cell>
          <table:table-cell office:value-type="float" office:value="0.77942966988074303" table:style-name="ce4">
            <text:p>0,77942967</text:p>
          </table:table-cell>
          <table:table-cell office:value-type="float" office:value="6.1903274108562423E-12" table:style-name="ce4">
            <text:p>6,19033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Degree Centrality</text:p>
          </table:table-cell>
          <table:table-cell office:value-type="float" office:value="0.51051395336363836" table:style-name="ce4">
            <text:p>0,510513953</text:p>
          </table:table-cell>
          <table:table-cell office:value-type="float" office:value="9.4028076179610066E-5" table:style-name="ce4">
            <text:p>9,4028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In-degree Centrality</text:p>
          </table:table-cell>
          <table:table-cell office:value-type="float" office:value="0.41751939082862499" table:style-name="ce4">
            <text:p>0,417519391</text:p>
          </table:table-cell>
          <table:table-cell office:value-type="float" office:value="1.8675927070650263E-3" table:style-name="ce4">
            <text:p>0,0018675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Out-degree Centrality</text:p>
          </table:table-cell>
          <table:table-cell office:value-type="float" office:value="0.41318813616022326" table:style-name="ce4">
            <text:p>0,413188136</text:p>
          </table:table-cell>
          <table:table-cell office:value-type="float" office:value="2.1049824432248436E-3" table:style-name="ce4">
            <text:p>0,0021049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Eigenvector Centrality</text:p>
          </table:table-cell>
          <table:table-cell office:value-type="float" office:value="0.44572139903590463" table:style-name="ce4">
            <text:p>0,445721399</text:p>
          </table:table-cell>
          <table:table-cell office:value-type="float" office:value="8.2359117442401151E-4" table:style-name="ce4">
            <text:p>0,0008235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Closeness Centrality</text:p>
          </table:table-cell>
          <table:table-cell office:value-type="float" office:value="0.41593604115507937" table:style-name="ce4">
            <text:p>0,415936041</text:p>
          </table:table-cell>
          <table:table-cell office:value-type="float" office:value="1.9514539899503508E-3" table:style-name="ce4">
            <text:p>0,0019514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Betweenness Centrality</text:p>
          </table:table-cell>
          <table:table-cell office:value-type="float" office:value="0.37812631066700275" table:style-name="ce4">
            <text:p>0,378126311</text:p>
          </table:table-cell>
          <table:table-cell office:value-type="float" office:value="5.2443452123634802E-3" table:style-name="ce4">
            <text:p>0,005244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Load Centrality</text:p>
          </table:table-cell>
          <table:table-cell office:value-type="float" office:value="0.37812631066700275" table:style-name="ce4">
            <text:p>0,378126311</text:p>
          </table:table-cell>
          <table:table-cell office:value-type="float" office:value="5.2443452123634802E-3" table:style-name="ce4">
            <text:p>0,005244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Harmonic Centrality</text:p>
          </table:table-cell>
          <table:table-cell office:value-type="float" office:value="0.18830998482335817" table:style-name="ce4">
            <text:p>0,188309985</text:p>
          </table:table-cell>
          <table:table-cell office:value-type="float" office:value="0.17690572018172801" table:style-name="ce4">
            <text:p>0,176905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Information Centrality</text:p>
          </table:table-cell>
          <table:table-cell office:value-type="float" office:value="0.5135516919163835" table:style-name="ce4">
            <text:p>0,513551692</text:p>
          </table:table-cell>
          <table:table-cell office:value-type="float" office:value="8.4001776082616396E-5" table:style-name="ce4">
            <text:p>8,4001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Currrent Flow Centrality</text:p>
          </table:table-cell>
          <table:table-cell office:value-type="float" office:value="0.35382983506970594" table:style-name="ce4">
            <text:p>0,353829835</text:p>
          </table:table-cell>
          <table:table-cell office:value-type="float" office:value="9.3448740839107564E-3" table:style-name="ce4">
            <text:p>0,0093448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Subgraph Centrality</text:p>
          </table:table-cell>
          <table:table-cell office:value-type="float" office:value="-8.5850611782724906E-2" table:style-name="ce4">
            <text:p>-0,085850612</text:p>
          </table:table-cell>
          <table:table-cell office:value-type="float" office:value="0.54104818327262816" table:style-name="ce4">
            <text:p>0,5410481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CountDeclMethodProtected</text:p>
          </table:table-cell>
          <table:table-cell office:value-type="float" office:value="-0.33021721333573606" table:style-name="ce4">
            <text:p>-0,330217213</text:p>
          </table:table-cell>
          <table:table-cell office:value-type="float" office:value="1.5741254604164916E-2" table:style-name="ce4">
            <text:p>0,01574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CountLineComment</text:p>
          </table:table-cell>
          <table:table-cell office:value-type="float" office:value="-9.6779983961533131E-2" table:style-name="ce4">
            <text:p>-0,096779984</text:p>
          </table:table-cell>
          <table:table-cell office:value-type="float" office:value="0.49057836074501926" table:style-name="ce4">
            <text:p>0,4905783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CountLineCodeExe</text:p>
          </table:table-cell>
          <table:table-cell office:value-type="float" office:value="7.8731435808033864E-2" table:style-name="ce4">
            <text:p>0,078731436</text:p>
          </table:table-cell>
          <table:table-cell office:value-type="float" office:value="0.57522225753092515" table:style-name="ce4">
            <text:p>0,5752222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Degree Centrality</text:p>
          </table:table-cell>
          <table:table-cell office:value-type="float" office:value="-0.43371642045487946" table:style-name="ce4">
            <text:p>-0,43371642</text:p>
          </table:table-cell>
          <table:table-cell office:value-type="float" office:value="1.1770443480524297E-3" table:style-name="ce4">
            <text:p>0,0011770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In-degree Centrality</text:p>
          </table:table-cell>
          <table:table-cell office:value-type="float" office:value="-0.40219580430644453" table:style-name="ce4">
            <text:p>-0,402195804</text:p>
          </table:table-cell>
          <table:table-cell office:value-type="float" office:value="2.8321162247600972E-3" table:style-name="ce4">
            <text:p>0,0028321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Out-degree Centrality</text:p>
          </table:table-cell>
          <table:table-cell office:value-type="float" office:value="-0.31323590643175997" table:style-name="ce4">
            <text:p>-0,313235906</text:p>
          </table:table-cell>
          <table:table-cell office:value-type="float" office:value="2.2381980298571323E-2" table:style-name="ce4">
            <text:p>0,022381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Eigenvector Centrality</text:p>
          </table:table-cell>
          <table:table-cell office:value-type="float" office:value="-0.45288174438318585" table:style-name="ce4">
            <text:p>-0,452881744</text:p>
          </table:table-cell>
          <table:table-cell office:value-type="float" office:value="6.6143671056581534E-4" table:style-name="ce4">
            <text:p>0,0006614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Closeness Centrality</text:p>
          </table:table-cell>
          <table:table-cell office:value-type="float" office:value="-0.39651913145890144" table:style-name="ce4">
            <text:p>-0,396519131</text:p>
          </table:table-cell>
          <table:table-cell office:value-type="float" office:value="3.2884743443429296E-3" table:style-name="ce4">
            <text:p>0,0032884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Betweenness Centrality</text:p>
          </table:table-cell>
          <table:table-cell office:value-type="float" office:value="-3.5538027556474533E-2" table:style-name="ce4">
            <text:p>-0,035538028</text:p>
          </table:table-cell>
          <table:table-cell office:value-type="float" office:value="0.8005531789098389" table:style-name="ce4">
            <text:p>0,8005531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Load Centrality</text:p>
          </table:table-cell>
          <table:table-cell office:value-type="float" office:value="-3.5538027556474533E-2" table:style-name="ce4">
            <text:p>-0,035538028</text:p>
          </table:table-cell>
          <table:table-cell office:value-type="float" office:value="0.8005531789098389" table:style-name="ce4">
            <text:p>0,8005531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Harmonic Centrality</text:p>
          </table:table-cell>
          <table:table-cell office:value-type="float" office:value="-6.8570853851060626E-2" table:style-name="ce4">
            <text:p>-0,068570854</text:p>
          </table:table-cell>
          <table:table-cell office:value-type="float" office:value="0.62563863867488201" table:style-name="ce4">
            <text:p>0,6256386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Information Centrality</text:p>
          </table:table-cell>
          <table:table-cell office:value-type="float" office:value="-0.4970329518610061" table:style-name="ce4">
            <text:p>-0,497032952</text:p>
          </table:table-cell>
          <table:table-cell office:value-type="float" office:value="1.5314007400751731E-4" table:style-name="ce4">
            <text:p>0,000153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Currrent Flow Centrality</text:p>
          </table:table-cell>
          <table:table-cell office:value-type="float" office:value="-0.21443139149165816" table:style-name="ce4">
            <text:p>-0,214431391</text:p>
          </table:table-cell>
          <table:table-cell office:value-type="float" office:value="0.12310860221801802" table:style-name="ce4">
            <text:p>0,1231086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Subgraph Centrality</text:p>
          </table:table-cell>
          <table:table-cell office:value-type="float" office:value="0.24400690440772146" table:style-name="ce4">
            <text:p>0,244006904</text:p>
          </table:table-cell>
          <table:table-cell office:value-type="float" office:value="7.8279013294024535E-2" table:style-name="ce4">
            <text:p>0,078279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CountDeclMethodProtected</text:p>
          </table:table-cell>
          <table:table-cell office:value-type="float" office:value="0.53371918705873367" table:style-name="ce4">
            <text:p>0,533719187</text:p>
          </table:table-cell>
          <table:table-cell office:value-type="float" office:value="3.8646684650064367E-5" table:style-name="ce4">
            <text:p>3,8646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CountLineComment</text:p>
          </table:table-cell>
          <table:table-cell office:value-type="float" office:value="0.70699409333027174" table:style-name="ce4">
            <text:p>0,706994093</text:p>
          </table:table-cell>
          <table:table-cell office:value-type="float" office:value="3.2810788740860226E-9" table:style-name="ce4">
            <text:p>3,28108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CountLineCodeExe</text:p>
          </table:table-cell>
          <table:table-cell office:value-type="float" office:value="0.73737775239324543" table:style-name="ce4">
            <text:p>0,737377752</text:p>
          </table:table-cell>
          <table:table-cell office:value-type="float" office:value="3.033613592206895E-10" table:style-name="ce4">
            <text:p>3,0336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Max(Si)</text:p>
          </table:table-cell>
          <table:table-cell office:value-type="float" office:value="0.11813982893426814" table:style-name="ce4">
            <text:p>0,118139829</text:p>
          </table:table-cell>
          <table:table-cell office:value-type="float" office:value="0.39949779928599927" table:style-name="ce4">
            <text:p>0,3994977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Degree Centrality</text:p>
          </table:table-cell>
          <table:table-cell office:value-type="float" office:value="-0.26046596187862697" table:style-name="ce4">
            <text:p>-0,260465962</text:p>
          </table:table-cell>
          <table:table-cell office:value-type="float" office:value="5.9610747235181442E-2" table:style-name="ce4">
            <text:p>0,0596107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In-degree Centrality</text:p>
          </table:table-cell>
          <table:table-cell office:value-type="float" office:value="-0.32695658605096339" table:style-name="ce4">
            <text:p>-0,326956586</text:p>
          </table:table-cell>
          <table:table-cell office:value-type="float" office:value="1.686651134720378E-2" table:style-name="ce4">
            <text:p>0,0168665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Out-degree Centrality</text:p>
          </table:table-cell>
          <table:table-cell office:value-type="float" office:value="-8.3222621425631804E-2" table:style-name="ce4">
            <text:p>-0,083222621</text:p>
          </table:table-cell>
          <table:table-cell office:value-type="float" office:value="0.55354799344666539" table:style-name="ce4">
            <text:p>0,5535479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Eigenvector Centrality</text:p>
          </table:table-cell>
          <table:table-cell office:value-type="float" office:value="-0.3611900196670999" table:style-name="ce4">
            <text:p>-0,36119002</text:p>
          </table:table-cell>
          <table:table-cell office:value-type="float" office:value="7.8802019840137488E-3" table:style-name="ce4">
            <text:p>0,0078802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Closeness Centrality</text:p>
          </table:table-cell>
          <table:table-cell office:value-type="float" office:value="-0.30019146669195357" table:style-name="ce4">
            <text:p>-0,300191467</text:p>
          </table:table-cell>
          <table:table-cell office:value-type="float" office:value="2.8965341440707386E-2" table:style-name="ce4">
            <text:p>0,0289653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Betweenness Centrality</text:p>
          </table:table-cell>
          <table:table-cell office:value-type="float" office:value="8.2567915481410667E-2" table:style-name="ce4">
            <text:p>0,082567915</text:p>
          </table:table-cell>
          <table:table-cell office:value-type="float" office:value="0.55668326005565449" table:style-name="ce4">
            <text:p>0,556683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Load Centrality</text:p>
          </table:table-cell>
          <table:table-cell office:value-type="float" office:value="8.2567915481410667E-2" table:style-name="ce4">
            <text:p>0,082567915</text:p>
          </table:table-cell>
          <table:table-cell office:value-type="float" office:value="0.55668326005565449" table:style-name="ce4">
            <text:p>0,556683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Harmonic Centrality</text:p>
          </table:table-cell>
          <table:table-cell office:value-type="float" office:value="3.0858127945257031E-2" table:style-name="ce4">
            <text:p>0,030858128</text:p>
          </table:table-cell>
          <table:table-cell office:value-type="float" office:value="0.82638061625353998" table:style-name="ce4">
            <text:p>0,8263806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Information Centrality</text:p>
          </table:table-cell>
          <table:table-cell office:value-type="float" office:value="-0.39698290061537722" table:style-name="ce4">
            <text:p>-0,396982901</text:p>
          </table:table-cell>
          <table:table-cell office:value-type="float" office:value="3.2488937698619976E-3" table:style-name="ce4">
            <text:p>0,0032488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Currrent Flow Centrality</text:p>
          </table:table-cell>
          <table:table-cell office:value-type="float" office:value="5.3723758341408218E-2" table:style-name="ce4">
            <text:p>0,053723758</text:p>
          </table:table-cell>
          <table:table-cell office:value-type="float" office:value="0.70241333017952712" table:style-name="ce4">
            <text:p>0,70241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Subgraph Centrality</text:p>
          </table:table-cell>
          <table:table-cell office:value-type="float" office:value="0.4973587709361178" table:style-name="ce4">
            <text:p>0,497358771</text:p>
          </table:table-cell>
          <table:table-cell office:value-type="float" office:value="1.5138145195904465E-4" table:style-name="ce4">
            <text:p>0,0001513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CountDeclMethodProtected</text:p>
          </table:table-cell>
          <table:table-cell office:value-type="float" office:value="0.6400420514968499" table:style-name="ce4">
            <text:p>0,640042051</text:p>
          </table:table-cell>
          <table:table-cell office:value-type="float" office:value="2.4655713628436044E-7" table:style-name="ce4">
            <text:p>2,46557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CountLineComment</text:p>
          </table:table-cell>
          <table:table-cell office:value-type="float" office:value="0.78006865336578335" table:style-name="ce4">
            <text:p>0,780068653</text:p>
          </table:table-cell>
          <table:table-cell office:value-type="float" office:value="5.7972994705723862E-12" table:style-name="ce4">
            <text:p>5,7973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CountLineCodeExe</text:p>
          </table:table-cell>
          <table:table-cell office:value-type="float" office:value="0.99366885153308171" table:style-name="ce4">
            <text:p>0,993668852</text:p>
          </table:table-cell>
          <table:table-cell office:value-type="float" office:value="4.2426347833880109E-50" table:style-name="ce4">
            <text:p>4,24263E-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Max(Si)</text:p>
          </table:table-cell>
          <table:table-cell office:value-type="float" office:value="0.11627080597147826" table:style-name="ce4">
            <text:p>0,116270806</text:p>
          </table:table-cell>
          <table:table-cell office:value-type="float" office:value="0.40704926333219238" table:style-name="ce4">
            <text:p>0,4070492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Avg(NF)</text:p>
          </table:table-cell>
          <table:table-cell office:value-type="float" office:value="0.73339010767379542" table:style-name="ce4">
            <text:p>0,733390108</text:p>
          </table:table-cell>
          <table:table-cell office:value-type="float" office:value="4.2228511823206483E-10" table:style-name="ce4">
            <text:p>4,22285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Degree Centrality</text:p>
          </table:table-cell>
          <table:table-cell office:value-type="float" office:value="-0.4318156631457854" table:style-name="ce4">
            <text:p>-0,431815663</text:p>
          </table:table-cell>
          <table:table-cell office:value-type="float" office:value="1.2440375314251471E-3" table:style-name="ce4">
            <text:p>0,0012440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In-degree Centrality</text:p>
          </table:table-cell>
          <table:table-cell office:value-type="float" office:value="-0.40110117331846268" table:style-name="ce4">
            <text:p>-0,401101173</text:p>
          </table:table-cell>
          <table:table-cell office:value-type="float" office:value="2.91547747055158E-3" table:style-name="ce4">
            <text:p>0,0029154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Out-degree Centrality</text:p>
          </table:table-cell>
          <table:table-cell office:value-type="float" office:value="-0.31035883665728969" table:style-name="ce4">
            <text:p>-0,310358837</text:p>
          </table:table-cell>
          <table:table-cell office:value-type="float" office:value="2.3713554415031257E-2" table:style-name="ce4">
            <text:p>0,0237135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Eigenvector Centrality</text:p>
          </table:table-cell>
          <table:table-cell office:value-type="float" office:value="-0.45178948827792942" table:style-name="ce4">
            <text:p>-0,451789488</text:p>
          </table:table-cell>
          <table:table-cell office:value-type="float" office:value="6.8414487519773777E-4" table:style-name="ce4">
            <text:p>0,000684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Closeness Centrality</text:p>
          </table:table-cell>
          <table:table-cell office:value-type="float" office:value="-0.39534503968717299" table:style-name="ce4">
            <text:p>-0,39534504</text:p>
          </table:table-cell>
          <table:table-cell office:value-type="float" office:value="3.39058852905492E-3" table:style-name="ce4">
            <text:p>0,0033905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Betweenness Centrality</text:p>
          </table:table-cell>
          <table:table-cell office:value-type="float" office:value="-3.4576358914109914E-2" table:style-name="ce4">
            <text:p>-0,034576359</text:p>
          </table:table-cell>
          <table:table-cell office:value-type="float" office:value="0.80584415908322882" table:style-name="ce4">
            <text:p>0,8058441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Load Centrality</text:p>
          </table:table-cell>
          <table:table-cell office:value-type="float" office:value="-3.4576358914109914E-2" table:style-name="ce4">
            <text:p>-0,034576359</text:p>
          </table:table-cell>
          <table:table-cell office:value-type="float" office:value="0.80584415908322882" table:style-name="ce4">
            <text:p>0,8058441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Harmonic Centrality</text:p>
          </table:table-cell>
          <table:table-cell office:value-type="float" office:value="-7.0438937521270145E-2" table:style-name="ce4">
            <text:p>-0,070438938</text:p>
          </table:table-cell>
          <table:table-cell office:value-type="float" office:value="0.61623136853040572" table:style-name="ce4">
            <text:p>0,6162313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Information Centrality</text:p>
          </table:table-cell>
          <table:table-cell office:value-type="float" office:value="-0.49541815994462857" table:style-name="ce4">
            <text:p>-0,49541816</text:p>
          </table:table-cell>
          <table:table-cell office:value-type="float" office:value="1.621344368867242E-4" table:style-name="ce4">
            <text:p>0,0001621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Currrent Flow Centrality</text:p>
          </table:table-cell>
          <table:table-cell office:value-type="float" office:value="-0.21305890141057451" table:style-name="ce4">
            <text:p>-0,213058901</text:p>
          </table:table-cell>
          <table:table-cell office:value-type="float" office:value="0.12558336463144168" table:style-name="ce4">
            <text:p>0,125583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Subgraph Centrality</text:p>
          </table:table-cell>
          <table:table-cell office:value-type="float" office:value="0.24465263885537669" table:style-name="ce4">
            <text:p>0,244652639</text:p>
          </table:table-cell>
          <table:table-cell office:value-type="float" office:value="7.7468589214726644E-2" table:style-name="ce4">
            <text:p>0,0774685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CountDeclMethodProtected</text:p>
          </table:table-cell>
          <table:table-cell office:value-type="float" office:value="0.54102701009922005" table:style-name="ce4">
            <text:p>0,54102701</text:p>
          </table:table-cell>
          <table:table-cell office:value-type="float" office:value="2.881028371293548E-5" table:style-name="ce4">
            <text:p>2,8810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CountLineComment</text:p>
          </table:table-cell>
          <table:table-cell office:value-type="float" office:value="0.71188021883249719" table:style-name="ce4">
            <text:p>0,711880219</text:p>
          </table:table-cell>
          <table:table-cell office:value-type="float" office:value="2.2837705136845088E-9" table:style-name="ce4">
            <text:p>2,28377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CountLineCodeExe</text:p>
          </table:table-cell>
          <table:table-cell office:value-type="float" office:value="0.74028367457016464" table:style-name="ce4">
            <text:p>0,740283675</text:p>
          </table:table-cell>
          <table:table-cell office:value-type="float" office:value="2.3749096560712175E-10" table:style-name="ce4">
            <text:p>2,3749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Max(Si)</text:p>
          </table:table-cell>
          <table:table-cell office:value-type="float" office:value="0.11928821123253562" table:style-name="ce4">
            <text:p>0,119288211</text:p>
          </table:table-cell>
          <table:table-cell office:value-type="float" office:value="0.39489880288480483" table:style-name="ce4">
            <text:p>0,3948988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Avg(NF)</text:p>
          </table:table-cell>
          <table:table-cell office:value-type="float" office:value="0.9997576051387711" table:style-name="ce4">
            <text:p>0,999757605</text:p>
          </table:table-cell>
          <table:table-cell office:value-type="float" office:value="3.3604469901634864E-86" table:style-name="ce4">
            <text:p>3,36045E-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CountStmtExe</text:p>
          </table:table-cell>
          <table:table-cell office:value-type="float" office:value="0.73621565159680524" table:style-name="ce4">
            <text:p>0,736215652</text:p>
          </table:table-cell>
          <table:table-cell office:value-type="float" office:value="3.3426228017569814E-10" table:style-name="ce4">
            <text:p>3,34262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Degree Centrality</text:p>
          </table:table-cell>
          <table:table-cell office:value-type="float" office:value="-0.42983402254694264" table:style-name="ce4">
            <text:p>-0,429834023</text:p>
          </table:table-cell>
          <table:table-cell office:value-type="float" office:value="1.3174985260576068E-3" table:style-name="ce4">
            <text:p>0,0013174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In-degree Centrality</text:p>
          </table:table-cell>
          <table:table-cell office:value-type="float" office:value="-0.39834432490428612" table:style-name="ce4">
            <text:p>-0,398344325</text:p>
          </table:table-cell>
          <table:table-cell office:value-type="float" office:value="3.1351236405581808E-3" table:style-name="ce4">
            <text:p>0,0031351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Out-degree Centrality</text:p>
          </table:table-cell>
          <table:table-cell office:value-type="float" office:value="-0.30979152712429558" table:style-name="ce4">
            <text:p>-0,309791527</text:p>
          </table:table-cell>
          <table:table-cell office:value-type="float" office:value="2.3983837222622865E-2" table:style-name="ce4">
            <text:p>0,0239838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Eigenvector Centrality</text:p>
          </table:table-cell>
          <table:table-cell office:value-type="float" office:value="-0.44851271996216002" table:style-name="ce4">
            <text:p>-0,44851272</text:p>
          </table:table-cell>
          <table:table-cell office:value-type="float" office:value="7.5654842376870265E-4" table:style-name="ce4">
            <text:p>0,0007565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Closeness Centrality</text:p>
          </table:table-cell>
          <table:table-cell office:value-type="float" office:value="-0.39210616583412911" table:style-name="ce4">
            <text:p>-0,392106166</text:p>
          </table:table-cell>
          <table:table-cell office:value-type="float" office:value="3.6869445402324921E-3" table:style-name="ce4">
            <text:p>0,003686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Betweenness Centrality</text:p>
          </table:table-cell>
          <table:table-cell office:value-type="float" office:value="-3.1822489620065758E-2" table:style-name="ce4">
            <text:p>-0,03182249</text:p>
          </table:table-cell>
          <table:table-cell office:value-type="float" office:value="0.8210426056444331" table:style-name="ce4">
            <text:p>0,8210426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Load Centrality</text:p>
          </table:table-cell>
          <table:table-cell office:value-type="float" office:value="-3.1822489620065758E-2" table:style-name="ce4">
            <text:p>-0,03182249</text:p>
          </table:table-cell>
          <table:table-cell office:value-type="float" office:value="0.8210426056444331" table:style-name="ce4">
            <text:p>0,8210426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Harmonic Centrality</text:p>
          </table:table-cell>
          <table:table-cell office:value-type="float" office:value="-6.8570853851060626E-2" table:style-name="ce4">
            <text:p>-0,068570854</text:p>
          </table:table-cell>
          <table:table-cell office:value-type="float" office:value="0.62563863867488201" table:style-name="ce4">
            <text:p>0,6256386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Information Centrality</text:p>
          </table:table-cell>
          <table:table-cell office:value-type="float" office:value="-0.49299597207006229" table:style-name="ce4">
            <text:p>-0,492995972</text:p>
          </table:table-cell>
          <table:table-cell office:value-type="float" office:value="1.7653232186523501E-4" table:style-name="ce4">
            <text:p>0,0001765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Currrent Flow Centrality</text:p>
          </table:table-cell>
          <table:table-cell office:value-type="float" office:value="-0.21200935017209876" table:style-name="ce4">
            <text:p>-0,21200935</text:p>
          </table:table-cell>
          <table:table-cell office:value-type="float" office:value="0.12750106717662224" table:style-name="ce4">
            <text:p>0,1275010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Subgraph Centrality</text:p>
          </table:table-cell>
          <table:table-cell office:value-type="float" office:value="0.24190826745284194" table:style-name="ce4">
            <text:p>0,241908267</text:p>
          </table:table-cell>
          <table:table-cell office:value-type="float" office:value="8.0959209346327832E-2" table:style-name="ce4">
            <text:p>0,0809592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CountDeclMethodProtected</text:p>
          </table:table-cell>
          <table:table-cell office:value-type="float" office:value="0.54247053069980999" table:style-name="ce4">
            <text:p>0,542470531</text:p>
          </table:table-cell>
          <table:table-cell office:value-type="float" office:value="2.7164243513829719E-5" table:style-name="ce4">
            <text:p>2,7164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CountLineComment</text:p>
          </table:table-cell>
          <table:table-cell office:value-type="float" office:value="0.71317241731242453" table:style-name="ce4">
            <text:p>0,713172417</text:p>
          </table:table-cell>
          <table:table-cell office:value-type="float" office:value="2.0725022143358468E-9" table:style-name="ce4">
            <text:p>2,0725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CountLineCodeExe</text:p>
          </table:table-cell>
          <table:table-cell office:value-type="float" office:value="0.74125231529580438" table:style-name="ce4">
            <text:p>0,741252315</text:p>
          </table:table-cell>
          <table:table-cell office:value-type="float" office:value="2.187243619210759E-10" table:style-name="ce4">
            <text:p>2,18724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Max(Si)</text:p>
          </table:table-cell>
          <table:table-cell office:value-type="float" office:value="0.12029304574351968" table:style-name="ce4">
            <text:p>0,120293046</text:p>
          </table:table-cell>
          <table:table-cell office:value-type="float" office:value="0.39090027934966198" table:style-name="ce4">
            <text:p>0,3909002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Avg(NF)</text:p>
          </table:table-cell>
          <table:table-cell office:value-type="float" office:value="0.9996768068516948" table:style-name="ce4">
            <text:p>0,999676807</text:p>
          </table:table-cell>
          <table:table-cell office:value-type="float" office:value="5.1513510100659887E-83" table:style-name="ce4">
            <text:p>5,15135E-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CountStmtExe</text:p>
          </table:table-cell>
          <table:table-cell office:value-type="float" office:value="0.73710367968689405" table:style-name="ce4">
            <text:p>0,73710368</text:p>
          </table:table-cell>
          <table:table-cell office:value-type="float" office:value="3.1039552976511304E-10" table:style-name="ce4">
            <text:p>3,10396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Avg(Ad)</text:p>
          </table:table-cell>
          <table:table-cell office:value-type="float" office:value="0.9999192017129237" table:style-name="ce4">
            <text:p>0,999919202</text:p>
          </table:table-cell>
          <table:table-cell office:value-type="float" office:value="2.2942058612805226E-98" table:style-name="ce4">
            <text:p>2,29421E-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Degree Centrality</text:p>
          </table:table-cell>
          <table:table-cell office:value-type="float" office:value="2.3122776353806815E-2" table:style-name="ce4">
            <text:p>0,023122776</text:p>
          </table:table-cell>
          <table:table-cell office:value-type="float" office:value="0.86946016254134928" table:style-name="ce4">
            <text:p>0,8694601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In-degree Centrality</text:p>
          </table:table-cell>
          <table:table-cell office:value-type="float" office:value="-0.12941702514683717" table:style-name="ce4">
            <text:p>-0,129417025</text:p>
          </table:table-cell>
          <table:table-cell office:value-type="float" office:value="0.35569667687093953" table:style-name="ce4">
            <text:p>0,3556966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Out-degree Centrality</text:p>
          </table:table-cell>
          <table:table-cell office:value-type="float" office:value="0.23230565952414561" table:style-name="ce4">
            <text:p>0,23230566</text:p>
          </table:table-cell>
          <table:table-cell office:value-type="float" office:value="9.4156310591597459E-2" table:style-name="ce4">
            <text:p>0,0941563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Eigenvector Centrality</text:p>
          </table:table-cell>
          <table:table-cell office:value-type="float" office:value="-0.24517588376007807" table:style-name="ce4">
            <text:p>-0,245175884</text:p>
          </table:table-cell>
          <table:table-cell office:value-type="float" office:value="7.6816770525497166E-2" table:style-name="ce4">
            <text:p>0,0768167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Closeness Centrality</text:p>
          </table:table-cell>
          <table:table-cell office:value-type="float" office:value="-0.11839477841856468" table:style-name="ce4">
            <text:p>-0,118394778</text:p>
          </table:table-cell>
          <table:table-cell office:value-type="float" office:value="0.39847409731904793" table:style-name="ce4">
            <text:p>0,398474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Betweenness Centrality</text:p>
          </table:table-cell>
          <table:table-cell office:value-type="float" office:value="0.26914408369256421" table:style-name="ce4">
            <text:p>0,269144084</text:p>
          </table:table-cell>
          <table:table-cell office:value-type="float" office:value="5.13190287966859E-2" table:style-name="ce4">
            <text:p>0,051319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Load Centrality</text:p>
          </table:table-cell>
          <table:table-cell office:value-type="float" office:value="0.26914408369256421" table:style-name="ce4">
            <text:p>0,269144084</text:p>
          </table:table-cell>
          <table:table-cell office:value-type="float" office:value="5.13190287966859E-2" table:style-name="ce4">
            <text:p>0,051319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Harmonic Centrality</text:p>
          </table:table-cell>
          <table:table-cell office:value-type="float" office:value="-5.6944113704598405E-2" table:style-name="ce4">
            <text:p>-0,056944114</text:p>
          </table:table-cell>
          <table:table-cell office:value-type="float" office:value="0.68547527134669739" table:style-name="ce4">
            <text:p>0,6854752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Information Centrality</text:p>
          </table:table-cell>
          <table:table-cell office:value-type="float" office:value="-7.8170015124365444E-2" table:style-name="ce4">
            <text:p>-0,078170015</text:p>
          </table:table-cell>
          <table:table-cell office:value-type="float" office:value="0.57795876651900557" table:style-name="ce4">
            <text:p>0,5779587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Currrent Flow Centrality</text:p>
          </table:table-cell>
          <table:table-cell office:value-type="float" office:value="0.15466878920226113" table:style-name="ce4">
            <text:p>0,154668789</text:p>
          </table:table-cell>
          <table:table-cell office:value-type="float" office:value="0.2688016532781734" table:style-name="ce4">
            <text:p>0,2688016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Subgraph Centrality</text:p>
          </table:table-cell>
          <table:table-cell office:value-type="float" office:value="0.47553335586015066" table:style-name="ce4">
            <text:p>0,475533356</text:p>
          </table:table-cell>
          <table:table-cell office:value-type="float" office:value="3.2005085584000173E-4" table:style-name="ce4">
            <text:p>0,0003200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CountDeclMethodProtected</text:p>
          </table:table-cell>
          <table:table-cell office:value-type="float" office:value="0.43880703963003587" table:style-name="ce4">
            <text:p>0,43880704</text:p>
          </table:table-cell>
          <table:table-cell office:value-type="float" office:value="1.0132593182084391E-3" table:style-name="ce4">
            <text:p>0,0010132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CountLineComment</text:p>
          </table:table-cell>
          <table:table-cell office:value-type="float" office:value="0.38925709451478402" table:style-name="ce4">
            <text:p>0,389257095</text:p>
          </table:table-cell>
          <table:table-cell office:value-type="float" office:value="3.9662805113561796E-3" table:style-name="ce4">
            <text:p>0,0039662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CountLineCodeExe</text:p>
          </table:table-cell>
          <table:table-cell office:value-type="float" office:value="0.70057026786747667" table:style-name="ce4">
            <text:p>0,700570268</text:p>
          </table:table-cell>
          <table:table-cell office:value-type="float" office:value="5.2254255192080442E-9" table:style-name="ce4">
            <text:p>5,2254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Max(Si)</text:p>
          </table:table-cell>
          <table:table-cell office:value-type="float" office:value="0.25101388615558801" table:style-name="ce4">
            <text:p>0,251013886</text:p>
          </table:table-cell>
          <table:table-cell office:value-type="float" office:value="6.9834632021560358E-2" table:style-name="ce4">
            <text:p>0,0698346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Avg(NF)</text:p>
          </table:table-cell>
          <table:table-cell office:value-type="float" office:value="0.56791452833180178" table:style-name="ce4">
            <text:p>0,567914528</text:p>
          </table:table-cell>
          <table:table-cell office:value-type="float" office:value="9.1975517489448726E-6" table:style-name="ce4">
            <text:p>9,19755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CountStmtExe</text:p>
          </table:table-cell>
          <table:table-cell office:value-type="float" office:value="0.68174058182865405" table:style-name="ce4">
            <text:p>0,681740582</text:p>
          </table:table-cell>
          <table:table-cell office:value-type="float" office:value="1.9107106906686766E-8" table:style-name="ce4">
            <text:p>1,91071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Avg(Ad)</text:p>
          </table:table-cell>
          <table:table-cell office:value-type="float" office:value="0.57058368555100403" table:style-name="ce4">
            <text:p>0,570583686</text:p>
          </table:table-cell>
          <table:table-cell office:value-type="float" office:value="8.1667749944312609E-6" table:style-name="ce4">
            <text:p>8,16677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Avg(Aa)</text:p>
          </table:table-cell>
          <table:table-cell office:value-type="float" office:value="0.57132283678093687" table:style-name="ce4">
            <text:p>0,571322837</text:p>
          </table:table-cell>
          <table:table-cell office:value-type="float" office:value="7.9008812530290046E-6" table:style-name="ce4">
            <text:p>7,90088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Degree Centrality</text:p>
          </table:table-cell>
          <table:table-cell office:value-type="float" office:value="-0.25012173326244985" table:style-name="ce4">
            <text:p>-0,250121733</text:p>
          </table:table-cell>
          <table:table-cell office:value-type="float" office:value="7.0867648442270448E-2" table:style-name="ce4">
            <text:p>0,0708676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In-degree Centrality</text:p>
          </table:table-cell>
          <table:table-cell office:value-type="float" office:value="-0.29033144669237809" table:style-name="ce4">
            <text:p>-0,290331447</text:p>
          </table:table-cell>
          <table:table-cell office:value-type="float" office:value="3.4952867729169196E-2" table:style-name="ce4">
            <text:p>0,034952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Out-degree Centrality</text:p>
          </table:table-cell>
          <table:table-cell office:value-type="float" office:value="-9.4422503810234537E-2" table:style-name="ce4">
            <text:p>-0,094422504</text:p>
          </table:table-cell>
          <table:table-cell office:value-type="float" office:value="0.50125285254114038" table:style-name="ce4">
            <text:p>0,5012528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Eigenvector Centrality</text:p>
          </table:table-cell>
          <table:table-cell office:value-type="float" office:value="-0.33470157591487315" table:style-name="ce4">
            <text:p>-0,334701576</text:p>
          </table:table-cell>
          <table:table-cell office:value-type="float" office:value="1.4298740446884164E-2" table:style-name="ce4">
            <text:p>0,014298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Closeness Centrality</text:p>
          </table:table-cell>
          <table:table-cell office:value-type="float" office:value="-0.26495581793680495" table:style-name="ce4">
            <text:p>-0,264955818</text:p>
          </table:table-cell>
          <table:table-cell office:value-type="float" office:value="5.5195558617252553E-2" table:style-name="ce4">
            <text:p>0,0551955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Betweenness Centrality</text:p>
          </table:table-cell>
          <table:table-cell office:value-type="float" office:value="0.12019652614710594" table:style-name="ce4">
            <text:p>0,120196526</text:p>
          </table:table-cell>
          <table:table-cell office:value-type="float" office:value="0.39128331924705839" table:style-name="ce4">
            <text:p>0,3912833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Load Centrality</text:p>
          </table:table-cell>
          <table:table-cell office:value-type="float" office:value="0.12019652614710594" table:style-name="ce4">
            <text:p>0,120196526</text:p>
          </table:table-cell>
          <table:table-cell office:value-type="float" office:value="0.39128331924705839" table:style-name="ce4">
            <text:p>0,3912833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Harmonic Centrality</text:p>
          </table:table-cell>
          <table:table-cell office:value-type="float" office:value="5.9556115331798172E-2" table:style-name="ce4">
            <text:p>0,059556115</text:p>
          </table:table-cell>
          <table:table-cell office:value-type="float" office:value="0.67184827024925198" table:style-name="ce4">
            <text:p>0,671848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Information Centrality</text:p>
          </table:table-cell>
          <table:table-cell office:value-type="float" office:value="-0.39082918156814411" table:style-name="ce4">
            <text:p>-0,390829182</text:p>
          </table:table-cell>
          <table:table-cell office:value-type="float" office:value="3.8099248952673656E-3" table:style-name="ce4">
            <text:p>0,003809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Currrent Flow Centrality</text:p>
          </table:table-cell>
          <table:table-cell office:value-type="float" office:value="6.8474646305694595E-2" table:style-name="ce4">
            <text:p>0,068474646</text:p>
          </table:table-cell>
          <table:table-cell office:value-type="float" office:value="0.62612474149953323" table:style-name="ce4">
            <text:p>0,6261247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Subgraph Centrality</text:p>
          </table:table-cell>
          <table:table-cell office:value-type="float" office:value="0.4594605491271217" table:style-name="ce4">
            <text:p>0,459460549</text:p>
          </table:table-cell>
          <table:table-cell office:value-type="float" office:value="5.3846009640136079E-4" table:style-name="ce4">
            <text:p>0,000538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CountDeclMethodProtected</text:p>
          </table:table-cell>
          <table:table-cell office:value-type="float" office:value="0.63441841844827507" table:style-name="ce4">
            <text:p>0,634418418</text:p>
          </table:table-cell>
          <table:table-cell office:value-type="float" office:value="3.3812274904705388E-7" table:style-name="ce4">
            <text:p>3,3812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CountLineComment</text:p>
          </table:table-cell>
          <table:table-cell office:value-type="float" office:value="0.79628073532573995" table:style-name="ce4">
            <text:p>0,796280735</text:p>
          </table:table-cell>
          <table:table-cell office:value-type="float" office:value="1.0167384246715892E-12" table:style-name="ce4">
            <text:p>1,01674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CountLineCodeExe</text:p>
          </table:table-cell>
          <table:table-cell office:value-type="float" office:value="0.97379243688538542" table:style-name="ce4">
            <text:p>0,973792437</text:p>
          </table:table-cell>
          <table:table-cell office:value-type="float" office:value="1.8079274528423276E-34" table:style-name="ce4">
            <text:p>1,80793E-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Max(Si)</text:p>
          </table:table-cell>
          <table:table-cell office:value-type="float" office:value="0.14227970265661508" table:style-name="ce4">
            <text:p>0,142279703</text:p>
          </table:table-cell>
          <table:table-cell office:value-type="float" office:value="0.30948911606544266" table:style-name="ce4">
            <text:p>0,3094891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Avg(NF)</text:p>
          </table:table-cell>
          <table:table-cell office:value-type="float" office:value="0.76212808184508962" table:style-name="ce4">
            <text:p>0,762128082</text:p>
          </table:table-cell>
          <table:table-cell office:value-type="float" office:value="3.3804375527795024E-11" table:style-name="ce4">
            <text:p>3,38044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CountStmtExe</text:p>
          </table:table-cell>
          <table:table-cell office:value-type="float" office:value="0.97774105066385986" table:style-name="ce4">
            <text:p>0,977741051</text:p>
          </table:table-cell>
          <table:table-cell office:value-type="float" office:value="2.9452019104902719E-36" table:style-name="ce4">
            <text:p>2,9452E-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Avg(Ad)</text:p>
          </table:table-cell>
          <table:table-cell office:value-type="float" office:value="0.76446886921783985" table:style-name="ce4">
            <text:p>0,764468869</text:p>
          </table:table-cell>
          <table:table-cell office:value-type="float" office:value="2.7095977708744786E-11" table:style-name="ce4">
            <text:p>2,7096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Avg(Aa)</text:p>
          </table:table-cell>
          <table:table-cell office:value-type="float" office:value="0.76551818769527968" table:style-name="ce4">
            <text:p>0,765518188</text:p>
          </table:table-cell>
          <table:table-cell office:value-type="float" office:value="2.4517760892055476E-11" table:style-name="ce4">
            <text:p>2,45178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Sum(HMd)</text:p>
          </table:table-cell>
          <table:table-cell office:value-type="float" office:value="0.64011581132175566" table:style-name="ce4">
            <text:p>0,640115811</text:p>
          </table:table-cell>
          <table:table-cell office:value-type="float" office:value="2.455275067349949E-7" table:style-name="ce4">
            <text:p>2,45528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Degree Centrality</text:p>
          </table:table-cell>
          <table:table-cell office:value-type="float" office:value="-0.25675782663554242" table:style-name="ce4">
            <text:p>-0,256757827</text:p>
          </table:table-cell>
          <table:table-cell office:value-type="float" office:value="6.346775336053824E-2" table:style-name="ce4">
            <text:p>0,0634677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In-degree Centrality</text:p>
          </table:table-cell>
          <table:table-cell office:value-type="float" office:value="-0.29042415817139744" table:style-name="ce4">
            <text:p>-0,290424158</text:p>
          </table:table-cell>
          <table:table-cell office:value-type="float" office:value="3.4892129827735749E-2" table:style-name="ce4">
            <text:p>0,034892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Out-degree Centrality</text:p>
          </table:table-cell>
          <table:table-cell office:value-type="float" office:value="-9.8332908583412079E-2" table:style-name="ce4">
            <text:p>-0,098332909</text:p>
          </table:table-cell>
          <table:table-cell office:value-type="float" office:value="0.48361217701113524" table:style-name="ce4">
            <text:p>0,4836121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Eigenvector Centrality</text:p>
          </table:table-cell>
          <table:table-cell office:value-type="float" office:value="-0.32246939779590111" table:style-name="ce4">
            <text:p>-0,322469398</text:p>
          </table:table-cell>
          <table:table-cell office:value-type="float" office:value="1.8526522200565859E-2" table:style-name="ce4">
            <text:p>0,0185265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Closeness Centrality</text:p>
          </table:table-cell>
          <table:table-cell office:value-type="float" office:value="-0.26061847796494425" table:style-name="ce4">
            <text:p>-0,260618478</text:p>
          </table:table-cell>
          <table:table-cell office:value-type="float" office:value="5.9456240939138476E-2" table:style-name="ce4">
            <text:p>0,0594562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Betweenness Centrality</text:p>
          </table:table-cell>
          <table:table-cell office:value-type="float" office:value="0.13664308610908951" table:style-name="ce4">
            <text:p>0,136643086</text:p>
          </table:table-cell>
          <table:table-cell office:value-type="float" office:value="0.32924185396249461" table:style-name="ce4">
            <text:p>0,3292418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Load Centrality</text:p>
          </table:table-cell>
          <table:table-cell office:value-type="float" office:value="0.13664308610908951" table:style-name="ce4">
            <text:p>0,136643086</text:p>
          </table:table-cell>
          <table:table-cell office:value-type="float" office:value="0.32924185396249461" table:style-name="ce4">
            <text:p>0,3292418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Harmonic Centrality</text:p>
          </table:table-cell>
          <table:table-cell office:value-type="float" office:value="7.7531556746888788E-2" table:style-name="ce4">
            <text:p>0,077531557</text:p>
          </table:table-cell>
          <table:table-cell office:value-type="float" office:value="0.58107797842436315" table:style-name="ce4">
            <text:p>0,5810779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Information Centrality</text:p>
          </table:table-cell>
          <table:table-cell office:value-type="float" office:value="-0.40129059452785004" table:style-name="ce4">
            <text:p>-0,401290595</text:p>
          </table:table-cell>
          <table:table-cell office:value-type="float" office:value="2.9008985881976948E-3" table:style-name="ce4">
            <text:p>0,0029008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Currrent Flow Centrality</text:p>
          </table:table-cell>
          <table:table-cell office:value-type="float" office:value="7.2893353084672749E-2" table:style-name="ce4">
            <text:p>0,072893353</text:p>
          </table:table-cell>
          <table:table-cell office:value-type="float" office:value="0.60396400966984409" table:style-name="ce4">
            <text:p>0,603964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Subgraph Centrality</text:p>
          </table:table-cell>
          <table:table-cell office:value-type="float" office:value="0.45814853678074841" table:style-name="ce4">
            <text:p>0,458148537</text:p>
          </table:table-cell>
          <table:table-cell office:value-type="float" office:value="5.6119338251938474E-4" table:style-name="ce4">
            <text:p>0,0005611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CountDeclMethodProtected</text:p>
          </table:table-cell>
          <table:table-cell office:value-type="float" office:value="0.64311926961092336" table:style-name="ce4">
            <text:p>0,64311927</text:p>
          </table:table-cell>
          <table:table-cell office:value-type="float" office:value="2.0686319609395378E-7" table:style-name="ce4">
            <text:p>2,0686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CountLineComment</text:p>
          </table:table-cell>
          <table:table-cell office:value-type="float" office:value="0.78655005168938941" table:style-name="ce4">
            <text:p>0,786550052</text:p>
          </table:table-cell>
          <table:table-cell office:value-type="float" office:value="2.9431958116418129E-12" table:style-name="ce4">
            <text:p>2,9432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CountLineCodeExe</text:p>
          </table:table-cell>
          <table:table-cell office:value-type="float" office:value="0.97421474940526587" table:style-name="ce4">
            <text:p>0,974214749</text:p>
          </table:table-cell>
          <table:table-cell office:value-type="float" office:value="1.2007695291349635E-34" table:style-name="ce4">
            <text:p>1,20077E-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Max(Si)</text:p>
          </table:table-cell>
          <table:table-cell office:value-type="float" office:value="0.12314036347388903" table:style-name="ce4">
            <text:p>0,123140363</text:p>
          </table:table-cell>
          <table:table-cell office:value-type="float" office:value="0.37970031776534674" table:style-name="ce4">
            <text:p>0,3797003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Avg(NF)</text:p>
          </table:table-cell>
          <table:table-cell office:value-type="float" office:value="0.75392536478959082" table:style-name="ce4">
            <text:p>0,753925365</text:p>
          </table:table-cell>
          <table:table-cell office:value-type="float" office:value="7.1972101776337119E-11" table:style-name="ce4">
            <text:p>7,19721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CountStmtExe</text:p>
          </table:table-cell>
          <table:table-cell office:value-type="float" office:value="0.98149044995997214" table:style-name="ce4">
            <text:p>0,98149045</text:p>
          </table:table-cell>
          <table:table-cell office:value-type="float" office:value="2.7907358906663713E-38" table:style-name="ce4">
            <text:p>2,79074E-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Avg(Ad)</text:p>
          </table:table-cell>
          <table:table-cell office:value-type="float" office:value="0.75634696660369016" table:style-name="ce4">
            <text:p>0,756346967</text:p>
          </table:table-cell>
          <table:table-cell office:value-type="float" office:value="5.7758309306280963E-11" table:style-name="ce4">
            <text:p>5,77583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Avg(Aa)</text:p>
          </table:table-cell>
          <table:table-cell office:value-type="float" office:value="0.75715416720839002" table:style-name="ce4">
            <text:p>0,757154167</text:p>
          </table:table-cell>
          <table:table-cell office:value-type="float" office:value="5.3643694560671312E-11" table:style-name="ce4">
            <text:p>5,36437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Sum(HMd)</text:p>
          </table:table-cell>
          <table:table-cell office:value-type="float" office:value="0.63031632491947331" table:style-name="ce4">
            <text:p>0,630316325</text:p>
          </table:table-cell>
          <table:table-cell office:value-type="float" office:value="4.2403167061565768E-7" table:style-name="ce4">
            <text:p>4,24032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Sum(RTLOC)</text:p>
          </table:table-cell>
          <table:table-cell office:value-type="float" office:value="0.98943633658361041" table:style-name="ce4">
            <text:p>0,989436337</text:p>
          </table:table-cell>
          <table:table-cell office:value-type="float" office:value="1.8851675349229125E-44" table:style-name="ce4">
            <text:p>1,88517E-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Degree Centrality</text:p>
          </table:table-cell>
          <table:table-cell office:value-type="float" office:value="-0.20509131102925848" table:style-name="ce4">
            <text:p>-0,205091311</text:p>
          </table:table-cell>
          <table:table-cell office:value-type="float" office:value="0.14069842258329079" table:style-name="ce4">
            <text:p>0,1406984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In-degree Centrality</text:p>
          </table:table-cell>
          <table:table-cell office:value-type="float" office:value="-0.24407873188059731" table:style-name="ce4">
            <text:p>-0,244078732</text:p>
          </table:table-cell>
          <table:table-cell office:value-type="float" office:value="7.8188537194775462E-2" table:style-name="ce4">
            <text:p>0,0781885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Out-degree Centrality</text:p>
          </table:table-cell>
          <table:table-cell office:value-type="float" office:value="-6.4248916657837496E-2" table:style-name="ce4">
            <text:p>-0,064248917</text:p>
          </table:table-cell>
          <table:table-cell office:value-type="float" office:value="0.64762896307013862" table:style-name="ce4">
            <text:p>0,6476289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Eigenvector Centrality</text:p>
          </table:table-cell>
          <table:table-cell office:value-type="float" office:value="-0.28337954049434644" table:style-name="ce4">
            <text:p>-0,28337954</text:p>
          </table:table-cell>
          <table:table-cell office:value-type="float" office:value="3.9763251611706199E-2" table:style-name="ce4">
            <text:p>0,0397632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Closeness Centrality</text:p>
          </table:table-cell>
          <table:table-cell office:value-type="float" office:value="-0.21579198348297463" table:style-name="ce4">
            <text:p>-0,215791983</text:p>
          </table:table-cell>
          <table:table-cell office:value-type="float" office:value="0.12069193982741497" table:style-name="ce4">
            <text:p>0,120691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Betweenness Centrality</text:p>
          </table:table-cell>
          <table:table-cell office:value-type="float" office:value="0.11514030789776383" table:style-name="ce4">
            <text:p>0,115140308</text:p>
          </table:table-cell>
          <table:table-cell office:value-type="float" office:value="0.41165665207979607" table:style-name="ce4">
            <text:p>0,411656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Load Centrality</text:p>
          </table:table-cell>
          <table:table-cell office:value-type="float" office:value="0.11514030789776383" table:style-name="ce4">
            <text:p>0,115140308</text:p>
          </table:table-cell>
          <table:table-cell office:value-type="float" office:value="0.41165665207979607" table:style-name="ce4">
            <text:p>0,411656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Harmonic Centrality</text:p>
          </table:table-cell>
          <table:table-cell office:value-type="float" office:value="9.9403439849192921E-2" table:style-name="ce4">
            <text:p>0,09940344</text:p>
          </table:table-cell>
          <table:table-cell office:value-type="float" office:value="0.47884044192816078" table:style-name="ce4">
            <text:p>0,4788404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Information Centrality</text:p>
          </table:table-cell>
          <table:table-cell office:value-type="float" office:value="-0.3444986760377699" table:style-name="ce4">
            <text:p>-0,344498676</text:p>
          </table:table-cell>
          <table:table-cell office:value-type="float" office:value="1.1535937898958111E-2" table:style-name="ce4">
            <text:p>0,0115359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Currrent Flow Centrality</text:p>
          </table:table-cell>
          <table:table-cell office:value-type="float" office:value="0.10088524227866895" table:style-name="ce4">
            <text:p>0,100885242</text:p>
          </table:table-cell>
          <table:table-cell office:value-type="float" office:value="0.47227691250982418" table:style-name="ce4">
            <text:p>0,4722769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Subgraph Centrality</text:p>
          </table:table-cell>
          <table:table-cell office:value-type="float" office:value="0.45723962892111925" table:style-name="ce4">
            <text:p>0,457239629</text:p>
          </table:table-cell>
          <table:table-cell office:value-type="float" office:value="5.7744661870802482E-4" table:style-name="ce4">
            <text:p>0,0005774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CountDeclMethodProtected</text:p>
          </table:table-cell>
          <table:table-cell office:value-type="float" office:value="0.58888313560618788" table:style-name="ce4">
            <text:p>0,588883136</text:p>
          </table:table-cell>
          <table:table-cell office:value-type="float" office:value="3.5128461284689976E-6" table:style-name="ce4">
            <text:p>3,51285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CountLineComment</text:p>
          </table:table-cell>
          <table:table-cell office:value-type="float" office:value="0.74950587715843653" table:style-name="ce4">
            <text:p>0,749505877</text:p>
          </table:table-cell>
          <table:table-cell office:value-type="float" office:value="1.0684395801225688E-10" table:style-name="ce4">
            <text:p>1,06844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CountLineCodeExe</text:p>
          </table:table-cell>
          <table:table-cell office:value-type="float" office:value="0.96752016207687319" table:style-name="ce4">
            <text:p>0,967520162</text:p>
          </table:table-cell>
          <table:table-cell office:value-type="float" office:value="3.9893409017810797E-32" table:style-name="ce4">
            <text:p>3,98934E-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Max(Si)</text:p>
          </table:table-cell>
          <table:table-cell office:value-type="float" office:value="0.15962043992027256" table:style-name="ce4">
            <text:p>0,15962044</text:p>
          </table:table-cell>
          <table:table-cell office:value-type="float" office:value="0.2535857446992974" table:style-name="ce4">
            <text:p>0,253585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Avg(NF)</text:p>
          </table:table-cell>
          <table:table-cell office:value-type="float" office:value="0.73795236834540467" table:style-name="ce4">
            <text:p>0,737952368</text:p>
          </table:table-cell>
          <table:table-cell office:value-type="float" office:value="2.8910024372899012E-10" table:style-name="ce4">
            <text:p>2,89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CountStmtExe</text:p>
          </table:table-cell>
          <table:table-cell office:value-type="float" office:value="0.97898939706256027" table:style-name="ce4">
            <text:p>0,978989397</text:p>
          </table:table-cell>
          <table:table-cell office:value-type="float" office:value="6.8609457677096521E-37" table:style-name="ce4">
            <text:p>6,86095E-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Avg(Ad)</text:p>
          </table:table-cell>
          <table:table-cell office:value-type="float" office:value="0.7400511745452002" table:style-name="ce4">
            <text:p>0,740051175</text:p>
          </table:table-cell>
          <table:table-cell office:value-type="float" office:value="2.4221702117618924E-10" table:style-name="ce4">
            <text:p>2,42217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Avg(Aa)</text:p>
          </table:table-cell>
          <table:table-cell office:value-type="float" office:value="0.74118130096047463" table:style-name="ce4">
            <text:p>0,741181301</text:p>
          </table:table-cell>
          <table:table-cell office:value-type="float" office:value="2.2005105791848454E-10" table:style-name="ce4">
            <text:p>2,2005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Sum(HMd)</text:p>
          </table:table-cell>
          <table:table-cell office:value-type="float" office:value="0.62855711674215498" table:style-name="ce4">
            <text:p>0,628557117</text:p>
          </table:table-cell>
          <table:table-cell office:value-type="float" office:value="4.667974398208924E-7" table:style-name="ce4">
            <text:p>4,66797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Sum(RTLOC)</text:p>
          </table:table-cell>
          <table:table-cell office:value-type="float" office:value="0.98701665576367525" table:style-name="ce4">
            <text:p>0,987016656</text:p>
          </table:table-cell>
          <table:table-cell office:value-type="float" office:value="3.5235547655982391E-42" table:style-name="ce4">
            <text:p>3,52355E-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CountSemicolon</text:p>
          </table:table-cell>
          <table:table-cell office:value-type="float" office:value="0.98417338789686315" table:style-name="ce4">
            <text:p>0,984173388</text:p>
          </table:table-cell>
          <table:table-cell office:value-type="float" office:value="5.3132785013205088E-40" table:style-name="ce4">
            <text:p>5,31328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Degree Centrality</text:p>
          </table:table-cell>
          <table:table-cell office:value-type="float" office:value="-0.24862188950735101" table:style-name="ce4">
            <text:p>-0,24862189</text:p>
          </table:table-cell>
          <table:table-cell office:value-type="float" office:value="7.2631666159079789E-2" table:style-name="ce4">
            <text:p>0,0726316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In-degree Centrality</text:p>
          </table:table-cell>
          <table:table-cell office:value-type="float" office:value="-0.28888783746437269" table:style-name="ce4">
            <text:p>-0,288887837</text:p>
          </table:table-cell>
          <table:table-cell office:value-type="float" office:value="3.5909969856997077E-2" table:style-name="ce4">
            <text:p>0,035909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Out-degree Centrality</text:p>
          </table:table-cell>
          <table:table-cell office:value-type="float" office:value="-8.5049381127261917E-2" table:style-name="ce4">
            <text:p>-0,085049381</text:p>
          </table:table-cell>
          <table:table-cell office:value-type="float" office:value="0.54484462613314499" table:style-name="ce4">
            <text:p>0,5448446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Eigenvector Centrality</text:p>
          </table:table-cell>
          <table:table-cell office:value-type="float" office:value="-0.3266527773672826" table:style-name="ce4">
            <text:p>-0,326652777</text:p>
          </table:table-cell>
          <table:table-cell office:value-type="float" office:value="1.6974760626708156E-2" table:style-name="ce4">
            <text:p>0,0169747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Closeness Centrality</text:p>
          </table:table-cell>
          <table:table-cell office:value-type="float" office:value="-0.25904561204415977" table:style-name="ce4">
            <text:p>-0,259045612</text:p>
          </table:table-cell>
          <table:table-cell office:value-type="float" office:value="6.1065201951544863E-2" table:style-name="ce4">
            <text:p>0,0610652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Betweenness Centrality</text:p>
          </table:table-cell>
          <table:table-cell office:value-type="float" office:value="0.13126375084775227" table:style-name="ce4">
            <text:p>0,131263751</text:p>
          </table:table-cell>
          <table:table-cell office:value-type="float" office:value="0.34881518488746188" table:style-name="ce4">
            <text:p>0,348815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Load Centrality</text:p>
          </table:table-cell>
          <table:table-cell office:value-type="float" office:value="0.13126375084775227" table:style-name="ce4">
            <text:p>0,131263751</text:p>
          </table:table-cell>
          <table:table-cell office:value-type="float" office:value="0.34881518488746188" table:style-name="ce4">
            <text:p>0,3488151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Harmonic Centrality</text:p>
          </table:table-cell>
          <table:table-cell office:value-type="float" office:value="6.7222407220079994E-2" table:style-name="ce4">
            <text:p>0,067222407</text:p>
          </table:table-cell>
          <table:table-cell office:value-type="float" office:value="0.63246618401352728" table:style-name="ce4">
            <text:p>0,6324661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Information Centrality</text:p>
          </table:table-cell>
          <table:table-cell office:value-type="float" office:value="-0.39134557070058018" table:style-name="ce4">
            <text:p>-0,391345571</text:p>
          </table:table-cell>
          <table:table-cell office:value-type="float" office:value="3.7597651219573296E-3" table:style-name="ce4">
            <text:p>0,0037597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Currrent Flow Centrality</text:p>
          </table:table-cell>
          <table:table-cell office:value-type="float" office:value="7.7304623603222863E-2" table:style-name="ce4">
            <text:p>0,077304624</text:p>
          </table:table-cell>
          <table:table-cell office:value-type="float" office:value="0.58218850673531541" table:style-name="ce4">
            <text:p>0,5821885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Subgraph Centrality</text:p>
          </table:table-cell>
          <table:table-cell office:value-type="float" office:value="0.45715322443622369" table:style-name="ce4">
            <text:p>0,457153224</text:p>
          </table:table-cell>
          <table:table-cell office:value-type="float" office:value="5.7901363049943984E-4" table:style-name="ce4">
            <text:p>0,0005790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CountDeclMethodProtected</text:p>
          </table:table-cell>
          <table:table-cell office:value-type="float" office:value="0.63756008302512945" table:style-name="ce4">
            <text:p>0,637560083</text:p>
          </table:table-cell>
          <table:table-cell office:value-type="float" office:value="2.8365623986136856E-7" table:style-name="ce4">
            <text:p>2,83656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CountLineComment</text:p>
          </table:table-cell>
          <table:table-cell office:value-type="float" office:value="0.77863624929781894" table:style-name="ce4">
            <text:p>0,778636249</text:p>
          </table:table-cell>
          <table:table-cell office:value-type="float" office:value="6.713606087349411E-12" table:style-name="ce4">
            <text:p>6,71361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CountLineCodeExe</text:p>
          </table:table-cell>
          <table:table-cell office:value-type="float" office:value="0.97498236243215686" table:style-name="ce4">
            <text:p>0,974982362</text:p>
          </table:table-cell>
          <table:table-cell office:value-type="float" office:value="5.6072154688132906E-35" table:style-name="ce4">
            <text:p>5,60722E-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Max(Si)</text:p>
          </table:table-cell>
          <table:table-cell office:value-type="float" office:value="0.12174671513304973" table:style-name="ce4">
            <text:p>0,121746715</text:p>
          </table:table-cell>
          <table:table-cell office:value-type="float" office:value="0.38515813037418112" table:style-name="ce4">
            <text:p>0,385158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Avg(NF)</text:p>
          </table:table-cell>
          <table:table-cell office:value-type="float" office:value="0.74100569941387917" table:style-name="ce4">
            <text:p>0,741005699</text:p>
          </table:table-cell>
          <table:table-cell office:value-type="float" office:value="2.2336444221172521E-10" table:style-name="ce4">
            <text:p>2,23364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CountStmtExe</text:p>
          </table:table-cell>
          <table:table-cell office:value-type="float" office:value="0.97663260947737085" table:style-name="ce4">
            <text:p>0,976632609</text:p>
          </table:table-cell>
          <table:table-cell office:value-type="float" office:value="1.0036249455386469E-35" table:style-name="ce4">
            <text:p>1,00362E-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Avg(Ad)</text:p>
          </table:table-cell>
          <table:table-cell office:value-type="float" office:value="0.74318500924277464" table:style-name="ce4">
            <text:p>0,743185009</text:p>
          </table:table-cell>
          <table:table-cell office:value-type="float" office:value="1.8539297009008999E-10" table:style-name="ce4">
            <text:p>1,8539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Avg(Aa)</text:p>
          </table:table-cell>
          <table:table-cell office:value-type="float" office:value="0.74431502174664632" table:style-name="ce4">
            <text:p>0,744315022</text:p>
          </table:table-cell>
          <table:table-cell office:value-type="float" office:value="1.6819598572889457E-10" table:style-name="ce4">
            <text:p>1,68196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Sum(HMd)</text:p>
          </table:table-cell>
          <table:table-cell office:value-type="float" office:value="0.63120119462750013" table:style-name="ce4">
            <text:p>0,631201195</text:p>
          </table:table-cell>
          <table:table-cell office:value-type="float" office:value="4.0393341164722399E-7" table:style-name="ce4">
            <text:p>4,0393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Sum(RTLOC)</text:p>
          </table:table-cell>
          <table:table-cell office:value-type="float" office:value="0.9944967446131342" table:style-name="ce4">
            <text:p>0,994496745</text:p>
          </table:table-cell>
          <table:table-cell office:value-type="float" office:value="1.2019417855967587E-51" table:style-name="ce4">
            <text:p>1,20194E-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CountSemicolon</text:p>
          </table:table-cell>
          <table:table-cell office:value-type="float" office:value="0.98949702831899733" table:style-name="ce4">
            <text:p>0,989497028</text:p>
          </table:table-cell>
          <table:table-cell office:value-type="float" office:value="1.6287408465941951E-44" table:style-name="ce4">
            <text:p>1,62874E-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Sum(TLOC)</text:p>
          </table:table-cell>
          <table:table-cell office:value-type="float" office:value="0.98401306872512084" table:style-name="ce4">
            <text:p>0,984013069</text:p>
          </table:table-cell>
          <table:table-cell office:value-type="float" office:value="6.8572985068579941E-40" table:style-name="ce4">
            <text:p>6,8573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Degree Centrality</text:p>
          </table:table-cell>
          <table:table-cell office:value-type="float" office:value="-0.24471788448961138" table:style-name="ce4">
            <text:p>-0,244717884</text:p>
          </table:table-cell>
          <table:table-cell office:value-type="float" office:value="7.7387073421662511E-2" table:style-name="ce4">
            <text:p>0,0773870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In-degree Centrality</text:p>
          </table:table-cell>
          <table:table-cell office:value-type="float" office:value="-0.26796544598869892" table:style-name="ce4">
            <text:p>-0,267965446</text:p>
          </table:table-cell>
          <table:table-cell office:value-type="float" office:value="5.2386879717524988E-2" table:style-name="ce4">
            <text:p>0,052386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Out-degree Centrality</text:p>
          </table:table-cell>
          <table:table-cell office:value-type="float" office:value="-9.7806631180536674E-2" table:style-name="ce4">
            <text:p>-0,097806631</text:p>
          </table:table-cell>
          <table:table-cell office:value-type="float" office:value="0.48596712605230541" table:style-name="ce4">
            <text:p>0,4859671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Eigenvector Centrality</text:p>
          </table:table-cell>
          <table:table-cell office:value-type="float" office:value="-0.29983713024787451" table:style-name="ce4">
            <text:p>-0,29983713</text:p>
          </table:table-cell>
          <table:table-cell office:value-type="float" office:value="2.9164604345939895E-2" table:style-name="ce4">
            <text:p>0,0291646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loseness Centrality</text:p>
          </table:table-cell>
          <table:table-cell office:value-type="float" office:value="-0.23717960033932384" table:style-name="ce4">
            <text:p>-0,2371796</text:p>
          </table:table-cell>
          <table:table-cell office:value-type="float" office:value="8.7263084032128679E-2" table:style-name="ce4">
            <text:p>0,0872630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Betweenness Centrality</text:p>
          </table:table-cell>
          <table:table-cell office:value-type="float" office:value="0.1417524632502731" table:style-name="ce4">
            <text:p>0,141752463</text:p>
          </table:table-cell>
          <table:table-cell office:value-type="float" office:value="0.31130384908226394" table:style-name="ce4">
            <text:p>0,311303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Load Centrality</text:p>
          </table:table-cell>
          <table:table-cell office:value-type="float" office:value="0.1417524632502731" table:style-name="ce4">
            <text:p>0,141752463</text:p>
          </table:table-cell>
          <table:table-cell office:value-type="float" office:value="0.31130384908226394" table:style-name="ce4">
            <text:p>0,3113038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Harmonic Centrality</text:p>
          </table:table-cell>
          <table:table-cell office:value-type="float" office:value="9.6782589544585657E-2" table:style-name="ce4">
            <text:p>0,09678259</text:p>
          </table:table-cell>
          <table:table-cell office:value-type="float" office:value="0.49056662883284075" table:style-name="ce4">
            <text:p>0,4905666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Information Centrality</text:p>
          </table:table-cell>
          <table:table-cell office:value-type="float" office:value="-0.3885864199272196" table:style-name="ce4">
            <text:p>-0,38858642</text:p>
          </table:table-cell>
          <table:table-cell office:value-type="float" office:value="4.0346857657776259E-3" table:style-name="ce4">
            <text:p>0,0040346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urrrent Flow Centrality</text:p>
          </table:table-cell>
          <table:table-cell office:value-type="float" office:value="7.7712581684185003E-2" table:style-name="ce4">
            <text:p>0,077712582</text:p>
          </table:table-cell>
          <table:table-cell office:value-type="float" office:value="0.58019279842515714" table:style-name="ce4">
            <text:p>0,5801927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Subgraph Centrality</text:p>
          </table:table-cell>
          <table:table-cell office:value-type="float" office:value="0.44825014148200037" table:style-name="ce4">
            <text:p>0,448250141</text:p>
          </table:table-cell>
          <table:table-cell office:value-type="float" office:value="7.6263875734968345E-4" table:style-name="ce4">
            <text:p>0,0007626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ountDeclMethodProtected</text:p>
          </table:table-cell>
          <table:table-cell office:value-type="float" office:value="0.62876563887821757" table:style-name="ce4">
            <text:p>0,628765639</text:p>
          </table:table-cell>
          <table:table-cell office:value-type="float" office:value="4.6152546929955273E-7" table:style-name="ce4">
            <text:p>4,61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ountLineComment</text:p>
          </table:table-cell>
          <table:table-cell office:value-type="float" office:value="0.7793489856676139" table:style-name="ce4">
            <text:p>0,779348986</text:p>
          </table:table-cell>
          <table:table-cell office:value-type="float" office:value="6.2417169532527416E-12" table:style-name="ce4">
            <text:p>6,24172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ountLineCodeExe</text:p>
          </table:table-cell>
          <table:table-cell office:value-type="float" office:value="0.96879158098463769" table:style-name="ce4">
            <text:p>0,968791581</text:p>
          </table:table-cell>
          <table:table-cell office:value-type="float" office:value="1.4631355082325668E-32" table:style-name="ce4">
            <text:p>1,46314E-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Max(Si)</text:p>
          </table:table-cell>
          <table:table-cell office:value-type="float" office:value="0.13174489197749928" table:style-name="ce4">
            <text:p>0,131744892</text:p>
          </table:table-cell>
          <table:table-cell office:value-type="float" office:value="0.34703586567053435" table:style-name="ce4">
            <text:p>0,3470358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Avg(NF)</text:p>
          </table:table-cell>
          <table:table-cell office:value-type="float" office:value="0.74488471801695344" table:style-name="ce4">
            <text:p>0,744884718</text:p>
          </table:table-cell>
          <table:table-cell office:value-type="float" office:value="1.6010982879166102E-10" table:style-name="ce4">
            <text:p>1,601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ountStmtExe</text:p>
          </table:table-cell>
          <table:table-cell office:value-type="float" office:value="0.97860715289878897" table:style-name="ce4">
            <text:p>0,978607153</text:p>
          </table:table-cell>
          <table:table-cell office:value-type="float" office:value="1.0816194861103093E-36" table:style-name="ce4">
            <text:p>1,08162E-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Avg(Ad)</text:p>
          </table:table-cell>
          <table:table-cell office:value-type="float" office:value="0.74714487971011279" table:style-name="ce4">
            <text:p>0,74714488</text:p>
          </table:table-cell>
          <table:table-cell office:value-type="float" office:value="1.3151364457668375E-10" table:style-name="ce4">
            <text:p>1,31514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Avg(Aa)</text:p>
          </table:table-cell>
          <table:table-cell office:value-type="float" office:value="0.74811352043575252" table:style-name="ce4">
            <text:p>0,74811352</text:p>
          </table:table-cell>
          <table:table-cell office:value-type="float" office:value="1.2080251443133866E-10" table:style-name="ce4">
            <text:p>1,20803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Sum(HMd)</text:p>
          </table:table-cell>
          <table:table-cell office:value-type="float" office:value="0.61634758473039586" table:style-name="ce4">
            <text:p>0,616347585</text:p>
          </table:table-cell>
          <table:table-cell office:value-type="float" office:value="8.9484333204824451E-7" table:style-name="ce4">
            <text:p>8,9484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Sum(RTLOC)</text:p>
          </table:table-cell>
          <table:table-cell office:value-type="float" office:value="0.99096847109013764" table:style-name="ce4">
            <text:p>0,990968471</text:p>
          </table:table-cell>
          <table:table-cell office:value-type="float" office:value="3.5307808717847134E-46" table:style-name="ce4">
            <text:p>3,53078E-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ountSemicolon</text:p>
          </table:table-cell>
          <table:table-cell office:value-type="float" office:value="0.99782266844078871" table:style-name="ce4">
            <text:p>0,997822668</text:p>
          </table:table-cell>
          <table:table-cell office:value-type="float" office:value="6.7331053480872372E-62" table:style-name="ce4">
            <text:p>6,73311E-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Sum(TLOC)</text:p>
          </table:table-cell>
          <table:table-cell office:value-type="float" office:value="0.98844758144872491" table:style-name="ce4">
            <text:p>0,988447581</text:p>
          </table:table-cell>
          <table:table-cell office:value-type="float" office:value="1.8245266038586872E-43" table:style-name="ce4">
            <text:p>1,82453E-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CountLineCode</text:p>
          </table:table-cell>
          <table:table-cell office:value-type="float" office:value="0.99167422820202344" table:style-name="ce4">
            <text:p>0,991674228</text:p>
          </table:table-cell>
          <table:table-cell office:value-type="float" office:value="4.4710620538134942E-47" table:style-name="ce4">
            <text:p>4,47106E-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Degree Centrality</text:p>
          </table:table-cell>
          <table:table-cell office:value-type="float" office:value="0.14645677983791897" table:style-name="ce4">
            <text:p>0,14645678</text:p>
          </table:table-cell>
          <table:table-cell office:value-type="float" office:value="0.29535203106409025" table:style-name="ce4">
            <text:p>0,295352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In-degree Centrality</text:p>
          </table:table-cell>
          <table:table-cell office:value-type="float" office:value="0.19683421896768963" table:style-name="ce4">
            <text:p>0,196834219</text:p>
          </table:table-cell>
          <table:table-cell office:value-type="float" office:value="0.1577533881029427" table:style-name="ce4">
            <text:p>0,1577533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Out-degree Centrality</text:p>
          </table:table-cell>
          <table:table-cell office:value-type="float" office:value="0.15756443075443782" table:style-name="ce4">
            <text:p>0,157564431</text:p>
          </table:table-cell>
          <table:table-cell office:value-type="float" office:value="0.2598314462093485" table:style-name="ce4">
            <text:p>0,2598314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Eigenvector Centrality</text:p>
          </table:table-cell>
          <table:table-cell office:value-type="float" office:value="0.11762987410253999" table:style-name="ce4">
            <text:p>0,117629874</text:p>
          </table:table-cell>
          <table:table-cell office:value-type="float" office:value="0.4015500273878323" table:style-name="ce4">
            <text:p>0,4015500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loseness Centrality</text:p>
          </table:table-cell>
          <table:table-cell office:value-type="float" office:value="0.20036908113859139" table:style-name="ce4">
            <text:p>0,200369081</text:p>
          </table:table-cell>
          <table:table-cell office:value-type="float" office:value="0.15027512359366124" table:style-name="ce4">
            <text:p>0,1502751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Betweenness Centrality</text:p>
          </table:table-cell>
          <table:table-cell office:value-type="float" office:value="0.43852030941046755" table:style-name="ce4">
            <text:p>0,438520309</text:p>
          </table:table-cell>
          <table:table-cell office:value-type="float" office:value="1.0219097981399674E-3" table:style-name="ce4">
            <text:p>0,001021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Load Centrality</text:p>
          </table:table-cell>
          <table:table-cell office:value-type="float" office:value="0.43852030941046755" table:style-name="ce4">
            <text:p>0,438520309</text:p>
          </table:table-cell>
          <table:table-cell office:value-type="float" office:value="1.0219097981399674E-3" table:style-name="ce4">
            <text:p>0,001021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Harmonic Centrality</text:p>
          </table:table-cell>
          <table:table-cell office:value-type="float" office:value="0.1957835937399128" table:style-name="ce4">
            <text:p>0,195783594</text:p>
          </table:table-cell>
          <table:table-cell office:value-type="float" office:value="0.16002791543572592" table:style-name="ce4">
            <text:p>0,160027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Information Centrality</text:p>
          </table:table-cell>
          <table:table-cell office:value-type="float" office:value="6.0221073446251057E-2" table:style-name="ce4">
            <text:p>0,060221073</text:p>
          </table:table-cell>
          <table:table-cell office:value-type="float" office:value="0.66839556827827695" table:style-name="ce4">
            <text:p>0,6683955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urrrent Flow Centrality</text:p>
          </table:table-cell>
          <table:table-cell office:value-type="float" office:value="0.31647265114273082" table:style-name="ce4">
            <text:p>0,316472651</text:p>
          </table:table-cell>
          <table:table-cell office:value-type="float" office:value="2.0959874474147246E-2" table:style-name="ce4">
            <text:p>0,0209598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Subgraph Centrality</text:p>
          </table:table-cell>
          <table:table-cell office:value-type="float" office:value="6.3973196680019231E-2" table:style-name="ce4">
            <text:p>0,063973197</text:p>
          </table:table-cell>
          <table:table-cell office:value-type="float" office:value="0.64904228384383522" table:style-name="ce4">
            <text:p>0,6490422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ountDeclMethodProtected</text:p>
          </table:table-cell>
          <table:table-cell office:value-type="float" office:value="0.20967621454603516" table:style-name="ce4">
            <text:p>0,209676215</text:p>
          </table:table-cell>
          <table:table-cell office:value-type="float" office:value="0.13184315878899522" table:style-name="ce4">
            <text:p>0,1318431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ountLineComment</text:p>
          </table:table-cell>
          <table:table-cell office:value-type="float" office:value="0.38897393570099181" table:style-name="ce4">
            <text:p>0,388973936</text:p>
          </table:table-cell>
          <table:table-cell office:value-type="float" office:value="3.9950356055674114E-3" table:style-name="ce4">
            <text:p>0,0039950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ountLineCodeExe</text:p>
          </table:table-cell>
          <table:table-cell office:value-type="float" office:value="0.50472608699033106" table:style-name="ce4">
            <text:p>0,504726087</text:p>
          </table:table-cell>
          <table:table-cell office:value-type="float" office:value="1.1622221662408156E-4" table:style-name="ce4">
            <text:p>0,0001162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Max(Si)</text:p>
          </table:table-cell>
          <table:table-cell office:value-type="float" office:value="0.22213676802046015" table:style-name="ce4">
            <text:p>0,222136768</text:p>
          </table:table-cell>
          <table:table-cell office:value-type="float" office:value="0.10989551414003185" table:style-name="ce4">
            <text:p>0,1098955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Avg(NF)</text:p>
          </table:table-cell>
          <table:table-cell office:value-type="float" office:value="0.28814449765142341" table:style-name="ce4">
            <text:p>0,288144498</text:p>
          </table:table-cell>
          <table:table-cell office:value-type="float" office:value="3.6411192608602629E-2" table:style-name="ce4">
            <text:p>0,0364111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ountStmtExe</text:p>
          </table:table-cell>
          <table:table-cell office:value-type="float" office:value="0.52098679938983761" table:style-name="ce4">
            <text:p>0,520986799</text:p>
          </table:table-cell>
          <table:table-cell office:value-type="float" office:value="6.3453675929337313E-5" table:style-name="ce4">
            <text:p>6,3453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Avg(Ad)</text:p>
          </table:table-cell>
          <table:table-cell office:value-type="float" office:value="0.28875632353336927" table:style-name="ce4">
            <text:p>0,288756324</text:p>
          </table:table-cell>
          <table:table-cell office:value-type="float" office:value="3.5998229749689775E-2" table:style-name="ce4">
            <text:p>0,035998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Avg(Aa)</text:p>
          </table:table-cell>
          <table:table-cell office:value-type="float" office:value="0.2921723513742337" table:style-name="ce4">
            <text:p>0,292172351</text:p>
          </table:table-cell>
          <table:table-cell office:value-type="float" office:value="3.3763107874940412E-2" table:style-name="ce4">
            <text:p>0,0337631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Sum(HMd)</text:p>
          </table:table-cell>
          <table:table-cell office:value-type="float" office:value="0.43159455401471541" table:style-name="ce4">
            <text:p>0,431594554</text:p>
          </table:table-cell>
          <table:table-cell office:value-type="float" office:value="1.2520482798417006E-3" table:style-name="ce4">
            <text:p>0,0012520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Sum(RTLOC)</text:p>
          </table:table-cell>
          <table:table-cell office:value-type="float" office:value="0.57489289086574602" table:style-name="ce4">
            <text:p>0,574892891</text:p>
          </table:table-cell>
          <table:table-cell office:value-type="float" office:value="6.7259317598229306E-6" table:style-name="ce4">
            <text:p>6,7259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ountSemicolon</text:p>
          </table:table-cell>
          <table:table-cell office:value-type="float" office:value="0.54771617856565047" table:style-name="ce4">
            <text:p>0,547716179</text:p>
          </table:table-cell>
          <table:table-cell office:value-type="float" office:value="2.1885423724087387E-5" table:style-name="ce4">
            <text:p>2,1885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Sum(TLOC)</text:p>
          </table:table-cell>
          <table:table-cell office:value-type="float" office:value="0.56480255510182098" table:style-name="ce4">
            <text:p>0,564802555</text:p>
          </table:table-cell>
          <table:table-cell office:value-type="float" office:value="1.0550990342045747E-5" table:style-name="ce4">
            <text:p>1,055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ountLineCode</text:p>
          </table:table-cell>
          <table:table-cell office:value-type="float" office:value="0.58506791144529668" table:style-name="ce4">
            <text:p>0,585067911</text:p>
          </table:table-cell>
          <table:table-cell office:value-type="float" office:value="4.2062088992873769E-6" table:style-name="ce4">
            <text:p>4,2062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CountStmt</text:p>
          </table:table-cell>
          <table:table-cell office:value-type="float" office:value="0.56931309660822793" table:style-name="ce4">
            <text:p>0,569313097</text:p>
          </table:table-cell>
          <table:table-cell office:value-type="float" office:value="8.6433081591054399E-6" table:style-name="ce4">
            <text:p>8,6433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Degree Centrality</text:p>
          </table:table-cell>
          <table:table-cell office:value-type="float" office:value="-0.25523758758494819" table:style-name="ce4">
            <text:p>-0,255237588</text:p>
          </table:table-cell>
          <table:table-cell office:value-type="float" office:value="6.5105737771390837E-2" table:style-name="ce4">
            <text:p>0,0651057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In-degree Centrality</text:p>
          </table:table-cell>
          <table:table-cell office:value-type="float" office:value="-0.2820749282540615" table:style-name="ce4">
            <text:p>-0,282074928</text:p>
          </table:table-cell>
          <table:table-cell office:value-type="float" office:value="4.0724067091366868E-2" table:style-name="ce4">
            <text:p>0,0407240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Out-degree Centrality</text:p>
          </table:table-cell>
          <table:table-cell office:value-type="float" office:value="-8.883788289700574E-2" table:style-name="ce4">
            <text:p>-0,088837883</text:p>
          </table:table-cell>
          <table:table-cell office:value-type="float" office:value="0.52700775585892834" table:style-name="ce4">
            <text:p>0,5270077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Eigenvector Centrality</text:p>
          </table:table-cell>
          <table:table-cell office:value-type="float" office:value="-0.32822188454841944" table:style-name="ce4">
            <text:p>-0,328221885</text:p>
          </table:table-cell>
          <table:table-cell office:value-type="float" office:value="1.6421975198017118E-2" table:style-name="ce4">
            <text:p>0,0164219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loseness Centrality</text:p>
          </table:table-cell>
          <table:table-cell office:value-type="float" office:value="-0.25725621336423588" table:style-name="ce4">
            <text:p>-0,257256213</text:p>
          </table:table-cell>
          <table:table-cell office:value-type="float" office:value="6.2938013637208856E-2" table:style-name="ce4">
            <text:p>0,0629380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Betweenness Centrality</text:p>
          </table:table-cell>
          <table:table-cell office:value-type="float" office:value="0.16779816983517926" table:style-name="ce4">
            <text:p>0,16779817</text:p>
          </table:table-cell>
          <table:table-cell office:value-type="float" office:value="0.22975209873084809" table:style-name="ce4">
            <text:p>0,2297520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Load Centrality</text:p>
          </table:table-cell>
          <table:table-cell office:value-type="float" office:value="0.16779816983517926" table:style-name="ce4">
            <text:p>0,16779817</text:p>
          </table:table-cell>
          <table:table-cell office:value-type="float" office:value="0.22975209873084809" table:style-name="ce4">
            <text:p>0,2297520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Harmonic Centrality</text:p>
          </table:table-cell>
          <table:table-cell office:value-type="float" office:value="5.5865411488100078E-2" table:style-name="ce4">
            <text:p>0,055865411</text:p>
          </table:table-cell>
          <table:table-cell office:value-type="float" office:value="0.69113233811270824" table:style-name="ce4">
            <text:p>0,6911323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Information Centrality</text:p>
          </table:table-cell>
          <table:table-cell office:value-type="float" office:value="-0.39581780311849113" table:style-name="ce4">
            <text:p>-0,395817803</text:p>
          </table:table-cell>
          <table:table-cell office:value-type="float" office:value="3.3491389426720066E-3" table:style-name="ce4">
            <text:p>0,003349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urrrent Flow Centrality</text:p>
          </table:table-cell>
          <table:table-cell office:value-type="float" office:value="7.4585636875352482E-2" table:style-name="ce4">
            <text:p>0,074585637</text:p>
          </table:table-cell>
          <table:table-cell office:value-type="float" office:value="0.5955683754018648" table:style-name="ce4">
            <text:p>0,595568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Subgraph Centrality</text:p>
          </table:table-cell>
          <table:table-cell office:value-type="float" office:value="0.43213385756185363" table:style-name="ce4">
            <text:p>0,432133858</text:p>
          </table:table-cell>
          <table:table-cell office:value-type="float" office:value="1.2325899577281018E-3" table:style-name="ce4">
            <text:p>0,001232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ountDeclMethodProtected</text:p>
          </table:table-cell>
          <table:table-cell office:value-type="float" office:value="0.62954160817605742" table:style-name="ce4">
            <text:p>0,629541608</text:p>
          </table:table-cell>
          <table:table-cell office:value-type="float" office:value="4.4239211195247088E-7" table:style-name="ce4">
            <text:p>4,42392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ountLineComment</text:p>
          </table:table-cell>
          <table:table-cell office:value-type="float" office:value="0.7913348088438571" table:style-name="ce4">
            <text:p>0,791334809</text:p>
          </table:table-cell>
          <table:table-cell office:value-type="float" office:value="1.7574495116062449E-12" table:style-name="ce4">
            <text:p>1,75745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ountLineCodeExe</text:p>
          </table:table-cell>
          <table:table-cell office:value-type="float" office:value="0.9557486444294494" table:style-name="ce4">
            <text:p>0,955748644</text:p>
          </table:table-cell>
          <table:table-cell office:value-type="float" office:value="9.2155168088876775E-29" table:style-name="ce4">
            <text:p>9,21552E-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Max(Si)</text:p>
          </table:table-cell>
          <table:table-cell office:value-type="float" office:value="0.13496886915694492" table:style-name="ce4">
            <text:p>0,134968869</text:p>
          </table:table-cell>
          <table:table-cell office:value-type="float" office:value="0.33525823488856255" table:style-name="ce4">
            <text:p>0,335258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Avg(NF)</text:p>
          </table:table-cell>
          <table:table-cell office:value-type="float" office:value="0.74737197266763788" table:style-name="ce4">
            <text:p>0,747371973</text:p>
          </table:table-cell>
          <table:table-cell office:value-type="float" office:value="1.2892462747294783E-10" table:style-name="ce4">
            <text:p>1,28925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ountStmtExe</text:p>
          </table:table-cell>
          <table:table-cell office:value-type="float" office:value="0.96054197783111805" table:style-name="ce4">
            <text:p>0,960541978</text:p>
          </table:table-cell>
          <table:table-cell office:value-type="float" office:value="5.2464746401206515E-30" table:style-name="ce4">
            <text:p>5,24647E-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Avg(Ad)</text:p>
          </table:table-cell>
          <table:table-cell office:value-type="float" office:value="0.7493092150635795" table:style-name="ce4">
            <text:p>0,749309215</text:p>
          </table:table-cell>
          <table:table-cell office:value-type="float" office:value="1.0871837755259725E-10" table:style-name="ce4">
            <text:p>1,08718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Avg(Aa)</text:p>
          </table:table-cell>
          <table:table-cell office:value-type="float" office:value="0.75003568096205764" table:style-name="ce4">
            <text:p>0,750035681</text:p>
          </table:table-cell>
          <table:table-cell office:value-type="float" office:value="1.0194543459199386E-10" table:style-name="ce4">
            <text:p>1,01945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Sum(HMd)</text:p>
          </table:table-cell>
          <table:table-cell office:value-type="float" office:value="0.62439625208216165" table:style-name="ce4">
            <text:p>0,624396252</text:p>
          </table:table-cell>
          <table:table-cell office:value-type="float" office:value="5.845248871785458E-7" table:style-name="ce4">
            <text:p>5,84525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Sum(RTLOC)</text:p>
          </table:table-cell>
          <table:table-cell office:value-type="float" office:value="0.98421530107691813" table:style-name="ce4">
            <text:p>0,984215301</text:p>
          </table:table-cell>
          <table:table-cell office:value-type="float" office:value="4.9683423742857003E-40" table:style-name="ce4">
            <text:p>4,96834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ountSemicolon</text:p>
          </table:table-cell>
          <table:table-cell office:value-type="float" office:value="0.98784347740978362" table:style-name="ce4">
            <text:p>0,987843477</text:p>
          </table:table-cell>
          <table:table-cell office:value-type="float" office:value="6.6453800423054661E-43" table:style-name="ce4">
            <text:p>6,64538E-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Sum(TLOC)</text:p>
          </table:table-cell>
          <table:table-cell office:value-type="float" office:value="0.96598859070660514" table:style-name="ce4">
            <text:p>0,965988591</text:p>
          </table:table-cell>
          <table:table-cell office:value-type="float" office:value="1.2682715712385933E-31" table:style-name="ce4">
            <text:p>1,26827E-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ountLineCode</text:p>
          </table:table-cell>
          <table:table-cell office:value-type="float" office:value="0.98734024190233616" table:style-name="ce4">
            <text:p>0,987340242</text:p>
          </table:table-cell>
          <table:table-cell office:value-type="float" office:value="1.858394056185505E-42" table:style-name="ce4">
            <text:p>1,85839E-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ountStmt</text:p>
          </table:table-cell>
          <table:table-cell office:value-type="float" office:value="0.98687579400334136" table:style-name="ce4">
            <text:p>0,986875794</text:p>
          </table:table-cell>
          <table:table-cell office:value-type="float" office:value="4.6319130389741061E-42" table:style-name="ce4">
            <text:p>4,63191E-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CountDeclClassMethod</text:p>
          </table:table-cell>
          <table:table-cell office:value-type="float" office:value="0.57414045388785506" table:style-name="ce4">
            <text:p>0,574140454</text:p>
          </table:table-cell>
          <table:table-cell office:value-type="float" office:value="6.9591773755781288E-6" table:style-name="ce4">
            <text:p>6,95918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Degree Centrality</text:p>
          </table:table-cell>
          <table:table-cell office:value-type="float" office:value="-0.26693925422203441" table:style-name="ce4">
            <text:p>-0,266939254</text:p>
          </table:table-cell>
          <table:table-cell office:value-type="float" office:value="5.3331227149069807E-2" table:style-name="ce4">
            <text:p>0,0533312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In-degree Centrality</text:p>
          </table:table-cell>
          <table:table-cell office:value-type="float" office:value="-0.28461202977064498" table:style-name="ce4">
            <text:p>-0,28461203</text:p>
          </table:table-cell>
          <table:table-cell office:value-type="float" office:value="3.8872772057991098E-2" table:style-name="ce4">
            <text:p>0,0388727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Out-degree Centrality</text:p>
          </table:table-cell>
          <table:table-cell office:value-type="float" office:value="-0.11630730603546434" table:style-name="ce4">
            <text:p>-0,116307306</text:p>
          </table:table-cell>
          <table:table-cell office:value-type="float" office:value="0.40690100501179816" table:style-name="ce4">
            <text:p>0,40690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Eigenvector Centrality</text:p>
          </table:table-cell>
          <table:table-cell office:value-type="float" office:value="-0.32398495142634937" table:style-name="ce4">
            <text:p>-0,323984951</text:p>
          </table:table-cell>
          <table:table-cell office:value-type="float" office:value="1.7950986435081483E-2" table:style-name="ce4">
            <text:p>0,0179509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loseness Centrality</text:p>
          </table:table-cell>
          <table:table-cell office:value-type="float" office:value="-0.25766586697845539" table:style-name="ce4">
            <text:p>-0,257665867</text:p>
          </table:table-cell>
          <table:table-cell office:value-type="float" office:value="6.250524951257086E-2" table:style-name="ce4">
            <text:p>0,0625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Betweenness Centrality</text:p>
          </table:table-cell>
          <table:table-cell office:value-type="float" office:value="0.12876067094683619" table:style-name="ce4">
            <text:p>0,128760671</text:p>
          </table:table-cell>
          <table:table-cell office:value-type="float" office:value="0.35816233486561394" table:style-name="ce4">
            <text:p>0,35816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Load Centrality</text:p>
          </table:table-cell>
          <table:table-cell office:value-type="float" office:value="0.12876067094683619" table:style-name="ce4">
            <text:p>0,128760671</text:p>
          </table:table-cell>
          <table:table-cell office:value-type="float" office:value="0.35816233486561394" table:style-name="ce4">
            <text:p>0,35816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Harmonic Centrality</text:p>
          </table:table-cell>
          <table:table-cell office:value-type="float" office:value="7.3312152298078512E-2" table:style-name="ce4">
            <text:p>0,073312152</text:p>
          </table:table-cell>
          <table:table-cell office:value-type="float" office:value="0.60188149430750038" table:style-name="ce4">
            <text:p>0,6018814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Information Centrality</text:p>
          </table:table-cell>
          <table:table-cell office:value-type="float" office:value="-0.40457754763880677" table:style-name="ce4">
            <text:p>-0,404577548</text:p>
          </table:table-cell>
          <table:table-cell office:value-type="float" office:value="2.6579906788117219E-3" table:style-name="ce4">
            <text:p>0,0026579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urrrent Flow Centrality</text:p>
          </table:table-cell>
          <table:table-cell office:value-type="float" office:value="5.6076463327378957E-2" table:style-name="ce4">
            <text:p>0,056076463</text:p>
          </table:table-cell>
          <table:table-cell office:value-type="float" office:value="0.69002418418793776" table:style-name="ce4">
            <text:p>0,6900241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Subgraph Centrality</text:p>
          </table:table-cell>
          <table:table-cell office:value-type="float" office:value="0.42835255256170646" table:style-name="ce4">
            <text:p>0,428352553</text:p>
          </table:table-cell>
          <table:table-cell office:value-type="float" office:value="1.3749290148756866E-3" table:style-name="ce4">
            <text:p>0,0013749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ountDeclMethodProtected</text:p>
          </table:table-cell>
          <table:table-cell office:value-type="float" office:value="0.62986976431919484" table:style-name="ce4">
            <text:p>0,629869764</text:p>
          </table:table-cell>
          <table:table-cell office:value-type="float" office:value="4.345260177266284E-7" table:style-name="ce4">
            <text:p>4,34526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ountLineComment</text:p>
          </table:table-cell>
          <table:table-cell office:value-type="float" office:value="0.80978710507058083" table:style-name="ce4">
            <text:p>0,809787105</text:p>
          </table:table-cell>
          <table:table-cell office:value-type="float" office:value="2.1065467772305855E-13" table:style-name="ce4">
            <text:p>2,10655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ountLineCodeExe</text:p>
          </table:table-cell>
          <table:table-cell office:value-type="float" office:value="0.96149348816579971" table:style-name="ce4">
            <text:p>0,961493488</text:p>
          </table:table-cell>
          <table:table-cell office:value-type="float" office:value="2.8477352592323037E-30" table:style-name="ce4">
            <text:p>2,84774E-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Max(Si)</text:p>
          </table:table-cell>
          <table:table-cell office:value-type="float" office:value="0.13886752946104333" table:style-name="ce4">
            <text:p>0,138867529</text:p>
          </table:table-cell>
          <table:table-cell office:value-type="float" office:value="0.32135393151808916" table:style-name="ce4">
            <text:p>0,3213539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Avg(NF)</text:p>
          </table:table-cell>
          <table:table-cell office:value-type="float" office:value="0.76853569573465685" table:style-name="ce4">
            <text:p>0,768535696</text:p>
          </table:table-cell>
          <table:table-cell office:value-type="float" office:value="1.833775541851011E-11" table:style-name="ce4">
            <text:p>1,83378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ountStmtExe</text:p>
          </table:table-cell>
          <table:table-cell office:value-type="float" office:value="0.96794097006406232" table:style-name="ce4">
            <text:p>0,96794097</text:p>
          </table:table-cell>
          <table:table-cell office:value-type="float" office:value="2.8752098681753727E-32" table:style-name="ce4">
            <text:p>2,87521E-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Avg(Ad)</text:p>
          </table:table-cell>
          <table:table-cell office:value-type="float" office:value="0.7707151373673462" table:style-name="ce4">
            <text:p>0,770715137</text:p>
          </table:table-cell>
          <table:table-cell office:value-type="float" office:value="1.4827196314567231E-11" table:style-name="ce4">
            <text:p>1,48272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Avg(Aa)</text:p>
          </table:table-cell>
          <table:table-cell office:value-type="float" office:value="0.77180485818369093" table:style-name="ce4">
            <text:p>0,771804858</text:p>
          </table:table-cell>
          <table:table-cell office:value-type="float" office:value="1.3320981128838996E-11" table:style-name="ce4">
            <text:p>1,3321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Sum(HMd)</text:p>
          </table:table-cell>
          <table:table-cell office:value-type="float" office:value="0.61261438250658951" table:style-name="ce4">
            <text:p>0,612614383</text:p>
          </table:table-cell>
          <table:table-cell office:value-type="float" office:value="1.0858959792365562E-6" table:style-name="ce4">
            <text:p>1,085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Sum(RTLOC)</text:p>
          </table:table-cell>
          <table:table-cell office:value-type="float" office:value="0.99437545440070463" table:style-name="ce4">
            <text:p>0,994375454</text:p>
          </table:table-cell>
          <table:table-cell office:value-type="float" office:value="2.0926141156213791E-51" table:style-name="ce4">
            <text:p>2,09261E-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ountSemicolon</text:p>
          </table:table-cell>
          <table:table-cell office:value-type="float" office:value="0.99040361275755007" table:style-name="ce4">
            <text:p>0,990403613</text:p>
          </table:table-cell>
          <table:table-cell office:value-type="float" office:value="1.6474108961682608E-45" table:style-name="ce4">
            <text:p>1,64741E-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Sum(TLOC)</text:p>
          </table:table-cell>
          <table:table-cell office:value-type="float" office:value="0.98185483950788144" table:style-name="ce4">
            <text:p>0,98185484</text:p>
          </table:table-cell>
          <table:table-cell office:value-type="float" office:value="1.6881323369345781E-38" table:style-name="ce4">
            <text:p>1,68813E-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ountLineCode</text:p>
          </table:table-cell>
          <table:table-cell office:value-type="float" office:value="0.99340792440517378" table:style-name="ce4">
            <text:p>0,993407924</text:p>
          </table:table-cell>
          <table:table-cell office:value-type="float" office:value="1.1845617725305795E-49" table:style-name="ce4">
            <text:p>1,18456E-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ountStmt</text:p>
          </table:table-cell>
          <table:table-cell office:value-type="float" office:value="0.99209709285915892" table:style-name="ce4">
            <text:p>0,992097093</text:p>
          </table:table-cell>
          <table:table-cell office:value-type="float" office:value="1.1893899713064918E-47" table:style-name="ce4">
            <text:p>1,18939E-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ountDeclClassMethod</text:p>
          </table:table-cell>
          <table:table-cell office:value-type="float" office:value="0.58329506359569849" table:style-name="ce4">
            <text:p>0,583295064</text:p>
          </table:table-cell>
          <table:table-cell office:value-type="float" office:value="4.5698986923491944E-6" table:style-name="ce4">
            <text:p>4,569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CountStmtDecl</text:p>
          </table:table-cell>
          <table:table-cell office:value-type="float" office:value="0.98983932443557077" table:style-name="ce4">
            <text:p>0,989839324</text:p>
          </table:table-cell>
          <table:table-cell office:value-type="float" office:value="7.0255077771488966E-45" table:style-name="ce4">
            <text:p>7,02551E-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Degree Centrality</text:p>
          </table:table-cell>
          <table:table-cell office:value-type="float" office:value="-0.26879776878147343" table:style-name="ce4">
            <text:p>-0,268797769</text:p>
          </table:table-cell>
          <table:table-cell office:value-type="float" office:value="5.1630941287667806E-2" table:style-name="ce4">
            <text:p>0,0516309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In-degree Centrality</text:p>
          </table:table-cell>
          <table:table-cell office:value-type="float" office:value="-0.24789638938540381" table:style-name="ce4">
            <text:p>-0,247896389</text:p>
          </table:table-cell>
          <table:table-cell office:value-type="float" office:value="7.349737379129638E-2" table:style-name="ce4">
            <text:p>0,0734973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Out-degree Centrality</text:p>
          </table:table-cell>
          <table:table-cell office:value-type="float" office:value="-0.14415952551071651" table:style-name="ce4">
            <text:p>-0,144159526</text:p>
          </table:table-cell>
          <table:table-cell office:value-type="float" office:value="0.30307416655191799" table:style-name="ce4">
            <text:p>0,3030741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Eigenvector Centrality</text:p>
          </table:table-cell>
          <table:table-cell office:value-type="float" office:value="-0.28441889798078135" table:style-name="ce4">
            <text:p>-0,284418898</text:p>
          </table:table-cell>
          <table:table-cell office:value-type="float" office:value="3.9011214800099232E-2" table:style-name="ce4">
            <text:p>0,03901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loseness Centrality</text:p>
          </table:table-cell>
          <table:table-cell office:value-type="float" office:value="-0.21855388308893867" table:style-name="ce4">
            <text:p>-0,218553883</text:p>
          </table:table-cell>
          <table:table-cell office:value-type="float" office:value="0.11589728196907069" table:style-name="ce4">
            <text:p>0,1158972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Betweenness Centrality</text:p>
          </table:table-cell>
          <table:table-cell office:value-type="float" office:value="0.15974445796965464" table:style-name="ce4">
            <text:p>0,159744458</text:p>
          </table:table-cell>
          <table:table-cell office:value-type="float" office:value="0.25321227703750515" table:style-name="ce4">
            <text:p>0,2532122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Load Centrality</text:p>
          </table:table-cell>
          <table:table-cell office:value-type="float" office:value="0.15974445796965464" table:style-name="ce4">
            <text:p>0,159744458</text:p>
          </table:table-cell>
          <table:table-cell office:value-type="float" office:value="0.25321227703750515" table:style-name="ce4">
            <text:p>0,2532122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Harmonic Centrality</text:p>
          </table:table-cell>
          <table:table-cell office:value-type="float" office:value="0.12635899188288074" table:style-name="ce4">
            <text:p>0,126358992</text:p>
          </table:table-cell>
          <table:table-cell office:value-type="float" office:value="0.36727307810158033" table:style-name="ce4">
            <text:p>0,3672730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Information Centrality</text:p>
          </table:table-cell>
          <table:table-cell office:value-type="float" office:value="-0.40364994123939568" table:style-name="ce4">
            <text:p>-0,403649941</text:p>
          </table:table-cell>
          <table:table-cell office:value-type="float" office:value="2.7246446796160592E-3" table:style-name="ce4">
            <text:p>0,002724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urrrent Flow Centrality</text:p>
          </table:table-cell>
          <table:table-cell office:value-type="float" office:value="5.4826286870601718E-2" table:style-name="ce4">
            <text:p>0,054826287</text:p>
          </table:table-cell>
          <table:table-cell office:value-type="float" office:value="0.69659771945956739" table:style-name="ce4">
            <text:p>0,6965977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Subgraph Centrality</text:p>
          </table:table-cell>
          <table:table-cell office:value-type="float" office:value="0.42639706509942837" table:style-name="ce4">
            <text:p>0,426397065</text:p>
          </table:table-cell>
          <table:table-cell office:value-type="float" office:value="1.454160636929665E-3" table:style-name="ce4">
            <text:p>0,0014541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DeclMethodProtected</text:p>
          </table:table-cell>
          <table:table-cell office:value-type="float" office:value="0.63412853387725043" table:style-name="ce4">
            <text:p>0,634128534</text:p>
          </table:table-cell>
          <table:table-cell office:value-type="float" office:value="3.4361328166533012E-7" table:style-name="ce4">
            <text:p>3,4361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LineComment</text:p>
          </table:table-cell>
          <table:table-cell office:value-type="float" office:value="0.78751826224693899" table:style-name="ce4">
            <text:p>0,787518262</text:p>
          </table:table-cell>
          <table:table-cell office:value-type="float" office:value="2.6544073350961702E-12" table:style-name="ce4">
            <text:p>2,65441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LineCodeExe</text:p>
          </table:table-cell>
          <table:table-cell office:value-type="float" office:value="0.93320833837345263" table:style-name="ce4">
            <text:p>0,933208338</text:p>
          </table:table-cell>
          <table:table-cell office:value-type="float" office:value="2.5431023504370371E-24" table:style-name="ce4">
            <text:p>2,5431E-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Max(Si)</text:p>
          </table:table-cell>
          <table:table-cell office:value-type="float" office:value="0.1207980196034618" table:style-name="ce4">
            <text:p>0,12079802</text:p>
          </table:table-cell>
          <table:table-cell office:value-type="float" office:value="0.38889988564036415" table:style-name="ce4">
            <text:p>0,3888998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Avg(NF)</text:p>
          </table:table-cell>
          <table:table-cell office:value-type="float" office:value="0.75069656237079174" table:style-name="ce4">
            <text:p>0,750696562</text:p>
          </table:table-cell>
          <table:table-cell office:value-type="float" office:value="9.6132879539146083E-11" table:style-name="ce4">
            <text:p>9,61329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StmtExe</text:p>
          </table:table-cell>
          <table:table-cell office:value-type="float" office:value="0.93914832528525383" table:style-name="ce4">
            <text:p>0,939148325</text:p>
          </table:table-cell>
          <table:table-cell office:value-type="float" office:value="2.5423373589567538E-25" table:style-name="ce4">
            <text:p>2,54234E-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Avg(Ad)</text:p>
          </table:table-cell>
          <table:table-cell office:value-type="float" office:value="0.7528760040034812" table:style-name="ce4">
            <text:p>0,752876004</text:p>
          </table:table-cell>
          <table:table-cell office:value-type="float" office:value="7.9109628104227617E-11" table:style-name="ce4">
            <text:p>7,91096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Avg(Aa)</text:p>
          </table:table-cell>
          <table:table-cell office:value-type="float" office:value="0.75384464472912094" table:style-name="ce4">
            <text:p>0,753844645</text:p>
          </table:table-cell>
          <table:table-cell office:value-type="float" office:value="7.2498711462046153E-11" table:style-name="ce4">
            <text:p>7,24987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Sum(HMd)</text:p>
          </table:table-cell>
          <table:table-cell office:value-type="float" office:value="0.57033894413700259" table:style-name="ce4">
            <text:p>0,570338944</text:p>
          </table:table-cell>
          <table:table-cell office:value-type="float" office:value="8.2566272444562009E-6" table:style-name="ce4">
            <text:p>8,2566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Sum(RTLOC)</text:p>
          </table:table-cell>
          <table:table-cell office:value-type="float" office:value="0.97351020158155144" table:style-name="ce4">
            <text:p>0,973510202</text:p>
          </table:table-cell>
          <table:table-cell office:value-type="float" office:value="2.36779753241988E-34" table:style-name="ce4">
            <text:p>2,3678E-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Semicolon</text:p>
          </table:table-cell>
          <table:table-cell office:value-type="float" office:value="0.97641224144187733" table:style-name="ce4">
            <text:p>0,976412241</text:p>
          </table:table-cell>
          <table:table-cell office:value-type="float" office:value="1.2716878396144956E-35" table:style-name="ce4">
            <text:p>1,27169E-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Sum(TLOC)</text:p>
          </table:table-cell>
          <table:table-cell office:value-type="float" office:value="0.95739919432670983" table:style-name="ce4">
            <text:p>0,957399194</text:p>
          </table:table-cell>
          <table:table-cell office:value-type="float" office:value="3.5659052286380478E-29" table:style-name="ce4">
            <text:p>3,56591E-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LineCode</text:p>
          </table:table-cell>
          <table:table-cell office:value-type="float" office:value="0.98111077691771176" table:style-name="ce4">
            <text:p>0,981110777</text:p>
          </table:table-cell>
          <table:table-cell office:value-type="float" office:value="4.6625445512559825E-38" table:style-name="ce4">
            <text:p>4,66254E-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Stmt</text:p>
          </table:table-cell>
          <table:table-cell office:value-type="float" office:value="0.97850893109148829" table:style-name="ce4">
            <text:p>0,978508931</text:p>
          </table:table-cell>
          <table:table-cell office:value-type="float" office:value="1.2142191059164665E-36" table:style-name="ce4">
            <text:p>1,21422E-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DeclClassMethod</text:p>
          </table:table-cell>
          <table:table-cell office:value-type="float" office:value="0.56574756768610424" table:style-name="ce4">
            <text:p>0,565747568</text:p>
          </table:table-cell>
          <table:table-cell office:value-type="float" office:value="1.0121665112322682E-5" table:style-name="ce4">
            <text:p>1,0121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StmtDecl</text:p>
          </table:table-cell>
          <table:table-cell office:value-type="float" office:value="0.98822651875816703" table:style-name="ce4">
            <text:p>0,988226519</text:p>
          </table:table-cell>
          <table:table-cell office:value-type="float" office:value="2.9507189656426261E-43" table:style-name="ce4">
            <text:p>2,95072E-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CountLine</text:p>
          </table:table-cell>
          <table:table-cell office:value-type="float" office:value="0.98419418571831785" table:style-name="ce4">
            <text:p>0,984194186</text:p>
          </table:table-cell>
          <table:table-cell office:value-type="float" office:value="5.1393383177875043E-40" table:style-name="ce4">
            <text:p>5,13934E-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Degree Centrality</text:p>
          </table:table-cell>
          <table:table-cell office:value-type="float" office:value="5.1586521945756351E-2" table:style-name="ce4">
            <text:p>0,051586522</text:p>
          </table:table-cell>
          <table:table-cell office:value-type="float" office:value="0.7137348250921558" table:style-name="ce4">
            <text:p>0,713734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In-degree Centrality</text:p>
          </table:table-cell>
          <table:table-cell office:value-type="float" office:value="0.1416356816088008" table:style-name="ce4">
            <text:p>0,141635682</text:p>
          </table:table-cell>
          <table:table-cell office:value-type="float" office:value="0.31170672516809794" table:style-name="ce4">
            <text:p>0,311706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Out-degree Centrality</text:p>
          </table:table-cell>
          <table:table-cell office:value-type="float" office:value="4.3405901850307009E-2" table:style-name="ce4">
            <text:p>0,043405902</text:p>
          </table:table-cell>
          <table:table-cell office:value-type="float" office:value="0.75761811655445443" table:style-name="ce4">
            <text:p>0,7576181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Eigenvector Centrality</text:p>
          </table:table-cell>
          <table:table-cell office:value-type="float" office:value="0.13861248768140752" table:style-name="ce4">
            <text:p>0,138612488</text:p>
          </table:table-cell>
          <table:table-cell office:value-type="float" office:value="0.32225218644129583" table:style-name="ce4">
            <text:p>0,3222521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loseness Centrality</text:p>
          </table:table-cell>
          <table:table-cell office:value-type="float" office:value="0.19705882498881247" table:style-name="ce4">
            <text:p>0,197058825</text:p>
          </table:table-cell>
          <table:table-cell office:value-type="float" office:value="0.15727023076191357" table:style-name="ce4">
            <text:p>0,1572702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Betweenness Centrality</text:p>
          </table:table-cell>
          <table:table-cell office:value-type="float" office:value="0.40633980125662328" table:style-name="ce4">
            <text:p>0,406339801</text:p>
          </table:table-cell>
          <table:table-cell office:value-type="float" office:value="2.5353328992156598E-3" table:style-name="ce4">
            <text:p>0,002535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Load Centrality</text:p>
          </table:table-cell>
          <table:table-cell office:value-type="float" office:value="0.40633980125662328" table:style-name="ce4">
            <text:p>0,406339801</text:p>
          </table:table-cell>
          <table:table-cell office:value-type="float" office:value="2.5353328992156598E-3" table:style-name="ce4">
            <text:p>0,002535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Harmonic Centrality</text:p>
          </table:table-cell>
          <table:table-cell office:value-type="float" office:value="0.40670414422545864" table:style-name="ce4">
            <text:p>0,406704144</text:p>
          </table:table-cell>
          <table:table-cell office:value-type="float" office:value="2.5106093104817185E-3" table:style-name="ce4">
            <text:p>0,0025106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Information Centrality</text:p>
          </table:table-cell>
          <table:table-cell office:value-type="float" office:value="-8.7557468901586208E-2" table:style-name="ce4">
            <text:p>-0,087557469</text:p>
          </table:table-cell>
          <table:table-cell office:value-type="float" office:value="0.53300364861197025" table:style-name="ce4">
            <text:p>0,5330036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urrrent Flow Centrality</text:p>
          </table:table-cell>
          <table:table-cell office:value-type="float" office:value="0.24255328930813733" table:style-name="ce4">
            <text:p>0,242553289</text:p>
          </table:table-cell>
          <table:table-cell office:value-type="float" office:value="8.0127860826477368E-2" table:style-name="ce4">
            <text:p>0,0801278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Subgraph Centrality</text:p>
          </table:table-cell>
          <table:table-cell office:value-type="float" office:value="0.25254888079647353" table:style-name="ce4">
            <text:p>0,252548881</text:p>
          </table:table-cell>
          <table:table-cell office:value-type="float" office:value="6.8085371176195827E-2" table:style-name="ce4">
            <text:p>0,0680853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DeclMethodProtected</text:p>
          </table:table-cell>
          <table:table-cell office:value-type="float" office:value="0.35487631777006795" table:style-name="ce4">
            <text:p>0,354876318</text:p>
          </table:table-cell>
          <table:table-cell office:value-type="float" office:value="9.1232352016240616E-3" table:style-name="ce4">
            <text:p>0,009123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LineComment</text:p>
          </table:table-cell>
          <table:table-cell office:value-type="float" office:value="0.49381068118174831" table:style-name="ce4">
            <text:p>0,493810681</text:p>
          </table:table-cell>
          <table:table-cell office:value-type="float" office:value="1.7156438087555486E-4" table:style-name="ce4">
            <text:p>0,0001715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LineCodeExe</text:p>
          </table:table-cell>
          <table:table-cell office:value-type="float" office:value="0.65345866288237353" table:style-name="ce4">
            <text:p>0,653458663</text:p>
          </table:table-cell>
          <table:table-cell office:value-type="float" office:value="1.1303049716829787E-7" table:style-name="ce4">
            <text:p>1,130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Max(Si)</text:p>
          </table:table-cell>
          <table:table-cell office:value-type="float" office:value="0.38193950672558552" table:style-name="ce4">
            <text:p>0,381939507</text:p>
          </table:table-cell>
          <table:table-cell office:value-type="float" office:value="4.7708528659766124E-3" table:style-name="ce4">
            <text:p>0,0047708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Avg(NF)</text:p>
          </table:table-cell>
          <table:table-cell office:value-type="float" office:value="0.56991170457889229" table:style-name="ce4">
            <text:p>0,569911705</text:p>
          </table:table-cell>
          <table:table-cell office:value-type="float" office:value="8.41567935389422E-6" table:style-name="ce4">
            <text:p>8,41568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StmtExe</text:p>
          </table:table-cell>
          <table:table-cell office:value-type="float" office:value="0.67956517063335375" table:style-name="ce4">
            <text:p>0,679565171</text:p>
          </table:table-cell>
          <table:table-cell office:value-type="float" office:value="2.2059011702338295E-8" table:style-name="ce4">
            <text:p>2,205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Avg(Ad)</text:p>
          </table:table-cell>
          <table:table-cell office:value-type="float" office:value="0.57031651454059196" table:style-name="ce4">
            <text:p>0,570316515</text:p>
          </table:table-cell>
          <table:table-cell office:value-type="float" office:value="8.2649075186228104E-6" table:style-name="ce4">
            <text:p>8,2649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Avg(Aa)</text:p>
          </table:table-cell>
          <table:table-cell office:value-type="float" office:value="0.57225960235675044" table:style-name="ce4">
            <text:p>0,572259602</text:p>
          </table:table-cell>
          <table:table-cell office:value-type="float" office:value="7.5754284591480194E-6" table:style-name="ce4">
            <text:p>7,5754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Sum(HMd)</text:p>
          </table:table-cell>
          <table:table-cell office:value-type="float" office:value="0.44224964158847146" table:style-name="ce4">
            <text:p>0,442249642</text:p>
          </table:table-cell>
          <table:table-cell office:value-type="float" office:value="9.1441192206662949E-4" table:style-name="ce4">
            <text:p>0,0009144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Sum(RTLOC)</text:p>
          </table:table-cell>
          <table:table-cell office:value-type="float" office:value="0.74610097297910949" table:style-name="ce4">
            <text:p>0,746100973</text:p>
          </table:table-cell>
          <table:table-cell office:value-type="float" office:value="1.440613331172581E-10" table:style-name="ce4">
            <text:p>1,4406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Semicolon</text:p>
          </table:table-cell>
          <table:table-cell office:value-type="float" office:value="0.7497505973001809" table:style-name="ce4">
            <text:p>0,749750597</text:p>
          </table:table-cell>
          <table:table-cell office:value-type="float" office:value="1.0455421951337444E-10" table:style-name="ce4">
            <text:p>1,04554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Sum(TLOC)</text:p>
          </table:table-cell>
          <table:table-cell office:value-type="float" office:value="0.7604376747451832" table:style-name="ce4">
            <text:p>0,760437675</text:p>
          </table:table-cell>
          <table:table-cell office:value-type="float" office:value="3.9597764841610287E-11" table:style-name="ce4">
            <text:p>3,95978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LineCode</text:p>
          </table:table-cell>
          <table:table-cell office:value-type="float" office:value="0.74731933330981215" table:style-name="ce4">
            <text:p>0,747319333</text:p>
          </table:table-cell>
          <table:table-cell office:value-type="float" office:value="1.2952041919941613E-10" table:style-name="ce4">
            <text:p>1,2952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Stmt</text:p>
          </table:table-cell>
          <table:table-cell office:value-type="float" office:value="0.76521958718460392" table:style-name="ce4">
            <text:p>0,765219587</text:p>
          </table:table-cell>
          <table:table-cell office:value-type="float" office:value="2.5226710892043238E-11" table:style-name="ce4">
            <text:p>2,52267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DeclClassMethod</text:p>
          </table:table-cell>
          <table:table-cell office:value-type="float" office:value="0.53441430632844777" table:style-name="ce4">
            <text:p>0,534414306</text:p>
          </table:table-cell>
          <table:table-cell office:value-type="float" office:value="3.7592828215644309E-5" table:style-name="ce4">
            <text:p>3,75928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StmtDecl</text:p>
          </table:table-cell>
          <table:table-cell office:value-type="float" office:value="0.7694706847264724" table:style-name="ce4">
            <text:p>0,769470685</text:p>
          </table:table-cell>
          <table:table-cell office:value-type="float" office:value="1.6744711827853066E-11" table:style-name="ce4">
            <text:p>1,67447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Line</text:p>
          </table:table-cell>
          <table:table-cell office:value-type="float" office:value="0.76556334251536884" table:style-name="ce4">
            <text:p>0,765563343</text:p>
          </table:table-cell>
          <table:table-cell office:value-type="float" office:value="2.4412211539809712E-11" table:style-name="ce4">
            <text:p>2,44122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CountLineCodeDecl</text:p>
          </table:table-cell>
          <table:table-cell office:value-type="float" office:value="0.79579359072087541" table:style-name="ce4">
            <text:p>0,795793591</text:p>
          </table:table-cell>
          <table:table-cell office:value-type="float" office:value="1.0737583048796179E-12" table:style-name="ce4">
            <text:p>1,07376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Degree Centrality</text:p>
          </table:table-cell>
          <table:table-cell office:value-type="float" office:value="0.18090490364838541" table:style-name="ce4">
            <text:p>0,180904904</text:p>
          </table:table-cell>
          <table:table-cell office:value-type="float" office:value="0.19486209796543374" table:style-name="ce4">
            <text:p>0,1948620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In-degree Centrality</text:p>
          </table:table-cell>
          <table:table-cell office:value-type="float" office:value="0.1565491951228192" table:style-name="ce4">
            <text:p>0,156549195</text:p>
          </table:table-cell>
          <table:table-cell office:value-type="float" office:value="0.26295329342688711" table:style-name="ce4">
            <text:p>0,2629532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Out-degree Centrality</text:p>
          </table:table-cell>
          <table:table-cell office:value-type="float" office:value="0.22041164093671464" table:style-name="ce4">
            <text:p>0,220411641</text:p>
          </table:table-cell>
          <table:table-cell office:value-type="float" office:value="0.11275485664909957" table:style-name="ce4">
            <text:p>0,1127548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Eigenvector Centrality</text:p>
          </table:table-cell>
          <table:table-cell office:value-type="float" office:value="8.7753683657330467E-2" table:style-name="ce4">
            <text:p>0,087753684</text:p>
          </table:table-cell>
          <table:table-cell office:value-type="float" office:value="0.53208265154821155" table:style-name="ce4">
            <text:p>0,532082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loseness Centrality</text:p>
          </table:table-cell>
          <table:table-cell office:value-type="float" office:value="0.16678957931261665" table:style-name="ce4">
            <text:p>0,166789579</text:p>
          </table:table-cell>
          <table:table-cell office:value-type="float" office:value="0.23260492133473262" table:style-name="ce4">
            <text:p>0,2326049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Betweenness Centrality</text:p>
          </table:table-cell>
          <table:table-cell office:value-type="float" office:value="0.40544420803944081" table:style-name="ce4">
            <text:p>0,405444208</text:p>
          </table:table-cell>
          <table:table-cell office:value-type="float" office:value="2.5970264125741906E-3" table:style-name="ce4">
            <text:p>0,0025970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Load Centrality</text:p>
          </table:table-cell>
          <table:table-cell office:value-type="float" office:value="0.40544420803944081" table:style-name="ce4">
            <text:p>0,405444208</text:p>
          </table:table-cell>
          <table:table-cell office:value-type="float" office:value="2.5970264125741906E-3" table:style-name="ce4">
            <text:p>0,0025970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Harmonic Centrality</text:p>
          </table:table-cell>
          <table:table-cell office:value-type="float" office:value="8.8379926870095424E-2" table:style-name="ce4">
            <text:p>0,088379927</text:p>
          </table:table-cell>
          <table:table-cell office:value-type="float" office:value="0.5291484188841783" table:style-name="ce4">
            <text:p>0,5291484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Information Centrality</text:p>
          </table:table-cell>
          <table:table-cell office:value-type="float" office:value="0.11298220889551318" table:style-name="ce4">
            <text:p>0,112982209</text:p>
          </table:table-cell>
          <table:table-cell office:value-type="float" office:value="0.42053493368163897" table:style-name="ce4">
            <text:p>0,4205349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urrrent Flow Centrality</text:p>
          </table:table-cell>
          <table:table-cell office:value-type="float" office:value="0.33653329683082456" table:style-name="ce4">
            <text:p>0,336533297</text:p>
          </table:table-cell>
          <table:table-cell office:value-type="float" office:value="1.3742925979717345E-2" table:style-name="ce4">
            <text:p>0,0137429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Subgraph Centrality</text:p>
          </table:table-cell>
          <table:table-cell office:value-type="float" office:value="1.6347322893713184E-2" table:style-name="ce4">
            <text:p>0,016347323</text:p>
          </table:table-cell>
          <table:table-cell office:value-type="float" office:value="0.90750974622297764" table:style-name="ce4">
            <text:p>0,9075097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DeclMethodProtected</text:p>
          </table:table-cell>
          <table:table-cell office:value-type="float" office:value="0.27213794499267074" table:style-name="ce4">
            <text:p>0,272137945</text:p>
          </table:table-cell>
          <table:table-cell office:value-type="float" office:value="4.8685885900893795E-2" table:style-name="ce4">
            <text:p>0,0486858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LineComment</text:p>
          </table:table-cell>
          <table:table-cell office:value-type="float" office:value="0.29481698308240706" table:style-name="ce4">
            <text:p>0,294816983</text:p>
          </table:table-cell>
          <table:table-cell office:value-type="float" office:value="3.211286830503484E-2" table:style-name="ce4">
            <text:p>0,032112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LineCodeExe</text:p>
          </table:table-cell>
          <table:table-cell office:value-type="float" office:value="0.44122462971302323" table:style-name="ce4">
            <text:p>0,44122463</text:p>
          </table:table-cell>
          <table:table-cell office:value-type="float" office:value="9.4289556415842442E-4" table:style-name="ce4">
            <text:p>0,0009428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Max(Si)</text:p>
          </table:table-cell>
          <table:table-cell office:value-type="float" office:value="0.11365541588302419" table:style-name="ce4">
            <text:p>0,113655416</text:p>
          </table:table-cell>
          <table:table-cell office:value-type="float" office:value="0.4177537647066788" table:style-name="ce4">
            <text:p>0,4177537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Avg(NF)</text:p>
          </table:table-cell>
          <table:table-cell office:value-type="float" office:value="0.30093473312224461" table:style-name="ce4">
            <text:p>0,300934733</text:p>
          </table:table-cell>
          <table:table-cell office:value-type="float" office:value="2.8551053671655814E-2" table:style-name="ce4">
            <text:p>0,0285510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StmtExe</text:p>
          </table:table-cell>
          <table:table-cell office:value-type="float" office:value="0.43353029501505669" table:style-name="ce4">
            <text:p>0,433530295</text:p>
          </table:table-cell>
          <table:table-cell office:value-type="float" office:value="1.18345854615296E-3" table:style-name="ce4">
            <text:p>0,0011834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Avg(Ad)</text:p>
          </table:table-cell>
          <table:table-cell office:value-type="float" office:value="0.30469784270656974" table:style-name="ce4">
            <text:p>0,304697843</text:p>
          </table:table-cell>
          <table:table-cell office:value-type="float" office:value="2.652877913456508E-2" table:style-name="ce4">
            <text:p>0,0265287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Avg(Aa)</text:p>
          </table:table-cell>
          <table:table-cell office:value-type="float" office:value="0.30828990185524374" table:style-name="ce4">
            <text:p>0,308289902</text:p>
          </table:table-cell>
          <table:table-cell office:value-type="float" office:value="2.4711791682291043E-2" table:style-name="ce4">
            <text:p>0,0247117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Sum(HMd)</text:p>
          </table:table-cell>
          <table:table-cell office:value-type="float" office:value="0.51075819164551128" table:style-name="ce4">
            <text:p>0,510758192</text:p>
          </table:table-cell>
          <table:table-cell office:value-type="float" office:value="9.3183166197496038E-5" table:style-name="ce4">
            <text:p>9,3183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Sum(RTLOC)</text:p>
          </table:table-cell>
          <table:table-cell office:value-type="float" office:value="0.45123167931705871" table:style-name="ce4">
            <text:p>0,451231679</text:p>
          </table:table-cell>
          <table:table-cell office:value-type="float" office:value="6.9601083677587553E-4" table:style-name="ce4">
            <text:p>0,0006960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Semicolon</text:p>
          </table:table-cell>
          <table:table-cell office:value-type="float" office:value="0.43148419443275898" table:style-name="ce4">
            <text:p>0,431484194</text:p>
          </table:table-cell>
          <table:table-cell office:value-type="float" office:value="1.2560638469415626E-3" table:style-name="ce4">
            <text:p>0,0012560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Sum(TLOC)</text:p>
          </table:table-cell>
          <table:table-cell office:value-type="float" office:value="0.45354662523713651" table:style-name="ce4">
            <text:p>0,453546625</text:p>
          </table:table-cell>
          <table:table-cell office:value-type="float" office:value="6.4794882163623764E-4" table:style-name="ce4">
            <text:p>0,0006479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LineCode</text:p>
          </table:table-cell>
          <table:table-cell office:value-type="float" office:value="0.46215855096320235" table:style-name="ce4">
            <text:p>0,462158551</text:p>
          </table:table-cell>
          <table:table-cell office:value-type="float" office:value="4.9430700297224315E-4" table:style-name="ce4">
            <text:p>0,0004943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Stmt</text:p>
          </table:table-cell>
          <table:table-cell office:value-type="float" office:value="0.44424359503380689" table:style-name="ce4">
            <text:p>0,444243595</text:p>
          </table:table-cell>
          <table:table-cell office:value-type="float" office:value="8.6120832054546455E-4" table:style-name="ce4">
            <text:p>0,0008612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DeclClassMethod</text:p>
          </table:table-cell>
          <table:table-cell office:value-type="float" office:value="0.83837935027324317" table:style-name="ce4">
            <text:p>0,83837935</text:p>
          </table:table-cell>
          <table:table-cell office:value-type="float" office:value="4.7747549612790461E-15" table:style-name="ce4">
            <text:p>4,77475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StmtDecl</text:p>
          </table:table-cell>
          <table:table-cell office:value-type="float" office:value="0.43648801637936913" table:style-name="ce4">
            <text:p>0,436488016</text:p>
          </table:table-cell>
          <table:table-cell office:value-type="float" office:value="1.0851473371285903E-3" table:style-name="ce4">
            <text:p>0,0010851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Line</text:p>
          </table:table-cell>
          <table:table-cell office:value-type="float" office:value="0.44532586562050297" table:style-name="ce4">
            <text:p>0,445325866</text:p>
          </table:table-cell>
          <table:table-cell office:value-type="float" office:value="8.3351166659641315E-4" table:style-name="ce4">
            <text:p>0,0008335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CountLineCodeDecl</text:p>
          </table:table-cell>
          <table:table-cell office:value-type="float" office:value="0.42282602973919076" table:style-name="ce4">
            <text:p>0,42282603</text:p>
          </table:table-cell>
          <table:table-cell office:value-type="float" office:value="1.609446022898961E-3" table:style-name="ce4">
            <text:p>0,0016094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Sum(NOL)</text:p>
          </table:table-cell>
          <table:table-cell office:value-type="float" office:value="0.40586809749209235" table:style-name="ce4">
            <text:p>0,405868097</text:p>
          </table:table-cell>
          <table:table-cell office:value-type="float" office:value="2.5676625036185645E-3" table:style-name="ce4">
            <text:p>0,0025676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Degree Centrality</text:p>
          </table:table-cell>
          <table:table-cell office:value-type="float" office:value="-8.0186296134945462E-2" table:style-name="ce4">
            <text:p>-0,080186296</text:p>
          </table:table-cell>
          <table:table-cell office:value-type="float" office:value="0.56815868920592716" table:style-name="ce4">
            <text:p>0,5681586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In-degree Centrality</text:p>
          </table:table-cell>
          <table:table-cell office:value-type="float" office:value="-0.23045745870287998" table:style-name="ce4">
            <text:p>-0,230457459</text:p>
          </table:table-cell>
          <table:table-cell office:value-type="float" office:value="9.6878292719137518E-2" table:style-name="ce4">
            <text:p>0,0968782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Out-degree Centrality</text:p>
          </table:table-cell>
          <table:table-cell office:value-type="float" office:value="0.10879151177944726" table:style-name="ce4">
            <text:p>0,108791512</text:p>
          </table:table-cell>
          <table:table-cell office:value-type="float" office:value="0.43808319746320479" table:style-name="ce4">
            <text:p>0,4380831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Eigenvector Centrality</text:p>
          </table:table-cell>
          <table:table-cell office:value-type="float" office:value="-0.3795017220047352" table:style-name="ce4">
            <text:p>-0,379501722</text:p>
          </table:table-cell>
          <table:table-cell office:value-type="float" office:value="5.0690127949905911E-3" table:style-name="ce4">
            <text:p>0,005069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loseness Centrality</text:p>
          </table:table-cell>
          <table:table-cell office:value-type="float" office:value="-0.24670092686419792" table:style-name="ce4">
            <text:p>-0,246700927</text:p>
          </table:table-cell>
          <table:table-cell office:value-type="float" office:value="7.4941706349307094E-2" table:style-name="ce4">
            <text:p>0,0749417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Betweenness Centrality</text:p>
          </table:table-cell>
          <table:table-cell office:value-type="float" office:value="1.9413442350737435E-2" table:style-name="ce4">
            <text:p>0,019413442</text:p>
          </table:table-cell>
          <table:table-cell office:value-type="float" office:value="0.89026030850773952" table:style-name="ce4">
            <text:p>0,8902603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Load Centrality</text:p>
          </table:table-cell>
          <table:table-cell office:value-type="float" office:value="1.9413442350737435E-2" table:style-name="ce4">
            <text:p>0,019413442</text:p>
          </table:table-cell>
          <table:table-cell office:value-type="float" office:value="0.89026030850773952" table:style-name="ce4">
            <text:p>0,8902603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Harmonic Centrality</text:p>
          </table:table-cell>
          <table:table-cell office:value-type="float" office:value="-0.21921672981103268" table:style-name="ce4">
            <text:p>-0,21921673</text:p>
          </table:table-cell>
          <table:table-cell office:value-type="float" office:value="0.11476849375626187" table:style-name="ce4">
            <text:p>0,1147684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Information Centrality</text:p>
          </table:table-cell>
          <table:table-cell office:value-type="float" office:value="-0.11893382758569089" table:style-name="ce4">
            <text:p>-0,118933828</text:p>
          </table:table-cell>
          <table:table-cell office:value-type="float" office:value="0.3963146996391268" table:style-name="ce4">
            <text:p>0,39631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urrrent Flow Centrality</text:p>
          </table:table-cell>
          <table:table-cell office:value-type="float" office:value="-4.3859753617698345E-2" table:style-name="ce4">
            <text:p>-0,043859754</text:p>
          </table:table-cell>
          <table:table-cell office:value-type="float" office:value="0.75516208548939223" table:style-name="ce4">
            <text:p>0,7551620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Subgraph Centrality</text:p>
          </table:table-cell>
          <table:table-cell office:value-type="float" office:value="0.40317775751091289" table:style-name="ce4">
            <text:p>0,403177758</text:p>
          </table:table-cell>
          <table:table-cell office:value-type="float" office:value="2.7591394293293089E-3" table:style-name="ce4">
            <text:p>0,002759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DeclMethodProtected</text:p>
          </table:table-cell>
          <table:table-cell office:value-type="float" office:value="0.3032239204558177" table:style-name="ce4">
            <text:p>0,30322392</text:p>
          </table:table-cell>
          <table:table-cell office:value-type="float" office:value="2.7306072878471699E-2" table:style-name="ce4">
            <text:p>0,0273060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LineComment</text:p>
          </table:table-cell>
          <table:table-cell office:value-type="float" office:value="0.17493306869680061" table:style-name="ce4">
            <text:p>0,174933069</text:p>
          </table:table-cell>
          <table:table-cell office:value-type="float" office:value="0.21025986290995069" table:style-name="ce4">
            <text:p>0,2102598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LineCodeExe</text:p>
          </table:table-cell>
          <table:table-cell office:value-type="float" office:value="0.41689517354323058" table:style-name="ce4">
            <text:p>0,416895174</text:p>
          </table:table-cell>
          <table:table-cell office:value-type="float" office:value="1.9002627311297934E-3" table:style-name="ce4">
            <text:p>0,0019002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Max(Si)</text:p>
          </table:table-cell>
          <table:table-cell office:value-type="float" office:value="0.12062876429943702" table:style-name="ce4">
            <text:p>0,120628764</text:p>
          </table:table-cell>
          <table:table-cell office:value-type="float" office:value="0.3895696957020508" table:style-name="ce4">
            <text:p>0,3895696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Avg(NF)</text:p>
          </table:table-cell>
          <table:table-cell office:value-type="float" office:value="0.3780168335932329" table:style-name="ce4">
            <text:p>0,378016834</text:p>
          </table:table-cell>
          <table:table-cell office:value-type="float" office:value="5.2585265803183198E-3" table:style-name="ce4">
            <text:p>0,0052585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StmtExe</text:p>
          </table:table-cell>
          <table:table-cell office:value-type="float" office:value="0.39198546464438283" table:style-name="ce4">
            <text:p>0,391985465</text:p>
          </table:table-cell>
          <table:table-cell office:value-type="float" office:value="3.6984169697680809E-3" table:style-name="ce4">
            <text:p>0,0036984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Avg(Ad)</text:p>
          </table:table-cell>
          <table:table-cell office:value-type="float" office:value="0.38020143430107051" table:style-name="ce4">
            <text:p>0,380201434</text:p>
          </table:table-cell>
          <table:table-cell office:value-type="float" office:value="4.9818048930162393E-3" table:style-name="ce4">
            <text:p>0,004981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Avg(Aa)</text:p>
          </table:table-cell>
          <table:table-cell office:value-type="float" office:value="0.37874503382917879" table:style-name="ce4">
            <text:p>0,378745034</text:p>
          </table:table-cell>
          <table:table-cell office:value-type="float" office:value="5.1648256783906167E-3" table:style-name="ce4">
            <text:p>0,0051648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Sum(HMd)</text:p>
          </table:table-cell>
          <table:table-cell office:value-type="float" office:value="0.848970023842615" table:style-name="ce4">
            <text:p>0,848970024</text:p>
          </table:table-cell>
          <table:table-cell office:value-type="float" office:value="9.7014108285192074E-16" table:style-name="ce4">
            <text:p>9,70141E-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Sum(RTLOC)</text:p>
          </table:table-cell>
          <table:table-cell office:value-type="float" office:value="0.32006478053404919" table:style-name="ce4">
            <text:p>0,320064781</text:p>
          </table:table-cell>
          <table:table-cell office:value-type="float" office:value="1.9471803213570806E-2" table:style-name="ce4">
            <text:p>0,0194718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Semicolon</text:p>
          </table:table-cell>
          <table:table-cell office:value-type="float" office:value="0.30760922596582918" table:style-name="ce4">
            <text:p>0,307609226</text:p>
          </table:table-cell>
          <table:table-cell office:value-type="float" office:value="2.5047833069663926E-2" table:style-name="ce4">
            <text:p>0,0250478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Sum(TLOC)</text:p>
          </table:table-cell>
          <table:table-cell office:value-type="float" office:value="0.29887112621963591" table:style-name="ce4">
            <text:p>0,298871126</text:p>
          </table:table-cell>
          <table:table-cell office:value-type="float" office:value="2.9713662097034688E-2" table:style-name="ce4">
            <text:p>0,0297136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LineCode</text:p>
          </table:table-cell>
          <table:table-cell office:value-type="float" office:value="0.30961132083252957" table:style-name="ce4">
            <text:p>0,309611321</text:p>
          </table:table-cell>
          <table:table-cell office:value-type="float" office:value="2.4070233247323429E-2" table:style-name="ce4">
            <text:p>0,0240702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Stmt</text:p>
          </table:table-cell>
          <table:table-cell office:value-type="float" office:value="0.28851247662029583" table:style-name="ce4">
            <text:p>0,288512477</text:p>
          </table:table-cell>
          <table:table-cell office:value-type="float" office:value="3.6162351848983976E-2" table:style-name="ce4">
            <text:p>0,0361623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DeclClassMethod</text:p>
          </table:table-cell>
          <table:table-cell office:value-type="float" office:value="0.1438522554735116" table:style-name="ce4">
            <text:p>0,143852255</text:p>
          </table:table-cell>
          <table:table-cell office:value-type="float" office:value="0.30411682725194766" table:style-name="ce4">
            <text:p>0,3041168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StmtDecl</text:p>
          </table:table-cell>
          <table:table-cell office:value-type="float" office:value="0.28771855632105309" table:style-name="ce4">
            <text:p>0,287718556</text:p>
          </table:table-cell>
          <table:table-cell office:value-type="float" office:value="3.670099554340548E-2" table:style-name="ce4">
            <text:p>0,0367009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Line</text:p>
          </table:table-cell>
          <table:table-cell office:value-type="float" office:value="0.28511749895886768" table:style-name="ce4">
            <text:p>0,285117499</text:p>
          </table:table-cell>
          <table:table-cell office:value-type="float" office:value="3.8512351991898827E-2" table:style-name="ce4">
            <text:p>0,0385123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CountLineCodeDecl</text:p>
          </table:table-cell>
          <table:table-cell office:value-type="float" office:value="0.22689767370544803" table:style-name="ce4">
            <text:p>0,226897674</text:p>
          </table:table-cell>
          <table:table-cell office:value-type="float" office:value="0.10229268100749944" table:style-name="ce4">
            <text:p>0,1022926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Sum(NOL)</text:p>
          </table:table-cell>
          <table:table-cell office:value-type="float" office:value="2.3207739141485422E-2" table:style-name="ce4">
            <text:p>0,023207739</text:p>
          </table:table-cell>
          <table:table-cell office:value-type="float" office:value="0.86898470279278117" table:style-name="ce4">
            <text:p>0,8689847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Sum(NSM)</text:p>
          </table:table-cell>
          <table:table-cell office:value-type="float" office:value="0.26749685306695603" table:style-name="ce4">
            <text:p>0,267496853</text:p>
          </table:table-cell>
          <table:table-cell office:value-type="float" office:value="5.2816403141812129E-2" table:style-name="ce4">
            <text:p>0,05281640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Degree Centrality</text:p>
          </table:table-cell>
          <table:table-cell office:value-type="float" office:value="-0.10138042190183311" table:style-name="ce4">
            <text:p>-0,101380422</text:p>
          </table:table-cell>
          <table:table-cell office:value-type="float" office:value="0.47009432246211791" table:style-name="ce4">
            <text:p>0,4700943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In-degree Centrality</text:p>
          </table:table-cell>
          <table:table-cell office:value-type="float" office:value="-0.2918096101439272" table:style-name="ce4">
            <text:p>-0,29180961</text:p>
          </table:table-cell>
          <table:table-cell office:value-type="float" office:value="3.3994848092136237E-2" table:style-name="ce4">
            <text:p>0,0339948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Out-degree Centrality</text:p>
          </table:table-cell>
          <table:table-cell office:value-type="float" office:value="0.11513068491414885" table:style-name="ce4">
            <text:p>0,115130685</text:p>
          </table:table-cell>
          <table:table-cell office:value-type="float" office:value="0.41169599932029299" table:style-name="ce4">
            <text:p>0,4116959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Eigenvector Centrality</text:p>
          </table:table-cell>
          <table:table-cell office:value-type="float" office:value="-0.39197001418282884" table:style-name="ce4">
            <text:p>-0,391970014</text:p>
          </table:table-cell>
          <table:table-cell office:value-type="float" office:value="3.6998877785381569E-3" table:style-name="ce4">
            <text:p>0,0036998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loseness Centrality</text:p>
          </table:table-cell>
          <table:table-cell office:value-type="float" office:value="-0.31153026969546888" table:style-name="ce4">
            <text:p>-0,31153027</text:p>
          </table:table-cell>
          <table:table-cell office:value-type="float" office:value="2.3163554806761629E-2" table:style-name="ce4">
            <text:p>0,023163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Betweenness Centrality</text:p>
          </table:table-cell>
          <table:table-cell office:value-type="float" office:value="8.08552129938718E-2" table:style-name="ce4">
            <text:p>0,080855213</text:p>
          </table:table-cell>
          <table:table-cell office:value-type="float" office:value="0.56492456397140411" table:style-name="ce4">
            <text:p>0,5649245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Load Centrality</text:p>
          </table:table-cell>
          <table:table-cell office:value-type="float" office:value="8.08552129938718E-2" table:style-name="ce4">
            <text:p>0,080855213</text:p>
          </table:table-cell>
          <table:table-cell office:value-type="float" office:value="0.56492456397140411" table:style-name="ce4">
            <text:p>0,5649245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Harmonic Centrality</text:p>
          </table:table-cell>
          <table:table-cell office:value-type="float" office:value="-0.24739957707582291" table:style-name="ce4">
            <text:p>-0,247399577</text:p>
          </table:table-cell>
          <table:table-cell office:value-type="float" office:value="7.4094906389322826E-2" table:style-name="ce4">
            <text:p>0,0740949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Information Centrality</text:p>
          </table:table-cell>
          <table:table-cell office:value-type="float" office:value="-0.17933775381639219" table:style-name="ce4">
            <text:p>-0,179337754</text:p>
          </table:table-cell>
          <table:table-cell office:value-type="float" office:value="0.1988228375504294" table:style-name="ce4">
            <text:p>0,1988228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urrrent Flow Centrality</text:p>
          </table:table-cell>
          <table:table-cell office:value-type="float" office:value="0.10565770232861191" table:style-name="ce4">
            <text:p>0,105657702</text:p>
          </table:table-cell>
          <table:table-cell office:value-type="float" office:value="0.45146838707066117" table:style-name="ce4">
            <text:p>0,4514683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Subgraph Centrality</text:p>
          </table:table-cell>
          <table:table-cell office:value-type="float" office:value="0.32895162059751454" table:style-name="ce4">
            <text:p>0,328951621</text:p>
          </table:table-cell>
          <table:table-cell office:value-type="float" office:value="1.6170166716589083E-2" table:style-name="ce4">
            <text:p>0,0161701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DeclMethodProtected</text:p>
          </table:table-cell>
          <table:table-cell office:value-type="float" office:value="0.34920184347103195" table:style-name="ce4">
            <text:p>0,349201843</text:p>
          </table:table-cell>
          <table:table-cell office:value-type="float" office:value="1.0381837446113042E-2" table:style-name="ce4">
            <text:p>0,0103818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LineComment</text:p>
          </table:table-cell>
          <table:table-cell office:value-type="float" office:value="0.48796541143406374" table:style-name="ce4">
            <text:p>0,487965411</text:p>
          </table:table-cell>
          <table:table-cell office:value-type="float" office:value="2.1022647418751476E-4" table:style-name="ce4">
            <text:p>0,0002102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LineCodeExe</text:p>
          </table:table-cell>
          <table:table-cell office:value-type="float" office:value="0.68844614865678999" table:style-name="ce4">
            <text:p>0,688446149</text:p>
          </table:table-cell>
          <table:table-cell office:value-type="float" office:value="1.2175788649783233E-8" table:style-name="ce4">
            <text:p>1,2175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Max(Si)</text:p>
          </table:table-cell>
          <table:table-cell office:value-type="float" office:value="0.20755066866179445" table:style-name="ce4">
            <text:p>0,207550669</text:p>
          </table:table-cell>
          <table:table-cell office:value-type="float" office:value="0.13589484531269647" table:style-name="ce4">
            <text:p>0,135894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Avg(NF)</text:p>
          </table:table-cell>
          <table:table-cell office:value-type="float" office:value="0.49398934529633493" table:style-name="ce4">
            <text:p>0,493989345</text:p>
          </table:table-cell>
          <table:table-cell office:value-type="float" office:value="1.7049211681198159E-4" table:style-name="ce4">
            <text:p>0,0001704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StmtExe</text:p>
          </table:table-cell>
          <table:table-cell office:value-type="float" office:value="0.67433208045081827" table:style-name="ce4">
            <text:p>0,67433208</text:p>
          </table:table-cell>
          <table:table-cell office:value-type="float" office:value="3.1012205373322508E-8" table:style-name="ce4">
            <text:p>3,1012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Avg(Ad)</text:p>
          </table:table-cell>
          <table:table-cell office:value-type="float" office:value="0.49594632844955644" table:style-name="ce4">
            <text:p>0,495946328</text:p>
          </table:table-cell>
          <table:table-cell office:value-type="float" office:value="1.5914085110086155E-4" table:style-name="ce4">
            <text:p>0,0001591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Avg(Aa)</text:p>
          </table:table-cell>
          <table:table-cell office:value-type="float" office:value="0.49556344044131745" table:style-name="ce4">
            <text:p>0,49556344</text:p>
          </table:table-cell>
          <table:table-cell office:value-type="float" office:value="1.6130592539034813E-4" table:style-name="ce4">
            <text:p>0,0001613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Sum(HMd)</text:p>
          </table:table-cell>
          <table:table-cell office:value-type="float" office:value="0.76670206254875117" table:style-name="ce4">
            <text:p>0,766702063</text:p>
          </table:table-cell>
          <table:table-cell office:value-type="float" office:value="2.1888609999164593E-11" table:style-name="ce4">
            <text:p>2,18886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Sum(RTLOC)</text:p>
          </table:table-cell>
          <table:table-cell office:value-type="float" office:value="0.63176561242662188" table:style-name="ce4">
            <text:p>0,631765612</text:p>
          </table:table-cell>
          <table:table-cell office:value-type="float" office:value="3.9158292117717719E-7" table:style-name="ce4">
            <text:p>3,9158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Semicolon</text:p>
          </table:table-cell>
          <table:table-cell office:value-type="float" office:value="0.61525783726112437" table:style-name="ce4">
            <text:p>0,615257837</text:p>
          </table:table-cell>
          <table:table-cell office:value-type="float" office:value="9.4709060888166138E-7" table:style-name="ce4">
            <text:p>9,47091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Sum(TLOC)</text:p>
          </table:table-cell>
          <table:table-cell office:value-type="float" office:value="0.60863082738341412" table:style-name="ce4">
            <text:p>0,608630827</text:p>
          </table:table-cell>
          <table:table-cell office:value-type="float" office:value="1.3313116856583799E-6" table:style-name="ce4">
            <text:p>1,3313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LineCode</text:p>
          </table:table-cell>
          <table:table-cell office:value-type="float" office:value="0.61364815291348684" table:style-name="ce4">
            <text:p>0,613648153</text:p>
          </table:table-cell>
          <table:table-cell office:value-type="float" office:value="1.0294960215247231E-6" table:style-name="ce4">
            <text:p>1,0295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Stmt</text:p>
          </table:table-cell>
          <table:table-cell office:value-type="float" office:value="0.59540943922292699" table:style-name="ce4">
            <text:p>0,595409439</text:p>
          </table:table-cell>
          <table:table-cell office:value-type="float" office:value="2.5674340430062775E-6" table:style-name="ce4">
            <text:p>2,5674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DeclClassMethod</text:p>
          </table:table-cell>
          <table:table-cell office:value-type="float" office:value="0.44893957402016232" table:style-name="ce4">
            <text:p>0,448939574</text:p>
          </table:table-cell>
          <table:table-cell office:value-type="float" office:value="7.4674125895977841E-4" table:style-name="ce4">
            <text:p>0,0007467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StmtDecl</text:p>
          </table:table-cell>
          <table:table-cell office:value-type="float" office:value="0.61105907872764709" table:style-name="ce4">
            <text:p>0,611059079</text:p>
          </table:table-cell>
          <table:table-cell office:value-type="float" office:value="1.1762035128950253E-6" table:style-name="ce4">
            <text:p>1,1762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Line</text:p>
          </table:table-cell>
          <table:table-cell office:value-type="float" office:value="0.59948962383035087" table:style-name="ce4">
            <text:p>0,599489624</text:p>
          </table:table-cell>
          <table:table-cell office:value-type="float" office:value="2.1030094352803735E-6" table:style-name="ce4">
            <text:p>2,1030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CountLineCodeDecl</text:p>
          </table:table-cell>
          <table:table-cell office:value-type="float" office:value="0.53947690856282482" table:style-name="ce4">
            <text:p>0,539476909</text:p>
          </table:table-cell>
          <table:table-cell office:value-type="float" office:value="3.0679878155000799E-5" table:style-name="ce4">
            <text:p>3,0679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Sum(NOL)</text:p>
          </table:table-cell>
          <table:table-cell office:value-type="float" office:value="0.27781520381415925" table:style-name="ce4">
            <text:p>0,277815204</text:p>
          </table:table-cell>
          <table:table-cell office:value-type="float" office:value="4.3995031006031714E-2" table:style-name="ce4">
            <text:p>0,043995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Sum(NSM)</text:p>
          </table:table-cell>
          <table:table-cell office:value-type="float" office:value="0.50213688473728224" table:style-name="ce4">
            <text:p>0,502136885</text:p>
          </table:table-cell>
          <table:table-cell office:value-type="float" office:value="1.2762262822906226E-4" table:style-name="ce4">
            <text:p>0,0001276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Avg(HMd)</text:p>
          </table:table-cell>
          <table:table-cell office:value-type="float" office:value="0.64427808559596189" table:style-name="ce4">
            <text:p>0,644278086</text:p>
          </table:table-cell>
          <table:table-cell office:value-type="float" office:value="1.9353265992350824E-7" table:style-name="ce4">
            <text:p>1,93533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Degree Centrality</text:p>
          </table:table-cell>
          <table:table-cell office:value-type="float" office:value="-0.29674211468094291" table:style-name="ce4">
            <text:p>-0,296742115</text:p>
          </table:table-cell>
          <table:table-cell office:value-type="float" office:value="3.0954241896960576E-2" table:style-name="ce4">
            <text:p>0,0309542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In-degree Centrality</text:p>
          </table:table-cell>
          <table:table-cell office:value-type="float" office:value="-0.2885579855604038" table:style-name="ce4">
            <text:p>-0,288557986</text:p>
          </table:table-cell>
          <table:table-cell office:value-type="float" office:value="3.6131675004434961E-2" table:style-name="ce4">
            <text:p>0,036131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Out-degree Centrality</text:p>
          </table:table-cell>
          <table:table-cell office:value-type="float" office:value="-0.13703421227595117" table:style-name="ce4">
            <text:p>-0,137034212</text:p>
          </table:table-cell>
          <table:table-cell office:value-type="float" office:value="0.3278461663021609" table:style-name="ce4">
            <text:p>0,3278461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Eigenvector Centrality</text:p>
          </table:table-cell>
          <table:table-cell office:value-type="float" office:value="-0.29229353646055073" table:style-name="ce4">
            <text:p>-0,292293536</text:p>
          </table:table-cell>
          <table:table-cell office:value-type="float" office:value="3.3685980445724843E-2" table:style-name="ce4">
            <text:p>0,033685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loseness Centrality</text:p>
          </table:table-cell>
          <table:table-cell office:value-type="float" office:value="-0.26695482331584103" table:style-name="ce4">
            <text:p>-0,266954823</text:p>
          </table:table-cell>
          <table:table-cell office:value-type="float" office:value="5.331679742084016E-2" table:style-name="ce4">
            <text:p>0,0533167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Betweenness Centrality</text:p>
          </table:table-cell>
          <table:table-cell office:value-type="float" office:value="8.2439778066753552E-2" table:style-name="ce4">
            <text:p>0,082439778</text:p>
          </table:table-cell>
          <table:table-cell office:value-type="float" office:value="0.55729786775786327" table:style-name="ce4">
            <text:p>0,557297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Load Centrality</text:p>
          </table:table-cell>
          <table:table-cell office:value-type="float" office:value="8.2439778066753552E-2" table:style-name="ce4">
            <text:p>0,082439778</text:p>
          </table:table-cell>
          <table:table-cell office:value-type="float" office:value="0.55729786775786327" table:style-name="ce4">
            <text:p>0,557297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Harmonic Centrality</text:p>
          </table:table-cell>
          <table:table-cell office:value-type="float" office:value="-7.0589117566722717E-2" table:style-name="ce4">
            <text:p>-0,070589118</text:p>
          </table:table-cell>
          <table:table-cell office:value-type="float" office:value="0.61547771616656333" table:style-name="ce4">
            <text:p>0,6154777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Information Centrality</text:p>
          </table:table-cell>
          <table:table-cell office:value-type="float" office:value="-0.38434810220857579" table:style-name="ce4">
            <text:p>-0,384348102</text:p>
          </table:table-cell>
          <table:table-cell office:value-type="float" office:value="4.4914962130754889E-3" table:style-name="ce4">
            <text:p>0,0044914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urrrent Flow Centrality</text:p>
          </table:table-cell>
          <table:table-cell office:value-type="float" office:value="-7.2265266440763073E-2" table:style-name="ce4">
            <text:p>-0,072265266</text:p>
          </table:table-cell>
          <table:table-cell office:value-type="float" office:value="0.60709309551858071" table:style-name="ce4">
            <text:p>0,6070930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Subgraph Centrality</text:p>
          </table:table-cell>
          <table:table-cell office:value-type="float" office:value="0.13539830063883773" table:style-name="ce4">
            <text:p>0,135398301</text:p>
          </table:table-cell>
          <table:table-cell office:value-type="float" office:value="0.33370854104467568" table:style-name="ce4">
            <text:p>0,3337085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DeclMethodProtected</text:p>
          </table:table-cell>
          <table:table-cell office:value-type="float" office:value="0.55773414090062201" table:style-name="ce4">
            <text:p>0,557734141</text:p>
          </table:table-cell>
          <table:table-cell office:value-type="float" office:value="1.4338251376073646E-5" table:style-name="ce4">
            <text:p>1,4338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LineComment</text:p>
          </table:table-cell>
          <table:table-cell office:value-type="float" office:value="0.63136114524155773" table:style-name="ce4">
            <text:p>0,631361145</text:p>
          </table:table-cell>
          <table:table-cell office:value-type="float" office:value="4.0039690177166316E-7" table:style-name="ce4">
            <text:p>4,00397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LineCodeExe</text:p>
          </table:table-cell>
          <table:table-cell office:value-type="float" office:value="0.67182795397910766" table:style-name="ce4">
            <text:p>0,671827954</text:p>
          </table:table-cell>
          <table:table-cell office:value-type="float" office:value="3.6414938507512296E-8" table:style-name="ce4">
            <text:p>3,6414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Max(Si)</text:p>
          </table:table-cell>
          <table:table-cell office:value-type="float" office:value="0.1501591160400762" table:style-name="ce4">
            <text:p>0,150159116</text:p>
          </table:table-cell>
          <table:table-cell office:value-type="float" office:value="0.28317821875583588" table:style-name="ce4">
            <text:p>0,2831782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Avg(NF)</text:p>
          </table:table-cell>
          <table:table-cell office:value-type="float" office:value="0.66878664051864867" table:style-name="ce4">
            <text:p>0,668786641</text:p>
          </table:table-cell>
          <table:table-cell office:value-type="float" office:value="4.4166756667595512E-8" table:style-name="ce4">
            <text:p>4,4166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StmtExe</text:p>
          </table:table-cell>
          <table:table-cell office:value-type="float" office:value="0.67078257472819425" table:style-name="ce4">
            <text:p>0,670782575</text:p>
          </table:table-cell>
          <table:table-cell office:value-type="float" office:value="3.8922349263291276E-8" table:style-name="ce4">
            <text:p>3,89223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Avg(Ad)</text:p>
          </table:table-cell>
          <table:table-cell office:value-type="float" office:value="0.67126297296172222" table:style-name="ce4">
            <text:p>0,671262973</text:p>
          </table:table-cell>
          <table:table-cell office:value-type="float" office:value="3.7750578305278247E-8" table:style-name="ce4">
            <text:p>3,7750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Avg(Aa)</text:p>
          </table:table-cell>
          <table:table-cell office:value-type="float" office:value="0.67356242451600479" table:style-name="ce4">
            <text:p>0,673562425</text:p>
          </table:table-cell>
          <table:table-cell office:value-type="float" office:value="3.2586752635519979E-8" table:style-name="ce4">
            <text:p>3,2586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Sum(HMd)</text:p>
          </table:table-cell>
          <table:table-cell office:value-type="float" office:value="0.69096183958345225" table:style-name="ce4">
            <text:p>0,69096184</text:p>
          </table:table-cell>
          <table:table-cell office:value-type="float" office:value="1.0250143649286521E-8" table:style-name="ce4">
            <text:p>1,02501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Sum(RTLOC)</text:p>
          </table:table-cell>
          <table:table-cell office:value-type="float" office:value="0.67869226488247425" table:style-name="ce4">
            <text:p>0,678692265</text:p>
          </table:table-cell>
          <table:table-cell office:value-type="float" office:value="2.3360009317562292E-8" table:style-name="ce4">
            <text:p>2,33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Semicolon</text:p>
          </table:table-cell>
          <table:table-cell office:value-type="float" office:value="0.66950863998378274" table:style-name="ce4">
            <text:p>0,66950864</text:p>
          </table:table-cell>
          <table:table-cell office:value-type="float" office:value="4.2197399158238039E-8" table:style-name="ce4">
            <text:p>4,219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Sum(TLOC)</text:p>
          </table:table-cell>
          <table:table-cell office:value-type="float" office:value="0.66145084492455086" table:style-name="ce4">
            <text:p>0,661450845</text:p>
          </table:table-cell>
          <table:table-cell office:value-type="float" office:value="6.9715868259507269E-8" table:style-name="ce4">
            <text:p>6,9715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LineCode</text:p>
          </table:table-cell>
          <table:table-cell office:value-type="float" office:value="0.66244436751109459" table:style-name="ce4">
            <text:p>0,662444368</text:p>
          </table:table-cell>
          <table:table-cell office:value-type="float" office:value="6.5584797774960177E-8" table:style-name="ce4">
            <text:p>6,5584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Stmt</text:p>
          </table:table-cell>
          <table:table-cell office:value-type="float" office:value="0.66255069799780808" table:style-name="ce4">
            <text:p>0,662550698</text:p>
          </table:table-cell>
          <table:table-cell office:value-type="float" office:value="6.5156560084735996E-8" table:style-name="ce4">
            <text:p>6,5156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DeclClassMethod</text:p>
          </table:table-cell>
          <table:table-cell office:value-type="float" office:value="0.3297128306112368" table:style-name="ce4">
            <text:p>0,329712831</text:p>
          </table:table-cell>
          <table:table-cell office:value-type="float" office:value="1.591101301462941E-2" table:style-name="ce4">
            <text:p>0,015911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StmtDecl</text:p>
          </table:table-cell>
          <table:table-cell office:value-type="float" office:value="0.66021807382509523" table:style-name="ce4">
            <text:p>0,660218074</text:p>
          </table:table-cell>
          <table:table-cell office:value-type="float" office:value="7.5181574416766608E-8" table:style-name="ce4">
            <text:p>7,5181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Line</text:p>
          </table:table-cell>
          <table:table-cell office:value-type="float" office:value="0.67489828393482343" table:style-name="ce4">
            <text:p>0,674898284</text:p>
          </table:table-cell>
          <table:table-cell office:value-type="float" office:value="2.989985791273728E-8" table:style-name="ce4">
            <text:p>2,9899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LineCodeDecl</text:p>
          </table:table-cell>
          <table:table-cell office:value-type="float" office:value="0.64092585607949326" table:style-name="ce4">
            <text:p>0,640925856</text:p>
          </table:table-cell>
          <table:table-cell office:value-type="float" office:value="2.3448174078101269E-7" table:style-name="ce4">
            <text:p>2,34482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Sum(NOL)</text:p>
          </table:table-cell>
          <table:table-cell office:value-type="float" office:value="0.54545384370168459" table:style-name="ce4">
            <text:p>0,545453844</text:p>
          </table:table-cell>
          <table:table-cell office:value-type="float" office:value="2.4033666152889356E-5" table:style-name="ce4">
            <text:p>2,4033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Sum(NSM)</text:p>
          </table:table-cell>
          <table:table-cell office:value-type="float" office:value="0.32371881371929967" table:style-name="ce4">
            <text:p>0,323718814</text:p>
          </table:table-cell>
          <table:table-cell office:value-type="float" office:value="1.8050938900666724E-2" table:style-name="ce4">
            <text:p>0,0180509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Avg(HMd)</text:p>
          </table:table-cell>
          <table:table-cell office:value-type="float" office:value="0.49183999839745374" table:style-name="ce4">
            <text:p>0,491839998</text:p>
          </table:table-cell>
          <table:table-cell office:value-type="float" office:value="1.8380652518438248E-4" table:style-name="ce4">
            <text:p>0,0001838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CountDeclMethodPrivate</text:p>
          </table:table-cell>
          <table:table-cell office:value-type="float" office:value="0.56332068448819028" table:style-name="ce4">
            <text:p>0,563320684</text:p>
          </table:table-cell>
          <table:table-cell office:value-type="float" office:value="1.125828617267745E-5" table:style-name="ce4">
            <text:p>1,1258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Degree Centrality</text:p>
          </table:table-cell>
          <table:table-cell office:value-type="float" office:value="-0.29674211468094291" table:style-name="ce4">
            <text:p>-0,296742115</text:p>
          </table:table-cell>
          <table:table-cell office:value-type="float" office:value="3.0954241896960576E-2" table:style-name="ce4">
            <text:p>0,0309542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In-degree Centrality</text:p>
          </table:table-cell>
          <table:table-cell office:value-type="float" office:value="-0.2885579855604038" table:style-name="ce4">
            <text:p>-0,288557986</text:p>
          </table:table-cell>
          <table:table-cell office:value-type="float" office:value="3.6131675004434961E-2" table:style-name="ce4">
            <text:p>0,036131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Out-degree Centrality</text:p>
          </table:table-cell>
          <table:table-cell office:value-type="float" office:value="-0.13703421227595117" table:style-name="ce4">
            <text:p>-0,137034212</text:p>
          </table:table-cell>
          <table:table-cell office:value-type="float" office:value="0.3278461663021609" table:style-name="ce4">
            <text:p>0,3278461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Eigenvector Centrality</text:p>
          </table:table-cell>
          <table:table-cell office:value-type="float" office:value="-0.29229353646055073" table:style-name="ce4">
            <text:p>-0,292293536</text:p>
          </table:table-cell>
          <table:table-cell office:value-type="float" office:value="3.3685980445724843E-2" table:style-name="ce4">
            <text:p>0,033685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loseness Centrality</text:p>
          </table:table-cell>
          <table:table-cell office:value-type="float" office:value="-0.26695482331584103" table:style-name="ce4">
            <text:p>-0,266954823</text:p>
          </table:table-cell>
          <table:table-cell office:value-type="float" office:value="5.331679742084016E-2" table:style-name="ce4">
            <text:p>0,0533167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Betweenness Centrality</text:p>
          </table:table-cell>
          <table:table-cell office:value-type="float" office:value="8.2439778066753552E-2" table:style-name="ce4">
            <text:p>0,082439778</text:p>
          </table:table-cell>
          <table:table-cell office:value-type="float" office:value="0.55729786775786327" table:style-name="ce4">
            <text:p>0,557297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Load Centrality</text:p>
          </table:table-cell>
          <table:table-cell office:value-type="float" office:value="8.2439778066753552E-2" table:style-name="ce4">
            <text:p>0,082439778</text:p>
          </table:table-cell>
          <table:table-cell office:value-type="float" office:value="0.55729786775786327" table:style-name="ce4">
            <text:p>0,5572978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Harmonic Centrality</text:p>
          </table:table-cell>
          <table:table-cell office:value-type="float" office:value="-7.0589117566722717E-2" table:style-name="ce4">
            <text:p>-0,070589118</text:p>
          </table:table-cell>
          <table:table-cell office:value-type="float" office:value="0.61547771616656333" table:style-name="ce4">
            <text:p>0,6154777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Information Centrality</text:p>
          </table:table-cell>
          <table:table-cell office:value-type="float" office:value="-0.38434810220857579" table:style-name="ce4">
            <text:p>-0,384348102</text:p>
          </table:table-cell>
          <table:table-cell office:value-type="float" office:value="4.4914962130754889E-3" table:style-name="ce4">
            <text:p>0,0044914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urrrent Flow Centrality</text:p>
          </table:table-cell>
          <table:table-cell office:value-type="float" office:value="-7.2265266440763073E-2" table:style-name="ce4">
            <text:p>-0,072265266</text:p>
          </table:table-cell>
          <table:table-cell office:value-type="float" office:value="0.60709309551858071" table:style-name="ce4">
            <text:p>0,6070930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Subgraph Centrality</text:p>
          </table:table-cell>
          <table:table-cell office:value-type="float" office:value="0.13539830063883773" table:style-name="ce4">
            <text:p>0,135398301</text:p>
          </table:table-cell>
          <table:table-cell office:value-type="float" office:value="0.33370854104467568" table:style-name="ce4">
            <text:p>0,3337085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DeclMethodProtected</text:p>
          </table:table-cell>
          <table:table-cell office:value-type="float" office:value="0.55773414090062201" table:style-name="ce4">
            <text:p>0,557734141</text:p>
          </table:table-cell>
          <table:table-cell office:value-type="float" office:value="1.4338251376073646E-5" table:style-name="ce4">
            <text:p>1,4338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LineComment</text:p>
          </table:table-cell>
          <table:table-cell office:value-type="float" office:value="0.63136114524155773" table:style-name="ce4">
            <text:p>0,631361145</text:p>
          </table:table-cell>
          <table:table-cell office:value-type="float" office:value="4.0039690177166316E-7" table:style-name="ce4">
            <text:p>4,00397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LineCodeExe</text:p>
          </table:table-cell>
          <table:table-cell office:value-type="float" office:value="0.67182795397910766" table:style-name="ce4">
            <text:p>0,671827954</text:p>
          </table:table-cell>
          <table:table-cell office:value-type="float" office:value="3.6414938507512296E-8" table:style-name="ce4">
            <text:p>3,6414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Max(Si)</text:p>
          </table:table-cell>
          <table:table-cell office:value-type="float" office:value="0.1501591160400762" table:style-name="ce4">
            <text:p>0,150159116</text:p>
          </table:table-cell>
          <table:table-cell office:value-type="float" office:value="0.28317821875583588" table:style-name="ce4">
            <text:p>0,2831782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Avg(NF)</text:p>
          </table:table-cell>
          <table:table-cell office:value-type="float" office:value="0.66878664051864867" table:style-name="ce4">
            <text:p>0,668786641</text:p>
          </table:table-cell>
          <table:table-cell office:value-type="float" office:value="4.4166756667595512E-8" table:style-name="ce4">
            <text:p>4,4166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StmtExe</text:p>
          </table:table-cell>
          <table:table-cell office:value-type="float" office:value="0.67078257472819425" table:style-name="ce4">
            <text:p>0,670782575</text:p>
          </table:table-cell>
          <table:table-cell office:value-type="float" office:value="3.8922349263291276E-8" table:style-name="ce4">
            <text:p>3,89223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Avg(Ad)</text:p>
          </table:table-cell>
          <table:table-cell office:value-type="float" office:value="0.67126297296172222" table:style-name="ce4">
            <text:p>0,671262973</text:p>
          </table:table-cell>
          <table:table-cell office:value-type="float" office:value="3.7750578305278247E-8" table:style-name="ce4">
            <text:p>3,7750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Avg(Aa)</text:p>
          </table:table-cell>
          <table:table-cell office:value-type="float" office:value="0.67356242451600479" table:style-name="ce4">
            <text:p>0,673562425</text:p>
          </table:table-cell>
          <table:table-cell office:value-type="float" office:value="3.2586752635519979E-8" table:style-name="ce4">
            <text:p>3,2586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Sum(HMd)</text:p>
          </table:table-cell>
          <table:table-cell office:value-type="float" office:value="0.69096183958345225" table:style-name="ce4">
            <text:p>0,69096184</text:p>
          </table:table-cell>
          <table:table-cell office:value-type="float" office:value="1.0250143649286521E-8" table:style-name="ce4">
            <text:p>1,02501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Sum(RTLOC)</text:p>
          </table:table-cell>
          <table:table-cell office:value-type="float" office:value="0.67869226488247425" table:style-name="ce4">
            <text:p>0,678692265</text:p>
          </table:table-cell>
          <table:table-cell office:value-type="float" office:value="2.3360009317562292E-8" table:style-name="ce4">
            <text:p>2,33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Semicolon</text:p>
          </table:table-cell>
          <table:table-cell office:value-type="float" office:value="0.66950863998378274" table:style-name="ce4">
            <text:p>0,66950864</text:p>
          </table:table-cell>
          <table:table-cell office:value-type="float" office:value="4.2197399158238039E-8" table:style-name="ce4">
            <text:p>4,2197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Sum(TLOC)</text:p>
          </table:table-cell>
          <table:table-cell office:value-type="float" office:value="0.66145084492455086" table:style-name="ce4">
            <text:p>0,661450845</text:p>
          </table:table-cell>
          <table:table-cell office:value-type="float" office:value="6.9715868259507269E-8" table:style-name="ce4">
            <text:p>6,9715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LineCode</text:p>
          </table:table-cell>
          <table:table-cell office:value-type="float" office:value="0.66244436751109459" table:style-name="ce4">
            <text:p>0,662444368</text:p>
          </table:table-cell>
          <table:table-cell office:value-type="float" office:value="6.5584797774960177E-8" table:style-name="ce4">
            <text:p>6,5584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Stmt</text:p>
          </table:table-cell>
          <table:table-cell office:value-type="float" office:value="0.66255069799780808" table:style-name="ce4">
            <text:p>0,662550698</text:p>
          </table:table-cell>
          <table:table-cell office:value-type="float" office:value="6.5156560084735996E-8" table:style-name="ce4">
            <text:p>6,5156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DeclClassMethod</text:p>
          </table:table-cell>
          <table:table-cell office:value-type="float" office:value="0.3297128306112368" table:style-name="ce4">
            <text:p>0,329712831</text:p>
          </table:table-cell>
          <table:table-cell office:value-type="float" office:value="1.591101301462941E-2" table:style-name="ce4">
            <text:p>0,015911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StmtDecl</text:p>
          </table:table-cell>
          <table:table-cell office:value-type="float" office:value="0.66021807382509523" table:style-name="ce4">
            <text:p>0,660218074</text:p>
          </table:table-cell>
          <table:table-cell office:value-type="float" office:value="7.5181574416766608E-8" table:style-name="ce4">
            <text:p>7,5181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Line</text:p>
          </table:table-cell>
          <table:table-cell office:value-type="float" office:value="0.67489828393482343" table:style-name="ce4">
            <text:p>0,674898284</text:p>
          </table:table-cell>
          <table:table-cell office:value-type="float" office:value="2.989985791273728E-8" table:style-name="ce4">
            <text:p>2,9899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LineCodeDecl</text:p>
          </table:table-cell>
          <table:table-cell office:value-type="float" office:value="0.64092585607949326" table:style-name="ce4">
            <text:p>0,640925856</text:p>
          </table:table-cell>
          <table:table-cell office:value-type="float" office:value="2.3448174078101269E-7" table:style-name="ce4">
            <text:p>2,34482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Sum(NOL)</text:p>
          </table:table-cell>
          <table:table-cell office:value-type="float" office:value="0.54545384370168459" table:style-name="ce4">
            <text:p>0,545453844</text:p>
          </table:table-cell>
          <table:table-cell office:value-type="float" office:value="2.4033666152889356E-5" table:style-name="ce4">
            <text:p>2,4033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Sum(NSM)</text:p>
          </table:table-cell>
          <table:table-cell office:value-type="float" office:value="0.32371881371929967" table:style-name="ce4">
            <text:p>0,323718814</text:p>
          </table:table-cell>
          <table:table-cell office:value-type="float" office:value="1.8050938900666724E-2" table:style-name="ce4">
            <text:p>0,0180509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Avg(HMd)</text:p>
          </table:table-cell>
          <table:table-cell office:value-type="float" office:value="0.49183999839745374" table:style-name="ce4">
            <text:p>0,491839998</text:p>
          </table:table-cell>
          <table:table-cell office:value-type="float" office:value="1.8380652518438248E-4" table:style-name="ce4">
            <text:p>0,0001838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DeclMethodPrivate</text:p>
          </table:table-cell>
          <table:table-cell office:value-type="float" office:value="0.56332068448819028" table:style-name="ce4">
            <text:p>0,563320684</text:p>
          </table:table-cell>
          <table:table-cell office:value-type="float" office:value="1.125828617267745E-5" table:style-name="ce4">
            <text:p>1,1258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CountDeclClassVariable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Degree Centrality</text:p>
          </table:table-cell>
          <table:table-cell office:value-type="float" office:value="-0.11627813320783827" table:style-name="ce4">
            <text:p>-0,116278133</text:p>
          </table:table-cell>
          <table:table-cell office:value-type="float" office:value="0.40701949858209097" table:style-name="ce4">
            <text:p>0,4070194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In-degree Centrality</text:p>
          </table:table-cell>
          <table:table-cell office:value-type="float" office:value="-0.23524250687111578" table:style-name="ce4">
            <text:p>-0,235242507</text:p>
          </table:table-cell>
          <table:table-cell office:value-type="float" office:value="8.9953813419147224E-2" table:style-name="ce4">
            <text:p>0,0899538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Out-degree Centrality</text:p>
          </table:table-cell>
          <table:table-cell office:value-type="float" office:value="9.2035599671750845E-2" table:style-name="ce4">
            <text:p>0,0920356</text:p>
          </table:table-cell>
          <table:table-cell office:value-type="float" office:value="0.51218091161500978" table:style-name="ce4">
            <text:p>0,5121809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Eigenvector Centrality</text:p>
          </table:table-cell>
          <table:table-cell office:value-type="float" office:value="-0.27088525142746633" table:style-name="ce4">
            <text:p>-0,270885251</text:p>
          </table:table-cell>
          <table:table-cell office:value-type="float" office:value="4.9773933926321692E-2" table:style-name="ce4">
            <text:p>0,0497739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loseness Centrality</text:p>
          </table:table-cell>
          <table:table-cell office:value-type="float" office:value="-0.20720411865317975" table:style-name="ce4">
            <text:p>-0,207204119</text:p>
          </table:table-cell>
          <table:table-cell office:value-type="float" office:value="0.13656418264765968" table:style-name="ce4">
            <text:p>0,1365641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Betweenness Centrality</text:p>
          </table:table-cell>
          <table:table-cell office:value-type="float" office:value="0.24114873616975235" table:style-name="ce4">
            <text:p>0,241148736</text:p>
          </table:table-cell>
          <table:table-cell office:value-type="float" office:value="8.1946838968054117E-2" table:style-name="ce4">
            <text:p>0,0819468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Load Centrality</text:p>
          </table:table-cell>
          <table:table-cell office:value-type="float" office:value="0.24114873616975235" table:style-name="ce4">
            <text:p>0,241148736</text:p>
          </table:table-cell>
          <table:table-cell office:value-type="float" office:value="8.1946838968054117E-2" table:style-name="ce4">
            <text:p>0,0819468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Harmonic Centrality</text:p>
          </table:table-cell>
          <table:table-cell office:value-type="float" office:value="-3.2513377981226218E-3" table:style-name="ce4">
            <text:p>-0,003251338</text:p>
          </table:table-cell>
          <table:table-cell office:value-type="float" office:value="0.9815659401922191" table:style-name="ce4">
            <text:p>0,981565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Information Centrality</text:p>
          </table:table-cell>
          <table:table-cell office:value-type="float" office:value="-0.26917046879982987" table:style-name="ce4">
            <text:p>-0,269170469</text:p>
          </table:table-cell>
          <table:table-cell office:value-type="float" office:value="5.1295327622694183E-2" table:style-name="ce4">
            <text:p>0,0512953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urrrent Flow Centrality</text:p>
          </table:table-cell>
          <table:table-cell office:value-type="float" office:value="0.22156489521496389" table:style-name="ce4">
            <text:p>0,221564895</text:p>
          </table:table-cell>
          <table:table-cell office:value-type="float" office:value="0.11083714766054488" table:style-name="ce4">
            <text:p>0,1108371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Subgraph Centrality</text:p>
          </table:table-cell>
          <table:table-cell office:value-type="float" office:value="0.38349751579520919" table:style-name="ce4">
            <text:p>0,383497516</text:p>
          </table:table-cell>
          <table:table-cell office:value-type="float" office:value="4.5884626929859548E-3" table:style-name="ce4">
            <text:p>0,0045884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DeclMethodProtected</text:p>
          </table:table-cell>
          <table:table-cell office:value-type="float" office:value="0.54564122803748338" table:style-name="ce4">
            <text:p>0,545641228</text:p>
          </table:table-cell>
          <table:table-cell office:value-type="float" office:value="2.3848604754385336E-5" table:style-name="ce4">
            <text:p>2,3848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LineComment</text:p>
          </table:table-cell>
          <table:table-cell office:value-type="float" office:value="0.68799808088859193" table:style-name="ce4">
            <text:p>0,687998081</text:p>
          </table:table-cell>
          <table:table-cell office:value-type="float" office:value="1.255265634621245E-8" table:style-name="ce4">
            <text:p>1,2552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LineCodeExe</text:p>
          </table:table-cell>
          <table:table-cell office:value-type="float" office:value="0.88169613554610848" table:style-name="ce4">
            <text:p>0,881696136</text:p>
          </table:table-cell>
          <table:table-cell office:value-type="float" office:value="2.8898493112957246E-18" table:style-name="ce4">
            <text:p>2,88985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Max(Si)</text:p>
          </table:table-cell>
          <table:table-cell office:value-type="float" office:value="0.16314771472151224" table:style-name="ce4">
            <text:p>0,163147715</text:p>
          </table:table-cell>
          <table:table-cell office:value-type="float" office:value="0.24310858896991031" table:style-name="ce4">
            <text:p>0,2431085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Avg(NF)</text:p>
          </table:table-cell>
          <table:table-cell office:value-type="float" office:value="0.60378444271878207" table:style-name="ce4">
            <text:p>0,603784443</text:p>
          </table:table-cell>
          <table:table-cell office:value-type="float" office:value="1.6994999075238318E-6" table:style-name="ce4">
            <text:p>1,6995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StmtExe</text:p>
          </table:table-cell>
          <table:table-cell office:value-type="float" office:value="0.87952043721348883" table:style-name="ce4">
            <text:p>0,879520437</text:p>
          </table:table-cell>
          <table:table-cell office:value-type="float" office:value="4.4761391584457333E-18" table:style-name="ce4">
            <text:p>4,47614E-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Avg(Ad)</text:p>
          </table:table-cell>
          <table:table-cell office:value-type="float" office:value="0.60507820876719509" table:style-name="ce4">
            <text:p>0,605078209</text:p>
          </table:table-cell>
          <table:table-cell office:value-type="float" office:value="1.5928851875615947E-6" table:style-name="ce4">
            <text:p>1,5928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Avg(Aa)</text:p>
          </table:table-cell>
          <table:table-cell office:value-type="float" office:value="0.60576552198041456" table:style-name="ce4">
            <text:p>0,605765522</text:p>
          </table:table-cell>
          <table:table-cell office:value-type="float" office:value="1.5388144821255839E-6" table:style-name="ce4">
            <text:p>1,5388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Sum(HMd)</text:p>
          </table:table-cell>
          <table:table-cell office:value-type="float" office:value="0.65255566016398225" table:style-name="ce4">
            <text:p>0,65255566</text:p>
          </table:table-cell>
          <table:table-cell office:value-type="float" office:value="1.1926657856768663E-7" table:style-name="ce4">
            <text:p>1,19267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Sum(RTLOC)</text:p>
          </table:table-cell>
          <table:table-cell office:value-type="float" office:value="0.90379398746175843" table:style-name="ce4">
            <text:p>0,903793987</text:p>
          </table:table-cell>
          <table:table-cell office:value-type="float" office:value="1.9503065497149565E-20" table:style-name="ce4">
            <text:p>1,95031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Semicolon</text:p>
          </table:table-cell>
          <table:table-cell office:value-type="float" office:value="0.90439590320275398" table:style-name="ce4">
            <text:p>0,904395903</text:p>
          </table:table-cell>
          <table:table-cell office:value-type="float" office:value="1.6742565642092928E-20" table:style-name="ce4">
            <text:p>1,67426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Sum(TLOC)</text:p>
          </table:table-cell>
          <table:table-cell office:value-type="float" office:value="0.88714430689020829" table:style-name="ce4">
            <text:p>0,887144307</text:p>
          </table:table-cell>
          <table:table-cell office:value-type="float" office:value="9.2943680040797227E-19" table:style-name="ce4">
            <text:p>9,29437E-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LineCode</text:p>
          </table:table-cell>
          <table:table-cell office:value-type="float" office:value="0.9014736181946118" table:style-name="ce4">
            <text:p>0,901473618</text:p>
          </table:table-cell>
          <table:table-cell office:value-type="float" office:value="3.4801325775913366E-20" table:style-name="ce4">
            <text:p>3,48013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Stmt</text:p>
          </table:table-cell>
          <table:table-cell office:value-type="float" office:value="0.89995288818099062" table:style-name="ce4">
            <text:p>0,899952888</text:p>
          </table:table-cell>
          <table:table-cell office:value-type="float" office:value="5.0473292254705406E-20" table:style-name="ce4">
            <text:p>5,04733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DeclClassMethod</text:p>
          </table:table-cell>
          <table:table-cell office:value-type="float" office:value="0.57122119086279277" table:style-name="ce4">
            <text:p>0,571221191</text:p>
          </table:table-cell>
          <table:table-cell office:value-type="float" office:value="7.9369640552211037E-6" table:style-name="ce4">
            <text:p>7,93696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StmtDecl</text:p>
          </table:table-cell>
          <table:table-cell office:value-type="float" office:value="0.92675385888228612" table:style-name="ce4">
            <text:p>0,926753859</text:p>
          </table:table-cell>
          <table:table-cell office:value-type="float" office:value="2.4706166704721672E-23" table:style-name="ce4">
            <text:p>2,47062E-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Line</text:p>
          </table:table-cell>
          <table:table-cell office:value-type="float" office:value="0.8989431120396808" table:style-name="ce4">
            <text:p>0,898943112</text:p>
          </table:table-cell>
          <table:table-cell office:value-type="float" office:value="6.4395323995399179E-20" table:style-name="ce4">
            <text:p>6,43953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LineCodeDecl</text:p>
          </table:table-cell>
          <table:table-cell office:value-type="float" office:value="0.88926945660593237" table:style-name="ce4">
            <text:p>0,889269457</text:p>
          </table:table-cell>
          <table:table-cell office:value-type="float" office:value="5.8771185760539704E-19" table:style-name="ce4">
            <text:p>5,87712E-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Sum(NOL)</text:p>
          </table:table-cell>
          <table:table-cell office:value-type="float" office:value="0.75737379448560338" table:style-name="ce4">
            <text:p>0,757373794</text:p>
          </table:table-cell>
          <table:table-cell office:value-type="float" office:value="5.2573200895917685E-11" table:style-name="ce4">
            <text:p>5,25732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Sum(NSM)</text:p>
          </table:table-cell>
          <table:table-cell office:value-type="float" office:value="0.48110668089611397" table:style-name="ce4">
            <text:p>0,481106681</text:p>
          </table:table-cell>
          <table:table-cell office:value-type="float" office:value="2.6561284292628577E-4" table:style-name="ce4">
            <text:p>0,0002656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Avg(HMd)</text:p>
          </table:table-cell>
          <table:table-cell office:value-type="float" office:value="0.2857750719591659" table:style-name="ce4">
            <text:p>0,285775072</text:p>
          </table:table-cell>
          <table:table-cell office:value-type="float" office:value="3.8047603862238606E-2" table:style-name="ce4">
            <text:p>0,0380476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DeclMethodPrivate</text:p>
          </table:table-cell>
          <table:table-cell office:value-type="float" office:value="0.66377808900381574" table:style-name="ce4">
            <text:p>0,663778089</text:p>
          </table:table-cell>
          <table:table-cell office:value-type="float" office:value="6.0399729914601051E-8" table:style-name="ce4">
            <text:p>6,03997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CountDeclClassVariable</text:p>
          </table:table-cell>
          <table:table-cell office:value-type="float" office:value="0.65252823874086374" table:style-name="ce4">
            <text:p>0,652528239</text:p>
          </table:table-cell>
          <table:table-cell office:value-type="float" office:value="1.1946090450498101E-7" table:style-name="ce4">
            <text:p>1,19461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Sum(NSF)</text:p>
          </table:table-cell>
          <table:table-cell office:value-type="float" office:value="0.65252823874086374" table:style-name="ce4">
            <text:p>0,652528239</text:p>
          </table:table-cell>
          <table:table-cell office:value-type="float" office:value="1.1946090450498101E-7" table:style-name="ce4">
            <text:p>1,19461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Degree Centrality</text:p>
          </table:table-cell>
          <table:table-cell office:value-type="float" office:value="-7.2485518873290508E-2" table:style-name="ce4">
            <text:p>-0,072485519</text:p>
          </table:table-cell>
          <table:table-cell office:value-type="float" office:value="0.60599501284861401" table:style-name="ce4">
            <text:p>0,6059950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In-degree Centrality</text:p>
          </table:table-cell>
          <table:table-cell office:value-type="float" office:value="4.1175590252349042E-2" table:style-name="ce4">
            <text:p>0,04117559</text:p>
          </table:table-cell>
          <table:table-cell office:value-type="float" office:value="0.76972161026551833" table:style-name="ce4">
            <text:p>0,769721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Out-degree Centrality</text:p>
          </table:table-cell>
          <table:table-cell office:value-type="float" office:value="-8.929852803581792E-2" table:style-name="ce4">
            <text:p>-0,089298528</text:p>
          </table:table-cell>
          <table:table-cell office:value-type="float" office:value="0.52485885789258346" table:style-name="ce4">
            <text:p>0,5248588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Eigenvector Centrality</text:p>
          </table:table-cell>
          <table:table-cell office:value-type="float" office:value="3.4171148593193729E-2" table:style-name="ce4">
            <text:p>0,034171149</text:p>
          </table:table-cell>
          <table:table-cell office:value-type="float" office:value="0.80807617517170161" table:style-name="ce4">
            <text:p>0,8080761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loseness Centrality</text:p>
          </table:table-cell>
          <table:table-cell office:value-type="float" office:value="8.9441375905384604E-2" table:style-name="ce4">
            <text:p>0,089441376</text:p>
          </table:table-cell>
          <table:table-cell office:value-type="float" office:value="0.52419336154205154" table:style-name="ce4">
            <text:p>0,5241933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Betweenness Centrality</text:p>
          </table:table-cell>
          <table:table-cell office:value-type="float" office:value="0.29610815487668779" table:style-name="ce4">
            <text:p>0,296108155</text:p>
          </table:table-cell>
          <table:table-cell office:value-type="float" office:value="3.1331878930872359E-2" table:style-name="ce4">
            <text:p>0,0313318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Load Centrality</text:p>
          </table:table-cell>
          <table:table-cell office:value-type="float" office:value="0.29610815487668779" table:style-name="ce4">
            <text:p>0,296108155</text:p>
          </table:table-cell>
          <table:table-cell office:value-type="float" office:value="3.1331878930872359E-2" table:style-name="ce4">
            <text:p>0,0313318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Harmonic Centrality</text:p>
          </table:table-cell>
          <table:table-cell office:value-type="float" office:value="0.36617372766965928" table:style-name="ce4">
            <text:p>0,366173728</text:p>
          </table:table-cell>
          <table:table-cell office:value-type="float" office:value="7.0056295592879026E-3" table:style-name="ce4">
            <text:p>0,007005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Information Centrality</text:p>
          </table:table-cell>
          <table:table-cell office:value-type="float" office:value="-0.19275626775776811" table:style-name="ce4">
            <text:p>-0,192756268</text:p>
          </table:table-cell>
          <table:table-cell office:value-type="float" office:value="0.16671625631791664" table:style-name="ce4">
            <text:p>0,1667162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urrrent Flow Centrality</text:p>
          </table:table-cell>
          <table:table-cell office:value-type="float" office:value="0.10697497076285083" table:style-name="ce4">
            <text:p>0,106974971</text:p>
          </table:table-cell>
          <table:table-cell office:value-type="float" office:value="0.44581489224606163" table:style-name="ce4">
            <text:p>0,4458148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Subgraph Centrality</text:p>
          </table:table-cell>
          <table:table-cell office:value-type="float" office:value="0.23907698529846391" table:style-name="ce4">
            <text:p>0,239076985</text:p>
          </table:table-cell>
          <table:table-cell office:value-type="float" office:value="8.468900651801059E-2" table:style-name="ce4">
            <text:p>0,0846890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DeclMethodProtected</text:p>
          </table:table-cell>
          <table:table-cell office:value-type="float" office:value="0.40487312151848781" table:style-name="ce4">
            <text:p>0,404873122</text:p>
          </table:table-cell>
          <table:table-cell office:value-type="float" office:value="2.6370577901269235E-3" table:style-name="ce4">
            <text:p>0,0026370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LineComment</text:p>
          </table:table-cell>
          <table:table-cell office:value-type="float" office:value="0.58456787822201395" table:style-name="ce4">
            <text:p>0,584567878</text:p>
          </table:table-cell>
          <table:table-cell office:value-type="float" office:value="4.3059660359355391E-6" table:style-name="ce4">
            <text:p>4,30597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LineCodeExe</text:p>
          </table:table-cell>
          <table:table-cell office:value-type="float" office:value="0.73134040665886357" table:style-name="ce4">
            <text:p>0,731340407</text:p>
          </table:table-cell>
          <table:table-cell office:value-type="float" office:value="4.9940627432194143E-10" table:style-name="ce4">
            <text:p>4,99406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Max(Si)</text:p>
          </table:table-cell>
          <table:table-cell office:value-type="float" office:value="0.31320311283480651" table:style-name="ce4">
            <text:p>0,313203113</text:p>
          </table:table-cell>
          <table:table-cell office:value-type="float" office:value="2.2396794890843084E-2" table:style-name="ce4">
            <text:p>0,0223967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Avg(NF)</text:p>
          </table:table-cell>
          <table:table-cell office:value-type="float" office:value="0.65622732708610687" table:style-name="ce4">
            <text:p>0,656227327</text:p>
          </table:table-cell>
          <table:table-cell office:value-type="float" office:value="9.5763174290184215E-8" table:style-name="ce4">
            <text:p>9,5763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StmtExe</text:p>
          </table:table-cell>
          <table:table-cell office:value-type="float" office:value="0.7503733276842065" table:style-name="ce4">
            <text:p>0,750373328</text:p>
          </table:table-cell>
          <table:table-cell office:value-type="float" office:value="9.8935403442133077E-11" table:style-name="ce4">
            <text:p>9,89354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Avg(Ad)</text:p>
          </table:table-cell>
          <table:table-cell office:value-type="float" office:value="0.65679270956428815" table:style-name="ce4">
            <text:p>0,65679271</text:p>
          </table:table-cell>
          <table:table-cell office:value-type="float" office:value="9.2556126425142941E-8" table:style-name="ce4">
            <text:p>9,25561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Avg(Aa)</text:p>
          </table:table-cell>
          <table:table-cell office:value-type="float" office:value="0.65913500840246741" table:style-name="ce4">
            <text:p>0,659135008</text:p>
          </table:table-cell>
          <table:table-cell office:value-type="float" office:value="8.0313044472328944E-8" table:style-name="ce4">
            <text:p>8,0313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Sum(HMd)</text:p>
          </table:table-cell>
          <table:table-cell office:value-type="float" office:value="0.43942991772872941" table:style-name="ce4">
            <text:p>0,439429918</text:p>
          </table:table-cell>
          <table:table-cell office:value-type="float" office:value="9.9469358889743673E-4" table:style-name="ce4">
            <text:p>0,0009946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Sum(RTLOC)</text:p>
          </table:table-cell>
          <table:table-cell office:value-type="float" office:value="0.81187736283265066" table:style-name="ce4">
            <text:p>0,811877363</text:p>
          </table:table-cell>
          <table:table-cell office:value-type="float" office:value="1.6327679851882195E-13" table:style-name="ce4">
            <text:p>1,63277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Semicolon</text:p>
          </table:table-cell>
          <table:table-cell office:value-type="float" office:value="0.7936538207971443" table:style-name="ce4">
            <text:p>0,793653821</text:p>
          </table:table-cell>
          <table:table-cell office:value-type="float" office:value="1.3622156728877284E-12" table:style-name="ce4">
            <text:p>1,36222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Sum(TLOC)</text:p>
          </table:table-cell>
          <table:table-cell office:value-type="float" office:value="0.81952807102755254" table:style-name="ce4">
            <text:p>0,819528071</text:p>
          </table:table-cell>
          <table:table-cell office:value-type="float" office:value="6.2508000540150553E-14" table:style-name="ce4">
            <text:p>6,2508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LineCode</text:p>
          </table:table-cell>
          <table:table-cell office:value-type="float" office:value="0.81996992447856132" table:style-name="ce4">
            <text:p>0,819969924</text:p>
          </table:table-cell>
          <table:table-cell office:value-type="float" office:value="5.905489566909841E-14" table:style-name="ce4">
            <text:p>5,90549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Stmt</text:p>
          </table:table-cell>
          <table:table-cell office:value-type="float" office:value="0.81289855925228183" table:style-name="ce4">
            <text:p>0,812898559</text:p>
          </table:table-cell>
          <table:table-cell office:value-type="float" office:value="1.4400191054462623E-13" table:style-name="ce4">
            <text:p>1,44002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DeclClassMethod</text:p>
          </table:table-cell>
          <table:table-cell office:value-type="float" office:value="0.58721585654486219" table:style-name="ce4">
            <text:p>0,587215857</text:p>
          </table:table-cell>
          <table:table-cell office:value-type="float" office:value="3.8016259215993322E-6" table:style-name="ce4">
            <text:p>3,8016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StmtDecl</text:p>
          </table:table-cell>
          <table:table-cell office:value-type="float" office:value="0.81651318085006741" table:style-name="ce4">
            <text:p>0,816513181</text:p>
          </table:table-cell>
          <table:table-cell office:value-type="float" office:value="9.1740772802642427E-14" table:style-name="ce4">
            <text:p>9,17408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Line</text:p>
          </table:table-cell>
          <table:table-cell office:value-type="float" office:value="0.82564769416176498" table:style-name="ce4">
            <text:p>0,825647694</text:p>
          </table:table-cell>
          <table:table-cell office:value-type="float" office:value="2.8055748132090951E-14" table:style-name="ce4">
            <text:p>2,80557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LineCodeDecl</text:p>
          </table:table-cell>
          <table:table-cell office:value-type="float" office:value="0.85374823993535687" table:style-name="ce4">
            <text:p>0,85374824</text:p>
          </table:table-cell>
          <table:table-cell office:value-type="float" office:value="4.5401512747316583E-16" table:style-name="ce4">
            <text:p>4,54015E-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Sum(NOL)</text:p>
          </table:table-cell>
          <table:table-cell office:value-type="float" office:value="0.90699109261555921" table:style-name="ce4">
            <text:p>0,906991093</text:p>
          </table:table-cell>
          <table:table-cell office:value-type="float" office:value="8.5691963741665114E-21" table:style-name="ce4">
            <text:p>8,5692E-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Sum(NSM)</text:p>
          </table:table-cell>
          <table:table-cell office:value-type="float" office:value="0.43924038538654825" table:style-name="ce4">
            <text:p>0,439240385</text:p>
          </table:table-cell>
          <table:table-cell office:value-type="float" office:value="1.000310260095055E-3" table:style-name="ce4">
            <text:p>0,001000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Avg(HMd)</text:p>
          </table:table-cell>
          <table:table-cell office:value-type="float" office:value="5.7426031634405503E-2" table:style-name="ce4">
            <text:p>0,057426032</text:p>
          </table:table-cell>
          <table:table-cell office:value-type="float" office:value="0.68295343225682303" table:style-name="ce4">
            <text:p>0,6829534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DeclMethodPrivate</text:p>
          </table:table-cell>
          <table:table-cell office:value-type="float" office:value="0.31515116596189091" table:style-name="ce4">
            <text:p>0,315151166</text:p>
          </table:table-cell>
          <table:table-cell office:value-type="float" office:value="2.1530977352548466E-2" table:style-name="ce4">
            <text:p>0,0215309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DeclClassVariable</text:p>
          </table:table-cell>
          <table:table-cell office:value-type="float" office:value="0.53637319043101805" table:style-name="ce4">
            <text:p>0,53637319</text:p>
          </table:table-cell>
          <table:table-cell office:value-type="float" office:value="3.4763662029385216E-5" table:style-name="ce4">
            <text:p>3,4763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Sum(NSF)</text:p>
          </table:table-cell>
          <table:table-cell office:value-type="float" office:value="0.53637319043101805" table:style-name="ce4">
            <text:p>0,53637319</text:p>
          </table:table-cell>
          <table:table-cell office:value-type="float" office:value="3.4763662029385216E-5" table:style-name="ce4">
            <text:p>3,4763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CountDeclClass</text:p>
          </table:table-cell>
          <table:table-cell office:value-type="float" office:value="0.73521851222451229" table:style-name="ce4">
            <text:p>0,735218512</text:p>
          </table:table-cell>
          <table:table-cell office:value-type="float" office:value="3.6312808521062595E-10" table:style-name="ce4">
            <text:p>3,63128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Degree Centrality</text:p>
          </table:table-cell>
          <table:table-cell office:value-type="float" office:value="-7.1236597306143665E-2" table:style-name="ce4">
            <text:p>-0,071236597</text:p>
          </table:table-cell>
          <table:table-cell office:value-type="float" office:value="0.61223296372673586" table:style-name="ce4">
            <text:p>0,6122329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In-degree Centrality</text:p>
          </table:table-cell>
          <table:table-cell office:value-type="float" office:value="4.2008940860465943E-2" table:style-name="ce4">
            <text:p>0,042008941</text:p>
          </table:table-cell>
          <table:table-cell office:value-type="float" office:value="0.76519262447297476" table:style-name="ce4">
            <text:p>0,7651926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Out-degree Centrality</text:p>
          </table:table-cell>
          <table:table-cell office:value-type="float" office:value="-9.1329427827808687E-2" table:style-name="ce4">
            <text:p>-0,091329428</text:p>
          </table:table-cell>
          <table:table-cell office:value-type="float" office:value="0.5154369553511986" table:style-name="ce4">
            <text:p>0,515436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Eigenvector Centrality</text:p>
          </table:table-cell>
          <table:table-cell office:value-type="float" office:value="2.7945199575001651E-2" table:style-name="ce4">
            <text:p>0,0279452</text:p>
          </table:table-cell>
          <table:table-cell office:value-type="float" office:value="0.84255087531856487" table:style-name="ce4">
            <text:p>0,842550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loseness Centrality</text:p>
          </table:table-cell>
          <table:table-cell office:value-type="float" office:value="8.7524293557726229E-2" table:style-name="ce4">
            <text:p>0,087524294</text:p>
          </table:table-cell>
          <table:table-cell office:value-type="float" office:value="0.5331594450396524" table:style-name="ce4">
            <text:p>0,533159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Betweenness Centrality</text:p>
          </table:table-cell>
          <table:table-cell office:value-type="float" office:value="0.28465510695546509" table:style-name="ce4">
            <text:p>0,284655107</text:p>
          </table:table-cell>
          <table:table-cell office:value-type="float" office:value="3.8841948314381654E-2" table:style-name="ce4">
            <text:p>0,0388419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Load Centrality</text:p>
          </table:table-cell>
          <table:table-cell office:value-type="float" office:value="0.28465510695546509" table:style-name="ce4">
            <text:p>0,284655107</text:p>
          </table:table-cell>
          <table:table-cell office:value-type="float" office:value="3.8841948314381654E-2" table:style-name="ce4">
            <text:p>0,0388419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Harmonic Centrality</text:p>
          </table:table-cell>
          <table:table-cell office:value-type="float" office:value="0.36073544324124401" table:style-name="ce4">
            <text:p>0,360735443</text:p>
          </table:table-cell>
          <table:table-cell office:value-type="float" office:value="7.9645022320660556E-3" table:style-name="ce4">
            <text:p>0,00796450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Information Centrality</text:p>
          </table:table-cell>
          <table:table-cell office:value-type="float" office:value="-0.18616947814328119" table:style-name="ce4">
            <text:p>-0,186169478</text:p>
          </table:table-cell>
          <table:table-cell office:value-type="float" office:value="0.18196848430135448" table:style-name="ce4">
            <text:p>0,1819684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urrrent Flow Centrality</text:p>
          </table:table-cell>
          <table:table-cell office:value-type="float" office:value="9.8930600784895267E-2" table:style-name="ce4">
            <text:p>0,098930601</text:p>
          </table:table-cell>
          <table:table-cell office:value-type="float" office:value="0.4809449704528459" table:style-name="ce4">
            <text:p>0,480944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Subgraph Centrality</text:p>
          </table:table-cell>
          <table:table-cell office:value-type="float" office:value="0.24014046452925009" table:style-name="ce4">
            <text:p>0,240140465</text:p>
          </table:table-cell>
          <table:table-cell office:value-type="float" office:value="8.3272527175980313E-2" table:style-name="ce4">
            <text:p>0,0832725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DeclMethodProtected</text:p>
          </table:table-cell>
          <table:table-cell office:value-type="float" office:value="0.39100796277344502" table:style-name="ce4">
            <text:p>0,391007963</text:p>
          </table:table-cell>
          <table:table-cell office:value-type="float" office:value="3.7924925206157252E-3" table:style-name="ce4">
            <text:p>0,0037924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LineComment</text:p>
          </table:table-cell>
          <table:table-cell office:value-type="float" office:value="0.58407848311241639" table:style-name="ce4">
            <text:p>0,584078483</text:p>
          </table:table-cell>
          <table:table-cell office:value-type="float" office:value="4.4057253216210978E-6" table:style-name="ce4">
            <text:p>4,40573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LineCodeExe</text:p>
          </table:table-cell>
          <table:table-cell office:value-type="float" office:value="0.73229252242340548" table:style-name="ce4">
            <text:p>0,732292522</text:p>
          </table:table-cell>
          <table:table-cell office:value-type="float" office:value="4.6205885320559934E-10" table:style-name="ce4">
            <text:p>4,62059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Max(Si)</text:p>
          </table:table-cell>
          <table:table-cell office:value-type="float" office:value="0.33271474965251463" table:style-name="ce4">
            <text:p>0,33271475</text:p>
          </table:table-cell>
          <table:table-cell office:value-type="float" office:value="1.4923259138238403E-2" table:style-name="ce4">
            <text:p>0,0149232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Avg(NF)</text:p>
          </table:table-cell>
          <table:table-cell office:value-type="float" office:value="0.67256318587880948" table:style-name="ce4">
            <text:p>0,672563186</text:p>
          </table:table-cell>
          <table:table-cell office:value-type="float" office:value="3.4743270745995471E-8" table:style-name="ce4">
            <text:p>3,47433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StmtExe</text:p>
          </table:table-cell>
          <table:table-cell office:value-type="float" office:value="0.75312240055425805" table:style-name="ce4">
            <text:p>0,753122401</text:p>
          </table:table-cell>
          <table:table-cell office:value-type="float" office:value="7.7375822653091768E-11" table:style-name="ce4">
            <text:p>7,73758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Avg(Ad)</text:p>
          </table:table-cell>
          <table:table-cell office:value-type="float" office:value="0.67296705496298581" table:style-name="ce4">
            <text:p>0,672967055</text:p>
          </table:table-cell>
          <table:table-cell office:value-type="float" office:value="3.3855984919278376E-8" table:style-name="ce4">
            <text:p>3,385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Avg(Aa)</text:p>
          </table:table-cell>
          <table:table-cell office:value-type="float" office:value="0.67514794801753786" table:style-name="ce4">
            <text:p>0,675147948</text:p>
          </table:table-cell>
          <table:table-cell office:value-type="float" office:value="2.9421391351312822E-8" table:style-name="ce4">
            <text:p>2,94214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Sum(HMd)</text:p>
          </table:table-cell>
          <table:table-cell office:value-type="float" office:value="0.45579503494497658" table:style-name="ce4">
            <text:p>0,455795035</text:p>
          </table:table-cell>
          <table:table-cell office:value-type="float" office:value="6.0415527209048924E-4" table:style-name="ce4">
            <text:p>0,000604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Sum(RTLOC)</text:p>
          </table:table-cell>
          <table:table-cell office:value-type="float" office:value="0.81511387850881045" table:style-name="ce4">
            <text:p>0,815113879</text:p>
          </table:table-cell>
          <table:table-cell office:value-type="float" office:value="1.0936248035946942E-13" table:style-name="ce4">
            <text:p>1,09362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Semicolon</text:p>
          </table:table-cell>
          <table:table-cell office:value-type="float" office:value="0.79438779733509013" table:style-name="ce4">
            <text:p>0,794387797</text:p>
          </table:table-cell>
          <table:table-cell office:value-type="float" office:value="1.2558439688183786E-12" table:style-name="ce4">
            <text:p>1,25584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Sum(TLOC)</text:p>
          </table:table-cell>
          <table:table-cell office:value-type="float" office:value="0.82355212103765685" table:style-name="ce4">
            <text:p>0,823552121</text:p>
          </table:table-cell>
          <table:table-cell office:value-type="float" office:value="3.7039113690620347E-14" table:style-name="ce4">
            <text:p>3,70391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LineCode</text:p>
          </table:table-cell>
          <table:table-cell office:value-type="float" office:value="0.81941440150288025" table:style-name="ce4">
            <text:p>0,819414402</text:p>
          </table:table-cell>
          <table:table-cell office:value-type="float" office:value="6.3426942347794734E-14" table:style-name="ce4">
            <text:p>6,34269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Stmt</text:p>
          </table:table-cell>
          <table:table-cell office:value-type="float" office:value="0.81327057099244449" table:style-name="ce4">
            <text:p>0,813270571</text:p>
          </table:table-cell>
          <table:table-cell office:value-type="float" office:value="1.3753443319102717E-13" table:style-name="ce4">
            <text:p>1,37534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DeclClassMethod</text:p>
          </table:table-cell>
          <table:table-cell office:value-type="float" office:value="0.59928034998512347" table:style-name="ce4">
            <text:p>0,59928035</text:p>
          </table:table-cell>
          <table:table-cell office:value-type="float" office:value="2.1247854626367104E-6" table:style-name="ce4">
            <text:p>2,12479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StmtDecl</text:p>
          </table:table-cell>
          <table:table-cell office:value-type="float" office:value="0.81559430119140053" table:style-name="ce4">
            <text:p>0,815594301</text:p>
          </table:table-cell>
          <table:table-cell office:value-type="float" office:value="1.0297761579900835E-13" table:style-name="ce4">
            <text:p>1,02978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Line</text:p>
          </table:table-cell>
          <table:table-cell office:value-type="float" office:value="0.82805804224334278" table:style-name="ce4">
            <text:p>0,828058042</text:p>
          </table:table-cell>
          <table:table-cell office:value-type="float" office:value="2.0289252888949475E-14" table:style-name="ce4">
            <text:p>2,02893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LineCodeDecl</text:p>
          </table:table-cell>
          <table:table-cell office:value-type="float" office:value="0.85139924856979476" table:style-name="ce4">
            <text:p>0,851399249</text:p>
          </table:table-cell>
          <table:table-cell office:value-type="float" office:value="6.6164080657929469E-16" table:style-name="ce4">
            <text:p>6,61641E-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Sum(NOL)</text:p>
          </table:table-cell>
          <table:table-cell office:value-type="float" office:value="0.90208859996912494" table:style-name="ce4">
            <text:p>0,9020886</text:p>
          </table:table-cell>
          <table:table-cell office:value-type="float" office:value="2.9891848989167777E-20" table:style-name="ce4">
            <text:p>2,98918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Sum(NSM)</text:p>
          </table:table-cell>
          <table:table-cell office:value-type="float" office:value="0.44522343821249433" table:style-name="ce4">
            <text:p>0,445223438</text:p>
          </table:table-cell>
          <table:table-cell office:value-type="float" office:value="8.3609814244945801E-4" table:style-name="ce4">
            <text:p>0,0008360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Avg(HMd)</text:p>
          </table:table-cell>
          <table:table-cell office:value-type="float" office:value="7.3667500921778956E-2" table:style-name="ce4">
            <text:p>0,073667501</text:p>
          </table:table-cell>
          <table:table-cell office:value-type="float" office:value="0.60011696036301454" table:style-name="ce4">
            <text:p>0,600116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DeclMethodPrivate</text:p>
          </table:table-cell>
          <table:table-cell office:value-type="float" office:value="0.33277776579704604" table:style-name="ce4">
            <text:p>0,332777766</text:p>
          </table:table-cell>
          <table:table-cell office:value-type="float" office:value="1.4903099105076052E-2" table:style-name="ce4">
            <text:p>0,0149030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DeclClassVariable</text:p>
          </table:table-cell>
          <table:table-cell office:value-type="float" office:value="0.53412902155210507" table:style-name="ce4">
            <text:p>0,534129022</text:p>
          </table:table-cell>
          <table:table-cell office:value-type="float" office:value="3.8022100138226293E-5" table:style-name="ce4">
            <text:p>3,8022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Sum(NSF)</text:p>
          </table:table-cell>
          <table:table-cell office:value-type="float" office:value="0.53412902155210507" table:style-name="ce4">
            <text:p>0,534129022</text:p>
          </table:table-cell>
          <table:table-cell office:value-type="float" office:value="3.8022100138226293E-5" table:style-name="ce4">
            <text:p>3,80221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CountDeclClass</text:p>
          </table:table-cell>
          <table:table-cell office:value-type="float" office:value="0.72992786851853808" table:style-name="ce4">
            <text:p>0,729927869</text:p>
          </table:table-cell>
          <table:table-cell office:value-type="float" office:value="5.6011045970323481E-10" table:style-name="ce4">
            <text:p>5,601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Sum(NPM)</text:p>
          </table:table-cell>
          <table:table-cell office:value-type="float" office:value="0.99507458952320604" table:style-name="ce4">
            <text:p>0,99507459</text:p>
          </table:table-cell>
          <table:table-cell office:value-type="float" office:value="7.150382183621896E-53" table:style-name="ce4">
            <text:p>7,15038E-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Degree Centrality</text:p>
          </table:table-cell>
          <table:table-cell office:value-type="float" office:value="-5.9911528557255261E-2" table:style-name="ce4">
            <text:p>-0,059911529</text:p>
          </table:table-cell>
          <table:table-cell office:value-type="float" office:value="0.67000199552801876" table:style-name="ce4">
            <text:p>0,6700019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In-degree Centrality</text:p>
          </table:table-cell>
          <table:table-cell office:value-type="float" office:value="4.7983183894372269E-2" table:style-name="ce4">
            <text:p>0,047983184</text:p>
          </table:table-cell>
          <table:table-cell office:value-type="float" office:value="0.73296071102020599" table:style-name="ce4">
            <text:p>0,7329607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Out-degree Centrality</text:p>
          </table:table-cell>
          <table:table-cell office:value-type="float" office:value="-8.0203001454307185E-2" table:style-name="ce4">
            <text:p>-0,080203001</text:p>
          </table:table-cell>
          <table:table-cell office:value-type="float" office:value="0.56807781667569235" table:style-name="ce4">
            <text:p>0,5680778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Eigenvector Centrality</text:p>
          </table:table-cell>
          <table:table-cell office:value-type="float" office:value="3.4696158240355233E-2" table:style-name="ce4">
            <text:p>0,034696158</text:p>
          </table:table-cell>
          <table:table-cell office:value-type="float" office:value="0.80518456258518545" table:style-name="ce4">
            <text:p>0,8051845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loseness Centrality</text:p>
          </table:table-cell>
          <table:table-cell office:value-type="float" office:value="9.2960494867693075E-2" table:style-name="ce4">
            <text:p>0,092960495</text:p>
          </table:table-cell>
          <table:table-cell office:value-type="float" office:value="0.5079321703832107" table:style-name="ce4">
            <text:p>0,507932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Betweenness Centrality</text:p>
          </table:table-cell>
          <table:table-cell office:value-type="float" office:value="0.29457283759632857" table:style-name="ce4">
            <text:p>0,294572838</text:p>
          </table:table-cell>
          <table:table-cell office:value-type="float" office:value="3.2262348799579538E-2" table:style-name="ce4">
            <text:p>0,0322623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Load Centrality</text:p>
          </table:table-cell>
          <table:table-cell office:value-type="float" office:value="0.29457283759632857" table:style-name="ce4">
            <text:p>0,294572838</text:p>
          </table:table-cell>
          <table:table-cell office:value-type="float" office:value="3.2262348799579538E-2" table:style-name="ce4">
            <text:p>0,0322623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Harmonic Centrality</text:p>
          </table:table-cell>
          <table:table-cell office:value-type="float" office:value="0.36046274798969158" table:style-name="ce4">
            <text:p>0,360462748</text:p>
          </table:table-cell>
          <table:table-cell office:value-type="float" office:value="8.0154480237739842E-3" table:style-name="ce4">
            <text:p>0,0080154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Information Centrality</text:p>
          </table:table-cell>
          <table:table-cell office:value-type="float" office:value="-0.17396744430538758" table:style-name="ce4">
            <text:p>-0,173967444</text:p>
          </table:table-cell>
          <table:table-cell office:value-type="float" office:value="0.21282767319623996" table:style-name="ce4">
            <text:p>0,2128276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urrrent Flow Centrality</text:p>
          </table:table-cell>
          <table:table-cell office:value-type="float" office:value="0.10874829389919501" table:style-name="ce4">
            <text:p>0,108748294</text:p>
          </table:table-cell>
          <table:table-cell office:value-type="float" office:value="0.43826627119797801" table:style-name="ce4">
            <text:p>0,4382662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Subgraph Centrality</text:p>
          </table:table-cell>
          <table:table-cell office:value-type="float" office:value="0.23895113093306403" table:style-name="ce4">
            <text:p>0,238951131</text:p>
          </table:table-cell>
          <table:table-cell office:value-type="float" office:value="8.4857879419841686E-2" table:style-name="ce4">
            <text:p>0,0848578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DeclMethodProtected</text:p>
          </table:table-cell>
          <table:table-cell office:value-type="float" office:value="0.38924032339583048" table:style-name="ce4">
            <text:p>0,389240323</text:p>
          </table:table-cell>
          <table:table-cell office:value-type="float" office:value="3.9679785443467782E-3" table:style-name="ce4">
            <text:p>0,0039679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LineComment</text:p>
          </table:table-cell>
          <table:table-cell office:value-type="float" office:value="0.5748884907706423" table:style-name="ce4">
            <text:p>0,574888491</text:p>
          </table:table-cell>
          <table:table-cell office:value-type="float" office:value="6.7272743971649031E-6" table:style-name="ce4">
            <text:p>6,72727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LineCodeExe</text:p>
          </table:table-cell>
          <table:table-cell office:value-type="float" office:value="0.72521344585923986" table:style-name="ce4">
            <text:p>0,725213446</text:p>
          </table:table-cell>
          <table:table-cell office:value-type="float" office:value="8.1720412435483263E-10" table:style-name="ce4">
            <text:p>8,17204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Max(Si)</text:p>
          </table:table-cell>
          <table:table-cell office:value-type="float" office:value="0.33900156637143603" table:style-name="ce4">
            <text:p>0,339001566</text:p>
          </table:table-cell>
          <table:table-cell office:value-type="float" office:value="1.3023306254681059E-2" table:style-name="ce4">
            <text:p>0,0130233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Avg(NF)</text:p>
          </table:table-cell>
          <table:table-cell office:value-type="float" office:value="0.67507324503560207" table:style-name="ce4">
            <text:p>0,675073245</text:p>
          </table:table-cell>
          <table:table-cell office:value-type="float" office:value="2.9563794954373614E-8" table:style-name="ce4">
            <text:p>2,95638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StmtExe</text:p>
          </table:table-cell>
          <table:table-cell office:value-type="float" office:value="0.74608114231740985" table:style-name="ce4">
            <text:p>0,746081142</text:p>
          </table:table-cell>
          <table:table-cell office:value-type="float" office:value="1.4431032392598514E-10" table:style-name="ce4">
            <text:p>1,443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Avg(Ad)</text:p>
          </table:table-cell>
          <table:table-cell office:value-type="float" office:value="0.67547708151156038" table:style-name="ce4">
            <text:p>0,675477082</text:p>
          </table:table-cell>
          <table:table-cell office:value-type="float" office:value="2.8801623395983788E-8" table:style-name="ce4">
            <text:p>2,88016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Avg(Aa)</text:p>
          </table:table-cell>
          <table:table-cell office:value-type="float" office:value="0.67757703118654322" table:style-name="ce4">
            <text:p>0,677577031</text:p>
          </table:table-cell>
          <table:table-cell office:value-type="float" office:value="2.5127337613324386E-8" table:style-name="ce4">
            <text:p>2,51273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Sum(HMd)</text:p>
          </table:table-cell>
          <table:table-cell office:value-type="float" office:value="0.45826217483038018" table:style-name="ce4">
            <text:p>0,458262175</text:p>
          </table:table-cell>
          <table:table-cell office:value-type="float" office:value="5.5919062419367699E-4" table:style-name="ce4">
            <text:p>0,0005591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Sum(RTLOC)</text:p>
          </table:table-cell>
          <table:table-cell office:value-type="float" office:value="0.80952108615614771" table:style-name="ce4">
            <text:p>0,809521086</text:p>
          </table:table-cell>
          <table:table-cell office:value-type="float" office:value="2.1754807223476623E-13" table:style-name="ce4">
            <text:p>2,17548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Semicolon</text:p>
          </table:table-cell>
          <table:table-cell office:value-type="float" office:value="0.78891748919665683" table:style-name="ce4">
            <text:p>0,788917489</text:p>
          </table:table-cell>
          <table:table-cell office:value-type="float" office:value="2.2842198158886197E-12" table:style-name="ce4">
            <text:p>2,28422E-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Sum(TLOC)</text:p>
          </table:table-cell>
          <table:table-cell office:value-type="float" office:value="0.81767577842778305" table:style-name="ce4">
            <text:p>0,817675778</text:p>
          </table:table-cell>
          <table:table-cell office:value-type="float" office:value="7.9190057316769757E-14" table:style-name="ce4">
            <text:p>7,91901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LineCode</text:p>
          </table:table-cell>
          <table:table-cell office:value-type="float" office:value="0.81382137334202997" table:style-name="ce4">
            <text:p>0,813821373</text:p>
          </table:table-cell>
          <table:table-cell office:value-type="float" office:value="1.2846410796311181E-13" table:style-name="ce4">
            <text:p>1,28464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Stmt</text:p>
          </table:table-cell>
          <table:table-cell office:value-type="float" office:value="0.80800046101337519" table:style-name="ce4">
            <text:p>0,808000461</text:p>
          </table:table-cell>
          <table:table-cell office:value-type="float" office:value="2.6126130552441446E-13" table:style-name="ce4">
            <text:p>2,61261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DeclClassMethod</text:p>
          </table:table-cell>
          <table:table-cell office:value-type="float" office:value="0.59372764351538798" table:style-name="ce4">
            <text:p>0,593727644</text:p>
          </table:table-cell>
          <table:table-cell office:value-type="float" office:value="2.7853058421608749E-6" table:style-name="ce4">
            <text:p>2,78531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StmtDecl</text:p>
          </table:table-cell>
          <table:table-cell office:value-type="float" office:value="0.81096960829157771" table:style-name="ce4">
            <text:p>0,810969608</text:p>
          </table:table-cell>
          <table:table-cell office:value-type="float" office:value="1.824499096279347E-13" table:style-name="ce4">
            <text:p>1,8245E-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Line</text:p>
          </table:table-cell>
          <table:table-cell office:value-type="float" office:value="0.82193950279493155" table:style-name="ce4">
            <text:p>0,821939503</text:p>
          </table:table-cell>
          <table:table-cell office:value-type="float" office:value="4.575331041127212E-14" table:style-name="ce4">
            <text:p>4,57533E-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LineCodeDecl</text:p>
          </table:table-cell>
          <table:table-cell office:value-type="float" office:value="0.84751794704820727" table:style-name="ce4">
            <text:p>0,847517947</text:p>
          </table:table-cell>
          <table:table-cell office:value-type="float" office:value="1.215646087033182E-15" table:style-name="ce4">
            <text:p>1,21565E-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Sum(NOL)</text:p>
          </table:table-cell>
          <table:table-cell office:value-type="float" office:value="0.90213716212577522" table:style-name="ce4">
            <text:p>0,902137162</text:p>
          </table:table-cell>
          <table:table-cell office:value-type="float" office:value="2.9533784245247468E-20" table:style-name="ce4">
            <text:p>2,95338E-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Sum(NSM)</text:p>
          </table:table-cell>
          <table:table-cell office:value-type="float" office:value="0.44872117745832801" table:style-name="ce4">
            <text:p>0,448721177</text:p>
          </table:table-cell>
          <table:table-cell office:value-type="float" office:value="7.5174461946623595E-4" table:style-name="ce4">
            <text:p>0,00075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Avg(HMd)</text:p>
          </table:table-cell>
          <table:table-cell office:value-type="float" office:value="7.4187273703107848E-2" table:style-name="ce4">
            <text:p>0,074187274</text:p>
          </table:table-cell>
          <table:table-cell office:value-type="float" office:value="0.59754005343771666" table:style-name="ce4">
            <text:p>0,5975400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DeclMethodPrivate</text:p>
          </table:table-cell>
          <table:table-cell office:value-type="float" office:value="0.32677588294413423" table:style-name="ce4">
            <text:p>0,326775883</text:p>
          </table:table-cell>
          <table:table-cell office:value-type="float" office:value="1.6930826138492026E-2" table:style-name="ce4">
            <text:p>0,0169308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DeclClassVariable</text:p>
          </table:table-cell>
          <table:table-cell office:value-type="float" office:value="0.5344174206566068" table:style-name="ce4">
            <text:p>0,534417421</text:p>
          </table:table-cell>
          <table:table-cell office:value-type="float" office:value="3.7588166760662279E-5" table:style-name="ce4">
            <text:p>3,7588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Sum(NSF)</text:p>
          </table:table-cell>
          <table:table-cell office:value-type="float" office:value="0.5344174206566068" table:style-name="ce4">
            <text:p>0,534417421</text:p>
          </table:table-cell>
          <table:table-cell office:value-type="float" office:value="3.7588166760662279E-5" table:style-name="ce4">
            <text:p>3,7588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DeclClass</text:p>
          </table:table-cell>
          <table:table-cell office:value-type="float" office:value="0.72798965177886743" table:style-name="ce4">
            <text:p>0,727989652</text:p>
          </table:table-cell>
          <table:table-cell office:value-type="float" office:value="6.5483458412039119E-10" table:style-name="ce4">
            <text:p>6,54835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Sum(NPM)</text:p>
          </table:table-cell>
          <table:table-cell office:value-type="float" office:value="0.99448963546891844" table:style-name="ce4">
            <text:p>0,994489635</text:p>
          </table:table-cell>
          <table:table-cell office:value-type="float" office:value="1.2420636245104096E-51" table:style-name="ce4">
            <text:p>1,24206E-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CountDeclMethodPublic</text:p>
          </table:table-cell>
          <table:table-cell office:value-type="float" office:value="0.99866774649314749" table:style-name="ce4">
            <text:p>0,998667746</text:p>
          </table:table-cell>
          <table:table-cell office:value-type="float" office:value="2.4685047061764365E-67" table:style-name="ce4">
            <text:p>2,4685E-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Degree Centrality</text:p>
          </table:table-cell>
          <table:table-cell office:value-type="float" office:value="0.25189459576969481" table:style-name="ce4">
            <text:p>0,251894596</text:p>
          </table:table-cell>
          <table:table-cell office:value-type="float" office:value="6.8826662795226853E-2" table:style-name="ce4">
            <text:p>0,0688266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In-degree Centrality</text:p>
          </table:table-cell>
          <table:table-cell office:value-type="float" office:value="0.20614664171055774" table:style-name="ce4">
            <text:p>0,206146642</text:p>
          </table:table-cell>
          <table:table-cell office:value-type="float" office:value="0.13862188401825049" table:style-name="ce4">
            <text:p>0,1386218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Out-degree Centrality</text:p>
          </table:table-cell>
          <table:table-cell office:value-type="float" office:value="0.17811037274683977" table:style-name="ce4">
            <text:p>0,178110373</text:p>
          </table:table-cell>
          <table:table-cell office:value-type="float" office:value="0.20196448280606927" table:style-name="ce4">
            <text:p>0,2019644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Eigenvector Centrality</text:p>
          </table:table-cell>
          <table:table-cell office:value-type="float" office:value="0.14059874646087497" table:style-name="ce4">
            <text:p>0,140598746</text:p>
          </table:table-cell>
          <table:table-cell office:value-type="float" office:value="0.31529858805996525" table:style-name="ce4">
            <text:p>0,3152985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loseness Centrality</text:p>
          </table:table-cell>
          <table:table-cell office:value-type="float" office:value="0.15979716142685174" table:style-name="ce4">
            <text:p>0,159797161</text:p>
          </table:table-cell>
          <table:table-cell office:value-type="float" office:value="0.2530536785641655" table:style-name="ce4">
            <text:p>0,2530536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Betweenness Centrality</text:p>
          </table:table-cell>
          <table:table-cell office:value-type="float" office:value="4.7523842229539322E-2" table:style-name="ce4">
            <text:p>0,047523842</text:p>
          </table:table-cell>
          <table:table-cell office:value-type="float" office:value="0.73542357502569855" table:style-name="ce4">
            <text:p>0,7354235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Load Centrality</text:p>
          </table:table-cell>
          <table:table-cell office:value-type="float" office:value="4.7523842229539322E-2" table:style-name="ce4">
            <text:p>0,047523842</text:p>
          </table:table-cell>
          <table:table-cell office:value-type="float" office:value="0.73542357502569855" table:style-name="ce4">
            <text:p>0,7354235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Harmonic Centrality</text:p>
          </table:table-cell>
          <table:table-cell office:value-type="float" office:value="-0.19620031331062573" table:style-name="ce4">
            <text:p>-0,196200313</text:p>
          </table:table-cell>
          <table:table-cell office:value-type="float" office:value="0.15912288658007889" table:style-name="ce4">
            <text:p>0,1591228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Information Centrality</text:p>
          </table:table-cell>
          <table:table-cell office:value-type="float" office:value="0.35504361494535558" table:style-name="ce4">
            <text:p>0,355043615</text:p>
          </table:table-cell>
          <table:table-cell office:value-type="float" office:value="9.0882280378389232E-3" table:style-name="ce4">
            <text:p>0,0090882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urrrent Flow Centrality</text:p>
          </table:table-cell>
          <table:table-cell office:value-type="float" office:value="5.3433318631876829E-2" table:style-name="ce4">
            <text:p>0,053433319</text:p>
          </table:table-cell>
          <table:table-cell office:value-type="float" office:value="0.70394817318029479" table:style-name="ce4">
            <text:p>0,7039481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bgraph Centrality</text:p>
          </table:table-cell>
          <table:table-cell office:value-type="float" office:value="-0.29064352382454051" table:style-name="ce4">
            <text:p>-0,290643524</text:p>
          </table:table-cell>
          <table:table-cell office:value-type="float" office:value="3.4748765307026197E-2" table:style-name="ce4">
            <text:p>0,0347487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DeclMethodProtected</text:p>
          </table:table-cell>
          <table:table-cell office:value-type="float" office:value="-0.2416693711575173" table:style-name="ce4">
            <text:p>-0,241669371</text:p>
          </table:table-cell>
          <table:table-cell office:value-type="float" office:value="8.1268833750704039E-2" table:style-name="ce4">
            <text:p>0,0812688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LineComment</text:p>
          </table:table-cell>
          <table:table-cell office:value-type="float" office:value="-0.39342193159047351" table:style-name="ce4">
            <text:p>-0,393421932</text:p>
          </table:table-cell>
          <table:table-cell office:value-type="float" office:value="3.5639044050971877E-3" table:style-name="ce4">
            <text:p>0,0035639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LineCodeExe</text:p>
          </table:table-cell>
          <table:table-cell office:value-type="float" office:value="-0.38892882540783424" table:style-name="ce4">
            <text:p>-0,388928825</text:p>
          </table:table-cell>
          <table:table-cell office:value-type="float" office:value="3.9996335204367248E-3" table:style-name="ce4">
            <text:p>0,0039996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Max(Si)</text:p>
          </table:table-cell>
          <table:table-cell office:value-type="float" office:value="-9.4166355913764738E-2" table:style-name="ce4">
            <text:p>-0,094166356</text:p>
          </table:table-cell>
          <table:table-cell office:value-type="float" office:value="0.50241981589893925" table:style-name="ce4">
            <text:p>0,5024198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Avg(NF)</text:p>
          </table:table-cell>
          <table:table-cell office:value-type="float" office:value="-0.36038206840313874" table:style-name="ce4">
            <text:p>-0,360382068</text:p>
          </table:table-cell>
          <table:table-cell office:value-type="float" office:value="8.0305749954212857E-3" table:style-name="ce4">
            <text:p>0,0080305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StmtExe</text:p>
          </table:table-cell>
          <table:table-cell office:value-type="float" office:value="-0.4108777660255884" table:style-name="ce4">
            <text:p>-0,410877766</text:p>
          </table:table-cell>
          <table:table-cell office:value-type="float" office:value="2.2422834159098316E-3" table:style-name="ce4">
            <text:p>0,0022422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Avg(Ad)</text:p>
          </table:table-cell>
          <table:table-cell office:value-type="float" office:value="-0.35791272763677068" table:style-name="ce4">
            <text:p>-0,357912728</text:p>
          </table:table-cell>
          <table:table-cell office:value-type="float" office:value="8.5057130423628422E-3" table:style-name="ce4">
            <text:p>0,0085057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Avg(Aa)</text:p>
          </table:table-cell>
          <table:table-cell office:value-type="float" office:value="-0.35511953890104292" table:style-name="ce4">
            <text:p>-0,355119539</text:p>
          </table:table-cell>
          <table:table-cell office:value-type="float" office:value="9.0723792611470313E-3" table:style-name="ce4">
            <text:p>0,0090723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m(HMd)</text:p>
          </table:table-cell>
          <table:table-cell office:value-type="float" office:value="-7.875565816899277E-2" table:style-name="ce4">
            <text:p>-0,078755658</text:p>
          </table:table-cell>
          <table:table-cell office:value-type="float" office:value="0.57510432535033207" table:style-name="ce4">
            <text:p>0,575104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m(RTLOC)</text:p>
          </table:table-cell>
          <table:table-cell office:value-type="float" office:value="-0.45612471201015614" table:style-name="ce4">
            <text:p>-0,456124712</text:p>
          </table:table-cell>
          <table:table-cell office:value-type="float" office:value="5.9796364477246098E-4" table:style-name="ce4">
            <text:p>0,0005979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Semicolon</text:p>
          </table:table-cell>
          <table:table-cell office:value-type="float" office:value="-0.48050928970398071" table:style-name="ce4">
            <text:p>-0,48050929</text:p>
          </table:table-cell>
          <table:table-cell office:value-type="float" office:value="2.7101560739663054E-4" table:style-name="ce4">
            <text:p>0,0002710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m(TLOC)</text:p>
          </table:table-cell>
          <table:table-cell office:value-type="float" office:value="-0.45848699373746948" table:style-name="ce4">
            <text:p>-0,458486994</text:p>
          </table:table-cell>
          <table:table-cell office:value-type="float" office:value="5.5524742354703428E-4" table:style-name="ce4">
            <text:p>0,0005552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LineCode</text:p>
          </table:table-cell>
          <table:table-cell office:value-type="float" office:value="-0.45534716953833793" table:style-name="ce4">
            <text:p>-0,45534717</text:p>
          </table:table-cell>
          <table:table-cell office:value-type="float" office:value="6.1265928673798079E-4" table:style-name="ce4">
            <text:p>0,0006126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Stmt</text:p>
          </table:table-cell>
          <table:table-cell office:value-type="float" office:value="-0.48315822784105189" table:style-name="ce4">
            <text:p>-0,483158228</text:p>
          </table:table-cell>
          <table:table-cell office:value-type="float" office:value="2.4779594304942369E-4" table:style-name="ce4">
            <text:p>0,0002477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DeclClassMethod</text:p>
          </table:table-cell>
          <table:table-cell office:value-type="float" office:value="9.4922975111921604E-2" table:style-name="ce4">
            <text:p>0,094922975</text:p>
          </table:table-cell>
          <table:table-cell office:value-type="float" office:value="0.49897682239700192" table:style-name="ce4">
            <text:p>0,4989768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StmtDecl</text:p>
          </table:table-cell>
          <table:table-cell office:value-type="float" office:value="-0.4950381380005649" table:style-name="ce4">
            <text:p>-0,495038138</text:p>
          </table:table-cell>
          <table:table-cell office:value-type="float" office:value="1.6432003851921893E-4" table:style-name="ce4">
            <text:p>0,000164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Line</text:p>
          </table:table-cell>
          <table:table-cell office:value-type="float" office:value="-0.48158099749989502" table:style-name="ce4">
            <text:p>-0,481580997</text:p>
          </table:table-cell>
          <table:table-cell office:value-type="float" office:value="2.613931014330563E-4" table:style-name="ce4">
            <text:p>0,0002613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LineCodeDecl</text:p>
          </table:table-cell>
          <table:table-cell office:value-type="float" office:value="-0.5239640076930332" table:style-name="ce4">
            <text:p>-0,523964008</text:p>
          </table:table-cell>
          <table:table-cell office:value-type="float" office:value="5.6607259316045791E-5" table:style-name="ce4">
            <text:p>5,66073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m(NOL)</text:p>
          </table:table-cell>
          <table:table-cell office:value-type="float" office:value="-0.62671885774550762" table:style-name="ce4">
            <text:p>-0,626718858</text:p>
          </table:table-cell>
          <table:table-cell office:value-type="float" office:value="5.1577162588120171E-7" table:style-name="ce4">
            <text:p>5,15772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m(NSM)</text:p>
          </table:table-cell>
          <table:table-cell office:value-type="float" office:value="0.32782532987185048" table:style-name="ce4">
            <text:p>0,32782533</text:p>
          </table:table-cell>
          <table:table-cell office:value-type="float" office:value="1.656020942041463E-2" table:style-name="ce4">
            <text:p>0,0165602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Avg(HMd)</text:p>
          </table:table-cell>
          <table:table-cell office:value-type="float" office:value="0.12463265325850992" table:style-name="ce4">
            <text:p>0,124632653</text:p>
          </table:table-cell>
          <table:table-cell office:value-type="float" office:value="0.37390765481749921" table:style-name="ce4">
            <text:p>0,373907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DeclMethodPrivate</text:p>
          </table:table-cell>
          <table:table-cell office:value-type="float" office:value="4.5592045493209041E-2" table:style-name="ce4">
            <text:p>0,045592045</text:p>
          </table:table-cell>
          <table:table-cell office:value-type="float" office:value="0.74580998904379037" table:style-name="ce4">
            <text:p>0,7458099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DeclClassVariable</text:p>
          </table:table-cell>
          <table:table-cell office:value-type="float" office:value="-0.33152604862518315" table:style-name="ce4">
            <text:p>-0,331526049</text:p>
          </table:table-cell>
          <table:table-cell office:value-type="float" office:value="1.5307936334916511E-2" table:style-name="ce4">
            <text:p>0,0153079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m(NSF)</text:p>
          </table:table-cell>
          <table:table-cell office:value-type="float" office:value="-0.33152604862518315" table:style-name="ce4">
            <text:p>-0,331526049</text:p>
          </table:table-cell>
          <table:table-cell office:value-type="float" office:value="1.5307936334916511E-2" table:style-name="ce4">
            <text:p>0,0153079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DeclClass</text:p>
          </table:table-cell>
          <table:table-cell office:value-type="float" office:value="-0.47551082710750309" table:style-name="ce4">
            <text:p>-0,475510827</text:p>
          </table:table-cell>
          <table:table-cell office:value-type="float" office:value="3.2029008823698438E-4" table:style-name="ce4">
            <text:p>0,000320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m(NPM)</text:p>
          </table:table-cell>
          <table:table-cell office:value-type="float" office:value="-0.53093790040209898" table:style-name="ce4">
            <text:p>-0,5309379</text:p>
          </table:table-cell>
          <table:table-cell office:value-type="float" office:value="4.3141200826442945E-5" table:style-name="ce4">
            <text:p>4,3141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CountDeclMethodPublic</text:p>
          </table:table-cell>
          <table:table-cell office:value-type="float" office:value="-0.51514677822022226" table:style-name="ce4">
            <text:p>-0,515146778</text:p>
          </table:table-cell>
          <table:table-cell office:value-type="float" office:value="7.9138742134762959E-5" table:style-name="ce4">
            <text:p>7,91387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Sum(PMd)</text:p>
          </table:table-cell>
          <table:table-cell office:value-type="float" office:value="-0.51587402939627003" table:style-name="ce4">
            <text:p>-0,515874029</text:p>
          </table:table-cell>
          <table:table-cell office:value-type="float" office:value="7.7008378195581533E-5" table:style-name="ce4">
            <text:p>7,70084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Degree Centrality</text:p>
          </table:table-cell>
          <table:table-cell office:value-type="float" office:value="-0.2694226683982196" table:style-name="ce4">
            <text:p>-0,269422668</text:p>
          </table:table-cell>
          <table:table-cell office:value-type="float" office:value="5.1069230446607404E-2" table:style-name="ce4">
            <text:p>0,051069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In-degree Centrality</text:p>
          </table:table-cell>
          <table:table-cell office:value-type="float" office:value="-5.3044395617428186E-2" table:style-name="ce4">
            <text:p>-0,053044396</text:p>
          </table:table-cell>
          <table:table-cell office:value-type="float" office:value="0.70600528892658576" table:style-name="ce4">
            <text:p>0,7060052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Out-degree Centrality</text:p>
          </table:table-cell>
          <table:table-cell office:value-type="float" office:value="-0.27115998899295829" table:style-name="ce4">
            <text:p>-0,271159989</text:p>
          </table:table-cell>
          <table:table-cell office:value-type="float" office:value="4.9533628117526637E-2" table:style-name="ce4">
            <text:p>0,0495336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Eigenvector Centrality</text:p>
          </table:table-cell>
          <table:table-cell office:value-type="float" office:value="-8.9963569280583092E-2" table:style-name="ce4">
            <text:p>-0,089963569</text:p>
          </table:table-cell>
          <table:table-cell office:value-type="float" office:value="0.52176415504431495" table:style-name="ce4">
            <text:p>0,521764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loseness Centrality</text:p>
          </table:table-cell>
          <table:table-cell office:value-type="float" office:value="-2.3332539822042354E-2" table:style-name="ce4">
            <text:p>-0,02333254</text:p>
          </table:table-cell>
          <table:table-cell office:value-type="float" office:value="0.86828638983445805" table:style-name="ce4">
            <text:p>0,868286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Betweenness Centrality</text:p>
          </table:table-cell>
          <table:table-cell office:value-type="float" office:value="0.19692282616984078" table:style-name="ce4">
            <text:p>0,196922826</text:p>
          </table:table-cell>
          <table:table-cell office:value-type="float" office:value="0.15756265212771037" table:style-name="ce4">
            <text:p>0,157562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Load Centrality</text:p>
          </table:table-cell>
          <table:table-cell office:value-type="float" office:value="0.19692282616984078" table:style-name="ce4">
            <text:p>0,196922826</text:p>
          </table:table-cell>
          <table:table-cell office:value-type="float" office:value="0.15756265212771037" table:style-name="ce4">
            <text:p>0,1575626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Harmonic Centrality</text:p>
          </table:table-cell>
          <table:table-cell office:value-type="float" office:value="0.35310563422804125" table:style-name="ce4">
            <text:p>0,353105634</text:p>
          </table:table-cell>
          <table:table-cell office:value-type="float" office:value="9.5009702211863827E-3" table:style-name="ce4">
            <text:p>0,009500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Information Centrality</text:p>
          </table:table-cell>
          <table:table-cell office:value-type="float" office:value="-0.3538929309874197" table:style-name="ce4">
            <text:p>-0,353892931</text:p>
          </table:table-cell>
          <table:table-cell office:value-type="float" office:value="9.3313799445746484E-3" table:style-name="ce4">
            <text:p>0,009331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urrrent Flow Centrality</text:p>
          </table:table-cell>
          <table:table-cell office:value-type="float" office:value="-6.4498849613461459E-2" table:style-name="ce4">
            <text:p>-0,06449885</text:p>
          </table:table-cell>
          <table:table-cell office:value-type="float" office:value="0.64634888858433048" table:style-name="ce4">
            <text:p>0,6463488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bgraph Centrality</text:p>
          </table:table-cell>
          <table:table-cell office:value-type="float" office:value="0.34722291632611763" table:style-name="ce4">
            <text:p>0,347222916</text:p>
          </table:table-cell>
          <table:table-cell office:value-type="float" office:value="1.0854690407396157E-2" table:style-name="ce4">
            <text:p>0,010854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DeclMethodProtected</text:p>
          </table:table-cell>
          <table:table-cell office:value-type="float" office:value="0.47459536880182801" table:style-name="ce4">
            <text:p>0,474595369</text:p>
          </table:table-cell>
          <table:table-cell office:value-type="float" office:value="3.3014973620476318E-4" table:style-name="ce4">
            <text:p>0,00033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LineComment</text:p>
          </table:table-cell>
          <table:table-cell office:value-type="float" office:value="0.58468582536439972" table:style-name="ce4">
            <text:p>0,584685825</text:p>
          </table:table-cell>
          <table:table-cell office:value-type="float" office:value="4.2822393400534362E-6" table:style-name="ce4">
            <text:p>4,28224E-0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LineCodeExe</text:p>
          </table:table-cell>
          <table:table-cell office:value-type="float" office:value="0.63343411322643717" table:style-name="ce4">
            <text:p>0,633434113</text:p>
          </table:table-cell>
          <table:table-cell office:value-type="float" office:value="3.5710707459169182E-7" table:style-name="ce4">
            <text:p>3,57107E-0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Max(Si)</text:p>
          </table:table-cell>
          <table:table-cell office:value-type="float" office:value="2.2863900209266066E-2" table:style-name="ce4">
            <text:p>0,0228639</text:p>
          </table:table-cell>
          <table:table-cell office:value-type="float" office:value="0.8709091394493651" table:style-name="ce4">
            <text:p>0,8709091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Avg(NF)</text:p>
          </table:table-cell>
          <table:table-cell office:value-type="float" office:value="0.55991738677431779" table:style-name="ce4">
            <text:p>0,559917387</text:p>
          </table:table-cell>
          <table:table-cell office:value-type="float" office:value="1.3052037696024712E-5" table:style-name="ce4">
            <text:p>1,305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StmtExe</text:p>
          </table:table-cell>
          <table:table-cell office:value-type="float" office:value="0.66085011684810291" table:style-name="ce4">
            <text:p>0,660850117</text:p>
          </table:table-cell>
          <table:table-cell office:value-type="float" office:value="7.2330935281448908E-8" table:style-name="ce4">
            <text:p>7,2330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Avg(Ad)</text:p>
          </table:table-cell>
          <table:table-cell office:value-type="float" office:value="0.56109470726565003" table:style-name="ce4">
            <text:p>0,561094707</text:p>
          </table:table-cell>
          <table:table-cell office:value-type="float" office:value="1.2403585895988656E-5" table:style-name="ce4">
            <text:p>1,24036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Avg(Aa)</text:p>
          </table:table-cell>
          <table:table-cell office:value-type="float" office:value="0.5632057646983839" table:style-name="ce4">
            <text:p>0,563205765</text:p>
          </table:table-cell>
          <table:table-cell office:value-type="float" office:value="1.131493129227992E-5" table:style-name="ce4">
            <text:p>1,13149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m(HMd)</text:p>
          </table:table-cell>
          <table:table-cell office:value-type="float" office:value="0.36455857736840958" table:style-name="ce4">
            <text:p>0,364558577</text:p>
          </table:table-cell>
          <table:table-cell office:value-type="float" office:value="7.2793132374803114E-3" table:style-name="ce4">
            <text:p>0,0072793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m(RTLOC)</text:p>
          </table:table-cell>
          <table:table-cell office:value-type="float" office:value="0.67526269425099084" table:style-name="ce4">
            <text:p>0,675262694</text:p>
          </table:table-cell>
          <table:table-cell office:value-type="float" office:value="2.9203910555494678E-8" table:style-name="ce4">
            <text:p>2,92039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Semicolon</text:p>
          </table:table-cell>
          <table:table-cell office:value-type="float" office:value="0.69702898385897993" table:style-name="ce4">
            <text:p>0,697028984</text:p>
          </table:table-cell>
          <table:table-cell office:value-type="float" office:value="6.7187437467884811E-9" table:style-name="ce4">
            <text:p>6,71874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m(TLOC)</text:p>
          </table:table-cell>
          <table:table-cell office:value-type="float" office:value="0.68160388715976605" table:style-name="ce4">
            <text:p>0,681603887</text:p>
          </table:table-cell>
          <table:table-cell office:value-type="float" office:value="1.9281062391142672E-8" table:style-name="ce4">
            <text:p>1,92811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LineCode</text:p>
          </table:table-cell>
          <table:table-cell office:value-type="float" office:value="0.6935801683359355" table:style-name="ce4">
            <text:p>0,693580168</text:p>
          </table:table-cell>
          <table:table-cell office:value-type="float" office:value="8.5528664258392324E-9" table:style-name="ce4">
            <text:p>8,55287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Stmt</text:p>
          </table:table-cell>
          <table:table-cell office:value-type="float" office:value="0.70349797739589992" table:style-name="ce4">
            <text:p>0,703497977</text:p>
          </table:table-cell>
          <table:table-cell office:value-type="float" office:value="4.2332327105535122E-9" table:style-name="ce4">
            <text:p>4,23323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DeclClassMethod</text:p>
          </table:table-cell>
          <table:table-cell office:value-type="float" office:value="0.36981798122398241" table:style-name="ce4">
            <text:p>0,369817981</text:p>
          </table:table-cell>
          <table:table-cell office:value-type="float" office:value="6.4208300890047591E-3" table:style-name="ce4">
            <text:p>0,006420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StmtDecl</text:p>
          </table:table-cell>
          <table:table-cell office:value-type="float" office:value="0.69993504560763731" table:style-name="ce4">
            <text:p>0,699935046</text:p>
          </table:table-cell>
          <table:table-cell office:value-type="float" office:value="5.4678848249694917E-9" table:style-name="ce4">
            <text:p>5,46788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Line</text:p>
          </table:table-cell>
          <table:table-cell office:value-type="float" office:value="0.70372104613855235" table:style-name="ce4">
            <text:p>0,703721046</text:p>
          </table:table-cell>
          <table:table-cell office:value-type="float" office:value="4.1654248800293605E-9" table:style-name="ce4">
            <text:p>4,16542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LineCodeDecl</text:p>
          </table:table-cell>
          <table:table-cell office:value-type="float" office:value="0.75038297130611642" table:style-name="ce4">
            <text:p>0,750382971</text:p>
          </table:table-cell>
          <table:table-cell office:value-type="float" office:value="9.8850682382697443E-11" table:style-name="ce4">
            <text:p>9,88507E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m(NOL)</text:p>
          </table:table-cell>
          <table:table-cell office:value-type="float" office:value="0.67804611191014197" table:style-name="ce4">
            <text:p>0,678046112</text:p>
          </table:table-cell>
          <table:table-cell office:value-type="float" office:value="2.4369179884564245E-8" table:style-name="ce4">
            <text:p>2,43692E-0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m(NSM)</text:p>
          </table:table-cell>
          <table:table-cell office:value-type="float" office:value="0.23737906241210122" table:style-name="ce4">
            <text:p>0,237379062</text:p>
          </table:table-cell>
          <table:table-cell office:value-type="float" office:value="8.6989637773285153E-2" table:style-name="ce4">
            <text:p>0,0869896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Avg(HMd)</text:p>
          </table:table-cell>
          <table:table-cell office:value-type="float" office:value="8.1287593324858756E-2" table:style-name="ce4">
            <text:p>0,081287593</text:p>
          </table:table-cell>
          <table:table-cell office:value-type="float" office:value="0.56283864329032407" table:style-name="ce4">
            <text:p>0,5628386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DeclMethodPrivate</text:p>
          </table:table-cell>
          <table:table-cell office:value-type="float" office:value="7.2763462659186318E-2" table:style-name="ce4">
            <text:p>0,072763463</text:p>
          </table:table-cell>
          <table:table-cell office:value-type="float" office:value="0.60461053845784762" table:style-name="ce4">
            <text:p>0,6046105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DeclClassVariable</text:p>
          </table:table-cell>
          <table:table-cell office:value-type="float" office:value="0.46558945649431516" table:style-name="ce4">
            <text:p>0,465589456</text:p>
          </table:table-cell>
          <table:table-cell office:value-type="float" office:value="4.4289766146008401E-4" table:style-name="ce4">
            <text:p>0,0004428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m(NSF)</text:p>
          </table:table-cell>
          <table:table-cell office:value-type="float" office:value="0.46558945649431516" table:style-name="ce4">
            <text:p>0,465589456</text:p>
          </table:table-cell>
          <table:table-cell office:value-type="float" office:value="4.4289766146008401E-4" table:style-name="ce4">
            <text:p>0,0004428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DeclClass</text:p>
          </table:table-cell>
          <table:table-cell office:value-type="float" office:value="0.55721927460990484" table:style-name="ce4">
            <text:p>0,557219275</text:p>
          </table:table-cell>
          <table:table-cell office:value-type="float" office:value="1.4658186019487829E-5" table:style-name="ce4">
            <text:p>1,46582E-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m(NPM)</text:p>
          </table:table-cell>
          <table:table-cell office:value-type="float" office:value="0.72441801473352363" table:style-name="ce4">
            <text:p>0,724418015</text:p>
          </table:table-cell>
          <table:table-cell office:value-type="float" office:value="8.7032116238138345E-10" table:style-name="ce4">
            <text:p>8,70321E-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CountDeclMethodPublic</text:p>
          </table:table-cell>
          <table:table-cell office:value-type="float" office:value="0.71399096511428062" table:style-name="ce4">
            <text:p>0,713990965</text:p>
          </table:table-cell>
          <table:table-cell office:value-type="float" office:value="1.9483698040688939E-9" table:style-name="ce4">
            <text:p>1,94837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Sum(PMd)</text:p>
          </table:table-cell>
          <table:table-cell office:value-type="float" office:value="0.7122288869591531" table:style-name="ce4">
            <text:p>0,712228887</text:p>
          </table:table-cell>
          <table:table-cell office:value-type="float" office:value="2.2248453963127237E-9" table:style-name="ce4">
            <text:p>2,22485E-0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Avg(NSM)</text:p>
          </table:table-cell>
          <table:table-cell office:value-type="float" office:value="-0.5183383464098289" table:style-name="ce4">
            <text:p>-0,518338346</text:p>
          </table:table-cell>
          <table:table-cell office:value-type="float" office:value="7.0174481837362757E-5" table:style-name="ce4">
            <text:p>7,01745E-05</text:p>
          </table:table-cell>
          <table:table-cell table:number-columns-repeated="16380"/>
        </table:table-row>
        <table:table-row table:number-rows-repeated="10477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07</meta:generator>
    <dc:creator>Alexander Bakhtin</dc:creator>
    <meta:creation-date>2024-12-21T09:12:13Z</meta:creation-date>
    <dc:date>2024-12-21T09:12:13Z</dc:date>
  </office:meta>
</office:document-meta>
</file>